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8.296cm" style:rel-column-width="50353*"/>
    </style:style>
    <style:style style:name="Tabulka1.B" style:family="table-column">
      <style:table-column-properties style:column-width="2.501cm" style:rel-column-width="15182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17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7" style:family="paragraph" style:parent-style-name="Text_20_body">
      <style:text-properties fo:font-style="italic" officeooo:rsid="26da25e0" officeooo:paragraph-rsid="26e6e731" style:font-style-asian="italic" style:font-style-complex="italic"/>
    </style:style>
    <style:style style:name="P8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9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1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2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3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4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5" style:family="paragraph" style:parent-style-name="Text_20_body">
      <style:text-properties fo:font-style="italic" officeooo:rsid="29632ddb" officeooo:paragraph-rsid="29b72064" style:font-style-asian="italic" style:font-style-complex="italic"/>
    </style:style>
    <style:style style:name="P16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7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18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19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20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21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2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28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29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30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1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2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3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4" style:family="paragraph" style:parent-style-name="Text_20_body">
      <style:text-properties fo:font-style="italic" officeooo:rsid="2ae8459e" officeooo:paragraph-rsid="2ae8459e" style:font-style-asian="italic" style:font-style-complex="italic"/>
    </style:style>
    <style:style style:name="P35" style:family="paragraph" style:parent-style-name="Text_20_body">
      <style:text-properties fo:font-style="italic" officeooo:rsid="2af49e58" officeooo:paragraph-rsid="2af49e58" style:font-style-asian="italic" style:font-style-complex="italic"/>
    </style:style>
    <style:style style:name="P36" style:family="paragraph" style:parent-style-name="Text_20_body">
      <style:text-properties fo:font-style="italic" officeooo:rsid="275a5bf3" officeooo:paragraph-rsid="2b09973f" style:font-style-asian="italic" style:font-style-complex="italic"/>
    </style:style>
    <style:style style:name="P37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39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40" style:family="paragraph" style:parent-style-name="Text_20_body">
      <style:text-properties fo:font-style="normal" style:font-style-asian="normal" style:font-style-complex="normal"/>
    </style:style>
    <style:style style:name="P41" style:family="paragraph" style:parent-style-name="Text_20_body">
      <style:text-properties fo:font-style="normal" officeooo:rsid="27f0fe41" officeooo:paragraph-rsid="29645d30" style:font-style-asian="normal" style:font-style-complex="normal"/>
    </style:style>
    <style:style style:name="P42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3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4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5" style:family="paragraph" style:parent-style-name="Text_20_body">
      <style:text-properties fo:font-style="normal" officeooo:rsid="27f0fe41" officeooo:paragraph-rsid="2aedc0a1" style:font-style-asian="normal" style:font-style-complex="normal"/>
    </style:style>
    <style:style style:name="P46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47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48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49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50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51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2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3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4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55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56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57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58" style:family="paragraph" style:parent-style-name="Text_20_body">
      <style:text-properties fo:font-style="normal" officeooo:rsid="2983cd33" officeooo:paragraph-rsid="2a1a1aad" style:font-style-asian="normal" style:font-style-complex="normal"/>
    </style:style>
    <style:style style:name="P59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60" style:family="paragraph" style:parent-style-name="Text_20_body">
      <style:text-properties fo:font-style="normal" officeooo:paragraph-rsid="2a5b9c85" style:font-style-asian="normal" style:font-style-complex="normal"/>
    </style:style>
    <style:style style:name="P61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62" style:family="paragraph" style:parent-style-name="Text_20_body">
      <style:text-properties fo:font-style="normal" officeooo:rsid="2750f31d" officeooo:paragraph-rsid="2a1cfa81" style:font-style-asian="normal" style:font-style-complex="normal"/>
    </style:style>
    <style:style style:name="P63" style:family="paragraph" style:parent-style-name="Text_20_body">
      <style:text-properties fo:font-style="normal" officeooo:rsid="2750f31d" officeooo:paragraph-rsid="2ac614e1" style:font-style-asian="normal" style:font-style-complex="normal"/>
    </style:style>
    <style:style style:name="P64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5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6" style:family="paragraph" style:parent-style-name="Text_20_body">
      <style:text-properties fo:font-style="normal" officeooo:rsid="2750f31d" officeooo:paragraph-rsid="2ac44257" style:font-style-asian="normal" style:font-style-complex="normal"/>
    </style:style>
    <style:style style:name="P67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68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69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70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71" style:family="paragraph" style:parent-style-name="Text_20_body">
      <style:text-properties fo:font-style="normal" officeooo:paragraph-rsid="2a1cfa81" style:font-style-asian="normal" style:font-style-complex="normal"/>
    </style:style>
    <style:style style:name="P72" style:family="paragraph" style:parent-style-name="Text_20_body">
      <style:text-properties fo:font-style="normal" officeooo:paragraph-rsid="29e284b1" style:font-style-asian="normal" style:font-style-complex="normal"/>
    </style:style>
    <style:style style:name="P73" style:family="paragraph" style:parent-style-name="Text_20_body">
      <style:text-properties fo:font-style="normal" officeooo:paragraph-rsid="2af26975" style:font-style-asian="normal" style:font-style-complex="normal"/>
    </style:style>
    <style:style style:name="P74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2a560cd0" officeooo:paragraph-rsid="2aa569a6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78" style:family="paragraph" style:parent-style-name="Text_20_body">
      <style:text-properties style:font-name="Georgia3"/>
    </style:style>
    <style:style style:name="P79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0" style:family="paragraph" style:parent-style-name="Text_20_body">
      <style:text-properties officeooo:paragraph-rsid="0ce95318"/>
    </style:style>
    <style:style style:name="P81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82" style:family="paragraph" style:parent-style-name="Text_20_body">
      <style:text-properties officeooo:rsid="17e6c942" officeooo:paragraph-rsid="26d15f04"/>
    </style:style>
    <style:style style:name="P83" style:family="paragraph" style:parent-style-name="Text_20_body">
      <style:text-properties officeooo:rsid="17e6c942" officeooo:paragraph-rsid="27018d5e"/>
    </style:style>
    <style:style style:name="P84" style:family="paragraph" style:parent-style-name="Text_20_body">
      <style:text-properties officeooo:rsid="17e6c942" officeooo:paragraph-rsid="27c60ff3"/>
    </style:style>
    <style:style style:name="P85" style:family="paragraph" style:parent-style-name="Text_20_body">
      <style:text-properties officeooo:rsid="17e6c942" officeooo:paragraph-rsid="27f970dc"/>
    </style:style>
    <style:style style:name="P86" style:family="paragraph" style:parent-style-name="Text_20_body">
      <style:text-properties officeooo:rsid="17e6c942" officeooo:paragraph-rsid="28c32d75"/>
    </style:style>
    <style:style style:name="P87" style:family="paragraph" style:parent-style-name="Text_20_body">
      <style:text-properties officeooo:rsid="17e6c942" officeooo:paragraph-rsid="2a1a1aad"/>
    </style:style>
    <style:style style:name="P88" style:family="paragraph" style:parent-style-name="Text_20_body">
      <style:text-properties officeooo:rsid="17e6c942" officeooo:paragraph-rsid="2b12fe45"/>
    </style:style>
    <style:style style:name="P89" style:family="paragraph" style:parent-style-name="Text_20_body">
      <style:text-properties officeooo:rsid="26da25e0" officeooo:paragraph-rsid="26da25e0"/>
    </style:style>
    <style:style style:name="P90" style:family="paragraph" style:parent-style-name="Text_20_body">
      <style:text-properties officeooo:rsid="26da25e0" officeooo:paragraph-rsid="272bf80e"/>
    </style:style>
    <style:style style:name="P91" style:family="paragraph" style:parent-style-name="Text_20_body">
      <style:text-properties officeooo:rsid="26da25e0" officeooo:paragraph-rsid="2a91d861"/>
    </style:style>
    <style:style style:name="P92" style:family="paragraph" style:parent-style-name="Text_20_body">
      <style:text-properties officeooo:rsid="17d7660b" officeooo:paragraph-rsid="272cb78a"/>
    </style:style>
    <style:style style:name="P93" style:family="paragraph" style:parent-style-name="Text_20_body">
      <style:text-properties officeooo:rsid="1ff514e4" officeooo:paragraph-rsid="272cb78a"/>
    </style:style>
    <style:style style:name="P94" style:family="paragraph" style:parent-style-name="Text_20_body">
      <style:text-properties officeooo:rsid="27350553" officeooo:paragraph-rsid="2a1cfa81"/>
    </style:style>
    <style:style style:name="P95" style:family="paragraph" style:parent-style-name="Text_20_body">
      <style:text-properties officeooo:rsid="2829b265" officeooo:paragraph-rsid="2a1cfa81"/>
    </style:style>
    <style:style style:name="P96" style:family="paragraph" style:parent-style-name="Text_20_body">
      <style:text-properties officeooo:rsid="284ed08a" officeooo:paragraph-rsid="289c8c9e"/>
    </style:style>
    <style:style style:name="P97" style:family="paragraph" style:parent-style-name="Text_20_body">
      <style:text-properties officeooo:rsid="284ed08a" officeooo:paragraph-rsid="289e4813"/>
    </style:style>
    <style:style style:name="P98" style:family="paragraph" style:parent-style-name="Text_20_body">
      <style:text-properties officeooo:rsid="284ed08a" officeooo:paragraph-rsid="28b10dad"/>
    </style:style>
    <style:style style:name="P99" style:family="paragraph" style:parent-style-name="Text_20_body">
      <style:text-properties officeooo:rsid="2898e3a2" officeooo:paragraph-rsid="289c8c9e"/>
    </style:style>
    <style:style style:name="P100" style:family="paragraph" style:parent-style-name="Text_20_body">
      <style:text-properties officeooo:paragraph-rsid="289237d1"/>
    </style:style>
    <style:style style:name="P101" style:family="paragraph" style:parent-style-name="Text_20_body">
      <style:text-properties officeooo:paragraph-rsid="28cee6a8"/>
    </style:style>
    <style:style style:name="P102" style:family="paragraph" style:parent-style-name="Text_20_body">
      <style:text-properties officeooo:paragraph-rsid="290619f9"/>
    </style:style>
    <style:style style:name="P103" style:family="paragraph" style:parent-style-name="Text_20_body">
      <style:text-properties officeooo:rsid="296f80f8" officeooo:paragraph-rsid="2970d609"/>
    </style:style>
    <style:style style:name="P104" style:family="paragraph" style:parent-style-name="Text_20_body">
      <style:text-properties officeooo:rsid="29722be7" officeooo:paragraph-rsid="29722be7"/>
    </style:style>
    <style:style style:name="P105" style:family="paragraph" style:parent-style-name="Text_20_body">
      <style:text-properties officeooo:rsid="2975d89f" officeooo:paragraph-rsid="2981f907"/>
    </style:style>
    <style:style style:name="P106" style:family="paragraph" style:parent-style-name="Text_20_body">
      <style:text-properties officeooo:rsid="2853910b" officeooo:paragraph-rsid="2a1a1aad"/>
    </style:style>
    <style:style style:name="P107" style:family="paragraph" style:parent-style-name="Text_20_body">
      <style:text-properties officeooo:paragraph-rsid="2a1cfa81"/>
    </style:style>
    <style:style style:name="P108" style:family="paragraph" style:parent-style-name="Text_20_body">
      <style:text-properties officeooo:rsid="269c1a18" officeooo:paragraph-rsid="2a43267f"/>
    </style:style>
    <style:style style:name="P109" style:family="paragraph" style:parent-style-name="Text_20_body">
      <style:text-properties officeooo:rsid="2a489033" officeooo:paragraph-rsid="2a51747c"/>
    </style:style>
    <style:style style:name="P110" style:family="paragraph" style:parent-style-name="Text_20_body">
      <style:text-properties officeooo:rsid="2a4c87a3" officeooo:paragraph-rsid="2a4d8505"/>
    </style:style>
    <style:style style:name="P111" style:family="paragraph" style:parent-style-name="Text_20_body">
      <style:text-properties officeooo:rsid="2a4c87a3" officeooo:paragraph-rsid="2a5b9c85"/>
    </style:style>
    <style:style style:name="P112" style:family="paragraph" style:parent-style-name="Text_20_body">
      <style:text-properties officeooo:rsid="2a4c87a3" officeooo:paragraph-rsid="2a5da05a"/>
    </style:style>
    <style:style style:name="P113" style:family="paragraph" style:parent-style-name="Text_20_body">
      <style:text-properties officeooo:rsid="2707d48d" officeooo:paragraph-rsid="2a91d861"/>
    </style:style>
    <style:style style:name="P114" style:family="paragraph" style:parent-style-name="Text_20_body">
      <style:text-properties officeooo:rsid="2707d48d" officeooo:paragraph-rsid="272c2712"/>
    </style:style>
    <style:style style:name="P115" style:family="paragraph" style:parent-style-name="Text_20_body">
      <style:text-properties officeooo:rsid="2a91d861" officeooo:paragraph-rsid="2a91d861" fo:background-color="#b2b2b2"/>
    </style:style>
    <style:style style:name="P116" style:family="paragraph" style:parent-style-name="Text_20_body">
      <style:text-properties officeooo:rsid="2a32041e" officeooo:paragraph-rsid="2a32041e" fo:background-color="#b2b2b2"/>
    </style:style>
    <style:style style:name="P117" style:family="paragraph" style:parent-style-name="Text_20_body">
      <style:text-properties officeooo:rsid="2920789a" officeooo:paragraph-rsid="2a32041e" fo:background-color="#b2b2b2"/>
    </style:style>
    <style:style style:name="P118" style:family="paragraph" style:parent-style-name="Text_20_body">
      <style:text-properties officeooo:rsid="2a2609c4" officeooo:paragraph-rsid="2a2609c4" fo:background-color="#b2b2b2"/>
    </style:style>
    <style:style style:name="P119" style:family="paragraph" style:parent-style-name="Text_20_body">
      <style:text-properties officeooo:paragraph-rsid="2a92dbbb"/>
    </style:style>
    <style:style style:name="P120" style:family="paragraph" style:parent-style-name="Text_20_body">
      <style:text-properties officeooo:paragraph-rsid="28200880"/>
    </style:style>
    <style:style style:name="P121" style:family="paragraph" style:parent-style-name="Text_20_body">
      <style:text-properties officeooo:rsid="27c60ff3" officeooo:paragraph-rsid="27c60ff3"/>
    </style:style>
    <style:style style:name="P122" style:family="paragraph" style:parent-style-name="Text_20_body">
      <style:text-properties officeooo:paragraph-rsid="2ac44257"/>
    </style:style>
    <style:style style:name="P123" style:family="paragraph" style:parent-style-name="Text_20_body">
      <style:text-properties officeooo:paragraph-rsid="2ace9c05"/>
    </style:style>
    <style:style style:name="P124" style:family="paragraph" style:parent-style-name="Text_20_body">
      <style:text-properties officeooo:paragraph-rsid="26a9ee82"/>
    </style:style>
    <style:style style:name="P125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127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128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129" style:family="paragraph" style:parent-style-name="Text_20_body">
      <style:text-properties officeooo:paragraph-rsid="2ad12761"/>
    </style:style>
    <style:style style:name="P130" style:family="paragraph" style:parent-style-name="Text_20_body">
      <style:text-properties officeooo:paragraph-rsid="2b0c4069"/>
    </style:style>
    <style:style style:name="P131" style:family="paragraph" style:parent-style-name="Example_20_Header">
      <style:text-properties officeooo:paragraph-rsid="0ce95318"/>
    </style:style>
    <style:style style:name="P132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3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34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35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36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137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38" style:family="paragraph" style:parent-style-name="Table_20_Contents">
      <style:text-properties fo:font-style="normal" officeooo:rsid="254595b0" officeooo:paragraph-rsid="272cb78a" style:font-style-asian="normal" style:font-style-complex="normal"/>
    </style:style>
    <style:style style:name="P139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40" style:family="paragraph" style:parent-style-name="Table_20_Contents">
      <style:paragraph-properties fo:text-align="center" style:justify-single-word="false"/>
      <style:text-properties fo:font-style="normal" officeooo:rsid="254755a5" officeooo:paragraph-rsid="272cb78a" style:font-style-asian="normal" style:font-style-complex="normal"/>
    </style:style>
    <style:style style:name="P141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42" style:family="paragraph" style:parent-style-name="Table_20_Contents">
      <style:text-properties fo:font-weight="normal" officeooo:rsid="254755a5" officeooo:paragraph-rsid="272cb78a" style:font-weight-asian="normal" style:font-weight-complex="normal"/>
    </style:style>
    <style:style style:name="P143" style:family="paragraph" style:parent-style-name="Table_20_Contents">
      <style:text-properties fo:font-weight="normal" officeooo:paragraph-rsid="272cb78a" style:font-weight-asian="normal" style:font-weight-complex="normal"/>
    </style:style>
    <style:style style:name="P144" style:family="paragraph" style:parent-style-name="Table_20_Contents">
      <style:text-properties fo:font-weight="normal" officeooo:rsid="272cb78a" officeooo:paragraph-rsid="272cb78a" style:font-weight-asian="normal" style:font-weight-complex="normal"/>
    </style:style>
    <style:style style:name="P145" style:family="paragraph" style:parent-style-name="Table_20_Contents">
      <style:text-properties fo:font-weight="normal" officeooo:rsid="2a9bad51" officeooo:paragraph-rsid="2a9bad51" style:font-weight-asian="normal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72cb78a"/>
    </style:style>
    <style:style style:name="P147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72cb78a"/>
    </style:style>
    <style:style style:name="P148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72cb78a"/>
    </style:style>
    <style:style style:name="P149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72cb78a"/>
    </style:style>
    <style:style style:name="P150" style:family="paragraph" style:parent-style-name="Table_20_Contents">
      <style:text-properties fo:language="cs" fo:country="CZ" fo:font-style="normal" officeooo:rsid="24596855" officeooo:paragraph-rsid="272cb78a" style:font-style-asian="normal" style:font-style-complex="normal"/>
    </style:style>
    <style:style style:name="P151" style:family="paragraph" style:parent-style-name="Table_20_Contents">
      <style:paragraph-properties fo:text-align="center" style:justify-single-word="false"/>
      <style:text-properties fo:language="cs" fo:country="CZ" officeooo:rsid="2a9bad51" officeooo:paragraph-rsid="2a9bad51"/>
    </style:style>
    <style:style style:name="P152" style:family="paragraph" style:parent-style-name="Table_20_Contents">
      <style:paragraph-properties fo:text-align="center" style:justify-single-word="false"/>
      <style:text-properties officeooo:rsid="25363e2d" officeooo:paragraph-rsid="272cb78a"/>
    </style:style>
    <style:style style:name="P153" style:family="paragraph" style:parent-style-name="Table_20_Contents">
      <style:paragraph-properties fo:text-align="center" style:justify-single-word="false"/>
      <style:text-properties officeooo:rsid="2538f9a2" officeooo:paragraph-rsid="272cb78a"/>
    </style:style>
    <style:style style:name="P154" style:family="paragraph" style:parent-style-name="Table_20_Contents">
      <style:paragraph-properties fo:text-align="center" style:justify-single-word="false"/>
      <style:text-properties officeooo:rsid="200644d6" officeooo:paragraph-rsid="272cb78a"/>
    </style:style>
    <style:style style:name="P155" style:family="paragraph" style:parent-style-name="Table_20_Contents">
      <style:text-properties officeooo:paragraph-rsid="272cb78a"/>
    </style:style>
    <style:style style:name="P156" style:family="paragraph" style:parent-style-name="Table_20_Contents">
      <style:paragraph-properties fo:text-align="center" style:justify-single-word="false"/>
      <style:text-properties officeooo:rsid="272cb78a" officeooo:paragraph-rsid="272cb78a"/>
    </style:style>
    <style:style style:name="P157" style:family="paragraph" style:parent-style-name="Table_20_Contents">
      <style:text-properties officeooo:rsid="272cb78a" officeooo:paragraph-rsid="2859e9b8"/>
    </style:style>
    <style:style style:name="P158" style:family="paragraph" style:parent-style-name="Table_20_Contents">
      <style:text-properties officeooo:rsid="2859e9b8" officeooo:paragraph-rsid="2859e9b8"/>
    </style:style>
    <style:style style:name="P159" style:family="paragraph" style:parent-style-name="Table_20_Contents">
      <style:paragraph-properties fo:text-align="center" style:justify-single-word="false"/>
      <style:text-properties officeooo:rsid="2859e9b8" officeooo:paragraph-rsid="2859e9b8"/>
    </style:style>
    <style:style style:name="P160" style:family="paragraph" style:parent-style-name="Table_20_Contents">
      <style:text-properties officeooo:rsid="295b4878" officeooo:paragraph-rsid="295b4878"/>
    </style:style>
    <style:style style:name="P161" style:family="paragraph" style:parent-style-name="Table_20_Contents">
      <style:paragraph-properties fo:text-align="center" style:justify-single-word="false"/>
      <style:text-properties officeooo:rsid="295b4878" officeooo:paragraph-rsid="295b4878"/>
    </style:style>
    <style:style style:name="P162" style:family="paragraph" style:parent-style-name="Table_20_Contents">
      <style:text-properties officeooo:rsid="2a9bad51" officeooo:paragraph-rsid="2a9bad51"/>
    </style:style>
    <style:style style:name="P163" style:family="paragraph" style:parent-style-name="Table_20_Contents">
      <style:paragraph-properties fo:text-align="center" style:justify-single-word="false"/>
      <style:text-properties officeooo:rsid="2a9bad51" officeooo:paragraph-rsid="2a9bad51"/>
    </style:style>
    <style:style style:name="P16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6" style:family="paragraph" style:parent-style-name="Heading_20_3">
      <style:text-properties officeooo:rsid="280dabbd" officeooo:paragraph-rsid="27c4a71b"/>
    </style:style>
    <style:style style:name="P167" style:family="paragraph" style:parent-style-name="Heading_20_3">
      <style:text-properties officeooo:rsid="280323f7" officeooo:paragraph-rsid="27d8324c"/>
    </style:style>
    <style:style style:name="P168" style:family="paragraph" style:parent-style-name="Heading_20_3">
      <style:text-properties officeooo:paragraph-rsid="2a18df2b"/>
    </style:style>
    <style:style style:name="P169" style:family="paragraph" style:parent-style-name="Heading_20_3">
      <style:text-properties officeooo:rsid="283820ca" officeooo:paragraph-rsid="2a18df2b"/>
    </style:style>
    <style:style style:name="P170" style:family="paragraph" style:parent-style-name="Heading_20_3">
      <style:text-properties officeooo:paragraph-rsid="2a1cfa81"/>
    </style:style>
    <style:style style:name="P171" style:family="paragraph" style:parent-style-name="Heading_20_3">
      <style:text-properties officeooo:rsid="281ee320" officeooo:paragraph-rsid="281ee320"/>
    </style:style>
    <style:style style:name="P172" style:family="paragraph" style:parent-style-name="Heading_20_3">
      <style:text-properties officeooo:rsid="2a1a1aad" officeooo:paragraph-rsid="2a18df2b"/>
    </style:style>
    <style:style style:name="P173" style:family="paragraph" style:parent-style-name="Heading_20_3">
      <style:text-properties officeooo:rsid="2a1a1aad" officeooo:paragraph-rsid="2a1a1aad"/>
    </style:style>
    <style:style style:name="P174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175" style:family="paragraph" style:parent-style-name="Heading_20_3">
      <style:text-properties officeooo:rsid="2a1a1aad" officeooo:paragraph-rsid="2a1ba76b"/>
    </style:style>
    <style:style style:name="P176" style:family="paragraph" style:parent-style-name="Heading_20_3">
      <style:text-properties officeooo:rsid="29ea32cc" officeooo:paragraph-rsid="2a1a1aad"/>
    </style:style>
    <style:style style:name="P177" style:family="paragraph" style:parent-style-name="Heading_20_3">
      <style:text-properties officeooo:paragraph-rsid="2a1a1aad"/>
    </style:style>
    <style:style style:name="P178" style:family="paragraph" style:parent-style-name="Heading_20_3">
      <style:text-properties officeooo:rsid="2758e530" officeooo:paragraph-rsid="2a1a1aad"/>
    </style:style>
    <style:style style:name="P179" style:family="paragraph" style:parent-style-name="Heading_20_3">
      <style:text-properties officeooo:rsid="2a15c51f" officeooo:paragraph-rsid="2a9fdee7"/>
    </style:style>
    <style:style style:name="P180" style:family="paragraph" style:parent-style-name="Heading_20_3">
      <style:text-properties officeooo:rsid="283e3eea" officeooo:paragraph-rsid="27d3a2a0"/>
    </style:style>
    <style:style style:name="P181" style:family="paragraph" style:parent-style-name="Heading_20_3">
      <style:text-properties officeooo:rsid="29ed4c29" officeooo:paragraph-rsid="27b89adf"/>
    </style:style>
    <style:style style:name="P182" style:family="paragraph" style:parent-style-name="Heading_20_3">
      <style:text-properties officeooo:rsid="29fcf315" officeooo:paragraph-rsid="2793e769"/>
    </style:style>
    <style:style style:name="P183" style:family="paragraph" style:parent-style-name="Heading_20_3">
      <style:text-properties officeooo:rsid="2a18df2b" officeooo:paragraph-rsid="2a20905e"/>
    </style:style>
    <style:style style:name="P184" style:family="paragraph" style:parent-style-name="Heading_20_3">
      <style:text-properties officeooo:paragraph-rsid="2ac44257"/>
    </style:style>
    <style:style style:name="P185" style:family="paragraph" style:parent-style-name="Heading_20_3">
      <style:text-properties officeooo:paragraph-rsid="2a91d861"/>
    </style:style>
    <style:style style:name="P186" style:family="paragraph" style:parent-style-name="Heading_20_2">
      <style:text-properties officeooo:rsid="297935e3" officeooo:paragraph-rsid="297935e3"/>
    </style:style>
    <style:style style:name="P187" style:family="paragraph" style:parent-style-name="Heading_20_2">
      <style:text-properties officeooo:rsid="297935e3" officeooo:paragraph-rsid="2b321316"/>
    </style:style>
    <style:style style:name="P188" style:family="paragraph" style:parent-style-name="Heading_20_2">
      <style:text-properties officeooo:rsid="1e738991" officeooo:paragraph-rsid="272cb78a"/>
    </style:style>
    <style:style style:name="P189" style:family="paragraph" style:parent-style-name="Heading_20_1">
      <style:text-properties officeooo:rsid="26716ded" officeooo:paragraph-rsid="26716ded"/>
    </style:style>
    <style:style style:name="P190" style:family="paragraph" style:parent-style-name="Heading_20_1">
      <style:text-properties officeooo:rsid="266e12c9" officeooo:paragraph-rsid="266e12c9"/>
    </style:style>
    <style:style style:name="P191" style:family="paragraph" style:parent-style-name="Heading_20_1">
      <style:text-properties officeooo:rsid="25e60bac" officeooo:paragraph-rsid="25e60bac"/>
    </style:style>
    <style:style style:name="P192" style:family="paragraph" style:parent-style-name="Heading_20_1">
      <style:text-properties officeooo:rsid="268cf146" officeooo:paragraph-rsid="268cf146"/>
    </style:style>
    <style:style style:name="P193" style:family="paragraph" style:parent-style-name="Heading_20_1">
      <style:text-properties officeooo:paragraph-rsid="272cb78a"/>
    </style:style>
    <style:style style:name="P194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5dea51b" officeooo:paragraph-rsid="25dea51b" style:font-size-asian="60pt" style:font-weight-asian="bold" style:font-size-complex="60pt" style:font-weight-complex="bold"/>
    </style:style>
    <style:style style:name="P195" style:family="paragraph" style:parent-style-name="Text_20_body" style:list-style-name="L2">
      <style:text-properties officeooo:rsid="2970d609" officeooo:paragraph-rsid="2970d609"/>
    </style:style>
    <style:style style:name="P196" style:family="paragraph" style:parent-style-name="Text_20_body" style:list-style-name="L3">
      <style:text-properties officeooo:rsid="297a4db5" officeooo:paragraph-rsid="297a4db5"/>
    </style:style>
    <style:style style:name="P197" style:family="paragraph" style:parent-style-name="Text_20_body" style:list-style-name="L3">
      <style:text-properties officeooo:rsid="29722be7" officeooo:paragraph-rsid="29722be7"/>
    </style:style>
    <style:style style:name="P198" style:family="paragraph" style:parent-style-name="Text_20_body" style:list-style-name="L3">
      <style:text-properties officeooo:rsid="2973e04b" officeooo:paragraph-rsid="2973e04b"/>
    </style:style>
    <style:style style:name="P199" style:family="paragraph" style:parent-style-name="Text_20_body" style:list-style-name="L4">
      <style:text-properties officeooo:rsid="2981f907" officeooo:paragraph-rsid="2981f907"/>
    </style:style>
    <style:style style:name="P200" style:family="paragraph" style:parent-style-name="Text_20_body" style:list-style-name="L5">
      <style:text-properties officeooo:paragraph-rsid="2981f907"/>
    </style:style>
    <style:style style:name="P201" style:family="paragraph" style:parent-style-name="Text_20_body" style:list-style-name="L6">
      <style:text-properties officeooo:paragraph-rsid="290619f9"/>
    </style:style>
    <style:style style:name="P202" style:family="paragraph" style:parent-style-name="Text_20_body" style:list-style-name="L7">
      <style:text-properties officeooo:paragraph-rsid="28ff8a0c"/>
    </style:style>
    <style:style style:name="P203" style:family="paragraph" style:parent-style-name="Text_20_body" style:list-style-name="L7">
      <style:text-properties fo:font-style="normal" officeooo:rsid="17e6c942" officeooo:paragraph-rsid="2903ed8a" style:font-style-asian="normal" style:font-style-complex="normal"/>
    </style:style>
    <style:style style:name="P204" style:family="paragraph" style:parent-style-name="Text_20_body" style:list-style-name="L7">
      <style:text-properties fo:font-style="normal" officeooo:rsid="17e6c942" officeooo:paragraph-rsid="292f3adc" style:font-style-asian="normal" style:font-style-complex="normal"/>
    </style:style>
    <style:style style:name="P205" style:family="paragraph" style:parent-style-name="Text_20_body" style:list-style-name="L7">
      <style:text-properties fo:font-style="normal" officeooo:rsid="17e6c942" officeooo:paragraph-rsid="29090231" style:font-style-asian="normal" style:font-style-complex="normal"/>
    </style:style>
    <style:style style:name="P206" style:family="paragraph" style:parent-style-name="Text_20_body" style:list-style-name="L7">
      <style:text-properties fo:font-style="normal" officeooo:rsid="17e6c942" officeooo:paragraph-rsid="2b3f0753" style:font-style-asian="normal" style:font-style-complex="normal"/>
    </style:style>
    <style:style style:name="P207" style:family="paragraph" style:parent-style-name="Text_20_body" style:list-style-name="L8">
      <style:text-properties fo:font-style="normal" officeooo:rsid="28c54d8e" officeooo:paragraph-rsid="28c54d8e" style:font-style-asian="normal" style:font-style-complex="normal"/>
    </style:style>
    <style:style style:name="P208" style:family="paragraph" style:parent-style-name="Text_20_body" style:list-style-name="L8">
      <style:text-properties fo:font-style="normal" officeooo:rsid="28fa9cc2" officeooo:paragraph-rsid="292164fb" style:font-style-asian="normal" style:font-style-complex="normal"/>
    </style:style>
    <style:style style:name="P209" style:family="paragraph" style:parent-style-name="Text_20_body" style:list-style-name="L8">
      <style:text-properties fo:font-style="normal" officeooo:rsid="28fa9cc2" officeooo:paragraph-rsid="29201ac6" style:font-style-asian="normal" style:font-style-complex="normal"/>
    </style:style>
    <style:style style:name="P210" style:family="paragraph" style:parent-style-name="Text_20_body" style:list-style-name="L10">
      <style:text-properties fo:font-style="normal" officeooo:rsid="28fa9cc2" officeooo:paragraph-rsid="2935dcfb" style:font-style-asian="normal" style:font-style-complex="normal"/>
    </style:style>
    <style:style style:name="P211" style:family="paragraph" style:parent-style-name="Text_20_body" style:list-style-name="L10">
      <style:text-properties fo:font-style="normal" officeooo:rsid="28fa9cc2" officeooo:paragraph-rsid="2b438613" style:font-style-asian="normal" style:font-style-complex="normal"/>
    </style:style>
    <style:style style:name="P212" style:family="paragraph" style:parent-style-name="Text_20_body" style:list-style-name="L17">
      <style:text-properties fo:font-style="normal" officeooo:rsid="2a4d8505" officeooo:paragraph-rsid="2a592604" style:font-style-asian="normal" style:font-style-complex="normal"/>
    </style:style>
    <style:style style:name="P213" style:family="paragraph" style:parent-style-name="Text_20_body" style:list-style-name="L17">
      <style:text-properties fo:font-style="normal" officeooo:rsid="2a4d8505" officeooo:paragraph-rsid="2a5b9c85" style:font-style-asian="normal" style:font-style-complex="normal"/>
    </style:style>
    <style:style style:name="P214" style:family="paragraph" style:parent-style-name="Text_20_body" style:list-style-name="L17">
      <style:text-properties fo:font-style="normal" officeooo:rsid="2a4d8505" officeooo:paragraph-rsid="2a5da05a" style:font-style-asian="normal" style:font-style-complex="normal"/>
    </style:style>
    <style:style style:name="P215" style:family="paragraph" style:parent-style-name="Text_20_body" style:list-style-name="L21">
      <style:text-properties fo:font-style="normal" officeooo:rsid="2a39070f" officeooo:paragraph-rsid="2a39e571" style:font-style-asian="normal" style:font-style-complex="normal"/>
    </style:style>
    <style:style style:name="P216" style:family="paragraph" style:parent-style-name="Text_20_body" style:list-style-name="L35">
      <style:text-properties fo:font-style="normal" officeooo:rsid="2a39070f" officeooo:paragraph-rsid="2a3c99dd" style:font-style-asian="normal" style:font-style-complex="normal"/>
    </style:style>
    <style:style style:name="P217" style:family="paragraph" style:parent-style-name="Text_20_body" style:list-style-name="L26">
      <style:text-properties fo:font-style="normal" officeooo:rsid="2738801d" officeooo:paragraph-rsid="2a1cfa81" style:font-style-asian="normal" style:font-style-complex="normal"/>
    </style:style>
    <style:style style:name="P218" style:family="paragraph" style:parent-style-name="Text_20_body" style:list-style-name="L26">
      <style:text-properties fo:font-style="normal" officeooo:rsid="2a9c535b" officeooo:paragraph-rsid="2a9c535b" style:font-style-asian="normal" style:font-style-complex="normal"/>
    </style:style>
    <style:style style:name="P219" style:family="paragraph" style:parent-style-name="Text_20_body" style:list-style-name="L40">
      <style:text-properties fo:font-style="normal" officeooo:rsid="2a9c535b" officeooo:paragraph-rsid="2b278a1a" style:font-style-asian="normal" style:font-style-complex="normal"/>
    </style:style>
    <style:style style:name="P220" style:family="paragraph" style:parent-style-name="Text_20_body" style:list-style-name="L26">
      <style:text-properties fo:font-style="normal" officeooo:rsid="2b22444d" officeooo:paragraph-rsid="2b22444d" style:font-style-asian="normal" style:font-style-complex="normal"/>
    </style:style>
    <style:style style:name="P221" style:family="paragraph" style:parent-style-name="Text_20_body" style:list-style-name="L40">
      <style:text-properties fo:font-style="normal" officeooo:rsid="2b22444d" officeooo:paragraph-rsid="2b278a1a" style:font-style-asian="normal" style:font-style-complex="normal"/>
    </style:style>
    <style:style style:name="P222" style:family="paragraph" style:parent-style-name="Text_20_body">
      <style:text-properties fo:font-style="normal" officeooo:paragraph-rsid="2a1a1aad" style:font-style-asian="normal" style:font-style-complex="normal"/>
    </style:style>
    <style:style style:name="P223" style:family="paragraph" style:parent-style-name="Text_20_body" style:list-style-name="L12">
      <style:text-properties fo:font-style="normal" officeooo:rsid="2a4e672f" officeooo:paragraph-rsid="2a4e672f" style:font-style-asian="normal" style:font-style-complex="normal"/>
    </style:style>
    <style:style style:name="P224" style:family="paragraph" style:parent-style-name="Text_20_body" style:list-style-name="L19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225" style:family="paragraph" style:parent-style-name="Text_20_body" style:list-style-name="L27">
      <style:text-properties fo:font-style="normal" style:text-underline-style="none" officeooo:rsid="29aaf50b" officeooo:paragraph-rsid="2a1cfa81" style:font-style-asian="normal" style:font-style-complex="normal"/>
    </style:style>
    <style:style style:name="P226" style:family="paragraph" style:parent-style-name="Text_20_body" style:list-style-name="L32">
      <style:text-properties fo:font-style="normal" style:text-underline-style="none" officeooo:rsid="29e284b1" officeooo:paragraph-rsid="29e284b1" style:font-style-asian="normal" style:font-style-complex="normal"/>
    </style:style>
    <style:style style:name="P227" style:family="paragraph" style:parent-style-name="Text_20_body" style:list-style-name="L10">
      <style:text-properties officeooo:paragraph-rsid="290d3fbb"/>
    </style:style>
    <style:style style:name="P228" style:family="paragraph" style:parent-style-name="Text_20_body" style:list-style-name="L10">
      <style:text-properties officeooo:paragraph-rsid="2aa24bac"/>
    </style:style>
    <style:style style:name="P229" style:family="paragraph" style:parent-style-name="Text_20_body" style:list-style-name="L11">
      <style:text-properties officeooo:rsid="284ed08a" officeooo:paragraph-rsid="28a0da05"/>
    </style:style>
    <style:style style:name="P230" style:family="paragraph" style:parent-style-name="Text_20_body" style:list-style-name="L12">
      <style:text-properties officeooo:paragraph-rsid="2a4e672f"/>
    </style:style>
    <style:style style:name="P231" style:family="paragraph" style:parent-style-name="Text_20_body" style:list-style-name="L12">
      <style:text-properties fo:language="cs" fo:country="CZ" fo:font-style="normal" officeooo:rsid="2a4e672f" officeooo:paragraph-rsid="2a4e672f" style:font-style-asian="normal" style:font-style-complex="normal"/>
    </style:style>
    <style:style style:name="P232" style:family="paragraph" style:parent-style-name="Text_20_body" style:list-style-name="L12">
      <style:text-properties fo:language="cs" fo:country="CZ" fo:font-style="normal" officeooo:rsid="2a4e672f" officeooo:paragraph-rsid="2b4d92c9" style:font-style-asian="normal" style:font-style-complex="normal"/>
    </style:style>
    <style:style style:name="P233" style:family="paragraph" style:parent-style-name="Text_20_body" style:list-style-name="L13">
      <style:text-properties fo:language="cs" fo:country="CZ" fo:font-style="normal" officeooo:rsid="2a2ecec8" officeooo:paragraph-rsid="2a2ecec8" style:font-style-asian="normal" style:font-style-complex="normal"/>
    </style:style>
    <style:style style:name="P234" style:family="paragraph" style:parent-style-name="Text_20_body" style:list-style-name="L12">
      <style:text-properties fo:language="cs" fo:country="CZ" fo:font-style="normal" officeooo:rsid="2aa569a6" officeooo:paragraph-rsid="2b4d92c9" style:font-style-asian="normal" style:font-style-complex="normal"/>
    </style:style>
    <style:style style:name="P235" style:family="paragraph" style:parent-style-name="Text_20_body" style:list-style-name="L19">
      <style:text-properties fo:language="cs" fo:country="CZ" fo:font-style="normal" fo:font-weight="normal" officeooo:rsid="2b072b04" officeooo:paragraph-rsid="2b072b04" style:font-style-asian="normal" style:font-weight-asian="normal" style:font-style-complex="normal" style:font-weight-complex="normal"/>
    </style:style>
    <style:style style:name="P236" style:family="paragraph" style:parent-style-name="Text_20_body" style:list-style-name="L19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237" style:family="paragraph" style:parent-style-name="Text_20_body" style:list-style-name="L13">
      <style:text-properties officeooo:paragraph-rsid="2a2ecec8"/>
    </style:style>
    <style:style style:name="P238" style:family="paragraph" style:parent-style-name="Text_20_body" style:list-style-name="L14">
      <style:text-properties officeooo:rsid="27958f96" officeooo:paragraph-rsid="2a1cfa81"/>
    </style:style>
    <style:style style:name="P239" style:family="paragraph" style:parent-style-name="Text_20_body" style:list-style-name="L14">
      <style:text-properties officeooo:rsid="2796d2f6" officeooo:paragraph-rsid="2a1cfa81"/>
    </style:style>
    <style:style style:name="P240" style:family="paragraph" style:parent-style-name="Text_20_body" style:list-style-name="L15">
      <style:text-properties officeooo:rsid="2829b265" officeooo:paragraph-rsid="2a1cfa81"/>
    </style:style>
    <style:style style:name="P241" style:family="paragraph" style:parent-style-name="Text_20_body" style:list-style-name="L16">
      <style:text-properties officeooo:rsid="27f392a0" officeooo:paragraph-rsid="2a18df2b"/>
    </style:style>
    <style:style style:name="P242" style:family="paragraph" style:parent-style-name="Text_20_body" style:list-style-name="L17">
      <style:text-properties officeooo:paragraph-rsid="2aa569a6"/>
    </style:style>
    <style:style style:name="P243" style:family="paragraph" style:parent-style-name="Text_20_body" style:list-style-name="L20">
      <style:text-properties officeooo:rsid="28590130" officeooo:paragraph-rsid="2a1a1aad"/>
    </style:style>
    <style:style style:name="P244" style:family="paragraph" style:parent-style-name="Text_20_body" style:list-style-name="L21">
      <style:text-properties officeooo:paragraph-rsid="2a1a1aad"/>
    </style:style>
    <style:style style:name="P245" style:family="paragraph" style:parent-style-name="Text_20_body" style:list-style-name="L21">
      <style:text-properties fo:font-style="italic" officeooo:rsid="2981f907" officeooo:paragraph-rsid="2a1a1aad" style:font-style-asian="italic" style:font-style-complex="italic"/>
    </style:style>
    <style:style style:name="P246" style:family="paragraph" style:parent-style-name="Text_20_body" style:list-style-name="L37">
      <style:text-properties fo:font-style="italic" officeooo:rsid="26da25e0" officeooo:paragraph-rsid="26e6e731" style:font-style-asian="italic" style:font-style-complex="italic"/>
    </style:style>
    <style:style style:name="P247" style:family="paragraph" style:parent-style-name="Text_20_body">
      <style:text-properties fo:font-style="italic" officeooo:rsid="283820ca" officeooo:paragraph-rsid="2b4d92c9" style:font-style-asian="italic" style:font-style-complex="italic"/>
    </style:style>
    <style:style style:name="P248" style:family="paragraph" style:parent-style-name="Text_20_body" style:list-style-name="L22">
      <style:text-properties officeooo:paragraph-rsid="2a1a1aad"/>
    </style:style>
    <style:style style:name="P249" style:family="paragraph" style:parent-style-name="Text_20_body" style:list-style-name="L22">
      <style:text-properties officeooo:paragraph-rsid="2a4792d8"/>
    </style:style>
    <style:style style:name="P250" style:family="paragraph" style:parent-style-name="Text_20_body" style:list-style-name="L22">
      <style:text-properties officeooo:rsid="17e6c942" officeooo:paragraph-rsid="2b0b51e1"/>
    </style:style>
    <style:style style:name="P251" style:family="paragraph" style:parent-style-name="Text_20_body" style:list-style-name="L22">
      <style:text-properties officeooo:rsid="17e6c942" officeooo:paragraph-rsid="2a1a1aad"/>
    </style:style>
    <style:style style:name="P252" style:family="paragraph" style:parent-style-name="Text_20_body" style:list-style-name="L34">
      <style:text-properties officeooo:rsid="17e6c942" officeooo:paragraph-rsid="26ec1902"/>
    </style:style>
    <style:style style:name="P253" style:family="paragraph" style:parent-style-name="Text_20_body" style:list-style-name="L34">
      <style:text-properties officeooo:rsid="17e6c942" officeooo:paragraph-rsid="26ee21f9"/>
    </style:style>
    <style:style style:name="P254" style:family="paragraph" style:parent-style-name="Text_20_body" style:list-style-name="L34">
      <style:text-properties officeooo:rsid="17e6c942" officeooo:paragraph-rsid="26ecb252"/>
    </style:style>
    <style:style style:name="P255" style:family="paragraph" style:parent-style-name="Text_20_body" style:list-style-name="L35">
      <style:text-properties officeooo:rsid="17e6c942" officeooo:paragraph-rsid="26d15f04"/>
    </style:style>
    <style:style style:name="P256" style:family="paragraph" style:parent-style-name="Text_20_body" style:list-style-name="L35">
      <style:text-properties officeooo:rsid="17e6c942" officeooo:paragraph-rsid="2a44f337"/>
    </style:style>
    <style:style style:name="P257" style:family="paragraph" style:parent-style-name="Text_20_body" style:list-style-name="L35">
      <style:text-properties officeooo:rsid="17e6c942" officeooo:paragraph-rsid="26d36516"/>
    </style:style>
    <style:style style:name="P258" style:family="paragraph" style:parent-style-name="Text_20_body">
      <style:text-properties officeooo:rsid="17e6c942" officeooo:paragraph-rsid="2b4752fc"/>
    </style:style>
    <style:style style:name="P259" style:family="paragraph" style:parent-style-name="Text_20_body" style:list-style-name="L23">
      <style:text-properties officeooo:paragraph-rsid="29995283"/>
    </style:style>
    <style:style style:name="P260" style:family="paragraph" style:parent-style-name="Text_20_body" style:list-style-name="L24">
      <style:text-properties officeooo:paragraph-rsid="29995283"/>
    </style:style>
    <style:style style:name="P261" style:family="paragraph" style:parent-style-name="Text_20_body" style:list-style-name="L24">
      <style:text-properties officeooo:paragraph-rsid="299f01f7"/>
    </style:style>
    <style:style style:name="P262" style:family="paragraph" style:parent-style-name="Text_20_body" style:list-style-name="L24">
      <style:text-properties officeooo:paragraph-rsid="299ad1d2"/>
    </style:style>
    <style:style style:name="P263" style:family="paragraph" style:parent-style-name="Text_20_body" style:list-style-name="L24">
      <style:text-properties officeooo:rsid="299ca2ec" officeooo:paragraph-rsid="299ca2ec"/>
    </style:style>
    <style:style style:name="P264" style:family="paragraph" style:parent-style-name="Text_20_body" style:list-style-name="L25">
      <style:text-properties officeooo:paragraph-rsid="29645d30"/>
    </style:style>
    <style:style style:name="P265" style:family="paragraph" style:parent-style-name="Text_20_body" style:list-style-name="L25">
      <style:text-properties officeooo:paragraph-rsid="2a3dc154"/>
    </style:style>
    <style:style style:name="P266" style:family="paragraph" style:parent-style-name="Text_20_body" style:list-style-name="L25">
      <style:text-properties officeooo:paragraph-rsid="296935da"/>
    </style:style>
    <style:style style:name="P267" style:family="paragraph" style:parent-style-name="Text_20_body" style:list-style-name="L26">
      <style:text-properties officeooo:paragraph-rsid="2a1cfa81"/>
    </style:style>
    <style:style style:name="P268" style:family="paragraph" style:parent-style-name="Text_20_body" style:list-style-name="L26">
      <style:text-properties officeooo:rsid="273ae6ca" officeooo:paragraph-rsid="2a1cfa81"/>
    </style:style>
    <style:style style:name="P269" style:family="paragraph" style:parent-style-name="Text_20_body" style:list-style-name="L26">
      <style:text-properties officeooo:rsid="273e3f29" officeooo:paragraph-rsid="2a1cfa81"/>
    </style:style>
    <style:style style:name="P270" style:family="paragraph" style:parent-style-name="Text_20_body" style:list-style-name="L28">
      <style:text-properties officeooo:paragraph-rsid="2a1cfa81"/>
    </style:style>
    <style:style style:name="P271" style:family="paragraph" style:parent-style-name="Text_20_body" style:list-style-name="L28">
      <style:text-properties officeooo:paragraph-rsid="2a3d546b"/>
    </style:style>
    <style:style style:name="P272" style:family="paragraph" style:parent-style-name="Text_20_body" style:list-style-name="L29">
      <style:text-properties officeooo:paragraph-rsid="2a8dd993"/>
    </style:style>
    <style:style style:name="P273" style:family="paragraph" style:parent-style-name="Text_20_body" style:list-style-name="L29">
      <style:text-properties officeooo:rsid="29515b8c" officeooo:paragraph-rsid="2aa2c670"/>
    </style:style>
    <style:style style:name="P274" style:family="paragraph" style:parent-style-name="Text_20_body" style:list-style-name="L30">
      <style:text-properties officeooo:paragraph-rsid="2b0ee4b3"/>
    </style:style>
    <style:style style:name="P275" style:family="paragraph" style:parent-style-name="Text_20_body" style:list-style-name="L31">
      <style:text-properties officeooo:paragraph-rsid="29ba11ee"/>
    </style:style>
    <style:style style:name="P276" style:family="paragraph" style:parent-style-name="Text_20_body" style:list-style-name="L32">
      <style:text-properties officeooo:paragraph-rsid="2794b590"/>
    </style:style>
    <style:style style:name="P277" style:family="paragraph" style:parent-style-name="Text_20_body" style:list-style-name="L33">
      <style:text-properties officeooo:paragraph-rsid="26c7af33"/>
    </style:style>
    <style:style style:name="P278" style:family="paragraph" style:parent-style-name="Text_20_body" style:list-style-name="L33">
      <style:text-properties officeooo:rsid="26ae7694" officeooo:paragraph-rsid="2775f45a"/>
    </style:style>
    <style:style style:name="P279" style:family="paragraph" style:parent-style-name="Text_20_body" style:list-style-name="L33">
      <style:text-properties fo:font-weight="bold" officeooo:rsid="2774dace" officeooo:paragraph-rsid="2774dace" style:font-weight-asian="bold" style:font-weight-complex="bold"/>
    </style:style>
    <style:style style:name="P280" style:family="paragraph" style:parent-style-name="Text_20_body">
      <style:text-properties fo:font-weight="bold" officeooo:rsid="27958f96" officeooo:paragraph-rsid="2b547025" style:font-weight-asian="bold" style:font-weight-complex="bold"/>
    </style:style>
    <style:style style:name="P281" style:family="paragraph" style:parent-style-name="Text_20_body" style:list-style-name="L33">
      <style:text-properties officeooo:rsid="2774dace" officeooo:paragraph-rsid="2774dace"/>
    </style:style>
    <style:style style:name="P282" style:family="paragraph" style:parent-style-name="Text_20_body" style:list-style-name="L33">
      <style:text-properties officeooo:rsid="26f9802d" officeooo:paragraph-rsid="26fbf756"/>
    </style:style>
    <style:style style:name="P283" style:family="paragraph" style:parent-style-name="Text_20_body" style:list-style-name="L36">
      <style:text-properties officeooo:rsid="2706f839" officeooo:paragraph-rsid="2706f839"/>
    </style:style>
    <style:style style:name="P284" style:family="paragraph" style:parent-style-name="Text_20_body" style:list-style-name="L36">
      <style:text-properties officeooo:rsid="2705f4df" officeooo:paragraph-rsid="26a8d4af"/>
    </style:style>
    <style:style style:name="P285" style:family="paragraph" style:parent-style-name="Text_20_body" style:list-style-name="L38">
      <style:text-properties officeooo:paragraph-rsid="2726737a"/>
    </style:style>
    <style:style style:name="P286" style:family="paragraph" style:parent-style-name="Text_20_body" style:list-style-name="L39">
      <style:text-properties officeooo:rsid="26da25e0" officeooo:paragraph-rsid="26e58a3c"/>
    </style:style>
    <style:style style:name="P287" style:family="paragraph" style:parent-style-name="Text_20_body" style:list-style-name="L40">
      <style:text-properties officeooo:rsid="26936a8c" officeooo:paragraph-rsid="26e03ca8"/>
    </style:style>
    <style:style style:name="P288" style:family="paragraph" style:parent-style-name="Text_20_body" style:list-style-name="L40">
      <style:text-properties officeooo:rsid="26d8fc9c" officeooo:paragraph-rsid="26e15b30"/>
    </style:style>
    <style:style style:name="P289" style:family="paragraph" style:parent-style-name="Text_20_body" style:list-style-name="L40">
      <style:text-properties officeooo:rsid="26d8fc9c" officeooo:paragraph-rsid="26e0b8c7"/>
    </style:style>
    <style:style style:name="P290" style:family="paragraph" style:parent-style-name="Text_20_body" style:list-style-name="L41">
      <style:text-properties officeooo:rsid="17d7660b" officeooo:paragraph-rsid="272cb78a"/>
    </style:style>
    <style:style style:name="P291" style:family="paragraph" style:parent-style-name="Text_20_body" style:list-style-name="L41">
      <style:text-properties officeooo:rsid="1b81f85d" officeooo:paragraph-rsid="272cb78a"/>
    </style:style>
    <style:style style:name="P292" style:family="paragraph" style:parent-style-name="Text_20_body">
      <style:text-properties officeooo:rsid="2a37a9e6" officeooo:paragraph-rsid="2a37a9e6"/>
    </style:style>
    <style:style style:name="P293" style:family="paragraph" style:parent-style-name="Text_20_body" style:list-style-name="L14">
      <style:text-properties officeooo:rsid="2b2f65b9" officeooo:paragraph-rsid="2b2f65b9"/>
    </style:style>
    <style:style style:name="P294" style:family="paragraph" style:parent-style-name="Text_20_body">
      <style:text-properties officeooo:rsid="2b3097e0" officeooo:paragraph-rsid="2b3097e0"/>
    </style:style>
    <style:style style:name="P295" style:family="paragraph" style:parent-style-name="Text_20_body" style:list-style-name="L43">
      <style:text-properties officeooo:rsid="2b315fa9" officeooo:paragraph-rsid="2b315fa9"/>
    </style:style>
    <style:style style:name="P296" style:family="paragraph" style:parent-style-name="Text_20_body" style:list-style-name="L44">
      <style:text-properties officeooo:rsid="2b315fa9" officeooo:paragraph-rsid="2b315fa9"/>
    </style:style>
    <style:style style:name="P297" style:family="paragraph" style:parent-style-name="Text_20_body">
      <style:text-properties officeooo:rsid="2b315fa9" officeooo:paragraph-rsid="2b315fa9"/>
    </style:style>
    <style:style style:name="P298" style:family="paragraph" style:parent-style-name="Text_20_body" style:list-style-name="L43">
      <style:text-properties officeooo:paragraph-rsid="2b315fa9"/>
    </style:style>
    <style:style style:name="P299" style:family="paragraph" style:parent-style-name="Text_20_body">
      <style:text-properties officeooo:rsid="29e6ecc9" officeooo:paragraph-rsid="29e6ecc9"/>
    </style:style>
    <style:style style:name="P300" style:family="paragraph" style:parent-style-name="Text_20_body" style:list-style-name="L45">
      <style:text-properties officeooo:paragraph-rsid="2b3286e0"/>
    </style:style>
    <style:style style:name="P301" style:family="paragraph" style:parent-style-name="Text_20_body" style:list-style-name="L45">
      <style:text-properties officeooo:paragraph-rsid="2b347c0c"/>
    </style:style>
    <style:style style:name="P302" style:family="paragraph" style:parent-style-name="Text_20_body" style:list-style-name="L45">
      <style:text-properties officeooo:rsid="2b347c0c" officeooo:paragraph-rsid="2b347c0c"/>
    </style:style>
    <style:style style:name="P303" style:family="paragraph" style:parent-style-name="Text_20_body" style:list-style-name="L45">
      <style:text-properties officeooo:rsid="2b347c0c" officeooo:paragraph-rsid="2b352c6c"/>
    </style:style>
    <style:style style:name="P304" style:family="paragraph" style:parent-style-name="Text_20_body" style:list-style-name="L46">
      <style:text-properties officeooo:paragraph-rsid="2b35d352"/>
    </style:style>
    <style:style style:name="P305" style:family="paragraph" style:parent-style-name="Text_20_body">
      <style:text-properties officeooo:rsid="2b36df64" officeooo:paragraph-rsid="2b39ac4d"/>
    </style:style>
    <style:style style:name="P306" style:family="paragraph" style:parent-style-name="Text_20_body">
      <style:text-properties officeooo:paragraph-rsid="2b429740"/>
    </style:style>
    <style:style style:name="P307" style:family="paragraph" style:parent-style-name="Text_20_body" style:list-style-name="L49">
      <style:text-properties officeooo:paragraph-rsid="2af49e58"/>
    </style:style>
    <style:style style:name="P308" style:family="paragraph" style:parent-style-name="Text_20_body" style:list-style-name="L50">
      <style:text-properties officeooo:paragraph-rsid="2b4ef272"/>
    </style:style>
    <style:style style:name="P309" style:family="paragraph" style:parent-style-name="Text_20_body">
      <style:text-properties officeooo:rsid="274b62ce" officeooo:paragraph-rsid="2aeb8a63"/>
    </style:style>
    <style:style style:name="P310" style:family="paragraph" style:parent-style-name="Text_20_body">
      <style:text-properties officeooo:rsid="2b4f4d60" officeooo:paragraph-rsid="2b4f4d60"/>
    </style:style>
    <style:style style:name="P311" style:family="paragraph" style:parent-style-name="Text_20_body">
      <style:text-properties officeooo:rsid="2b4f8190" officeooo:paragraph-rsid="2b4f8190"/>
    </style:style>
    <style:style style:name="P312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b51006b" style:font-style-asian="normal" style:font-weight-asian="normal" style:font-style-complex="normal" style:font-weight-complex="normal"/>
    </style:style>
    <style:style style:name="P313" style:family="paragraph" style:parent-style-name="Text_20_body">
      <style:text-properties officeooo:rsid="2b51006b" officeooo:paragraph-rsid="2b51006b"/>
    </style:style>
    <style:style style:name="P314" style:family="paragraph" style:parent-style-name="Text_20_body">
      <style:text-properties officeooo:paragraph-rsid="2a1a1aad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officeooo:rsid="27cb2800" style:font-style-asian="italic" style:font-style-complex="italic"/>
    </style:style>
    <style:style style:name="T8" style:family="text">
      <style:text-properties fo:language="cs" fo:country="CZ" fo:font-style="italic" officeooo:rsid="29264fe1" style:font-style-asian="italic" style:font-style-complex="italic"/>
    </style:style>
    <style:style style:name="T9" style:family="text">
      <style:text-properties fo:language="cs" fo:country="CZ" fo:font-style="italic" officeooo:rsid="285227e7" style:font-style-asian="italic" style:font-style-complex="italic"/>
    </style:style>
    <style:style style:name="T10" style:family="text">
      <style:text-properties fo:language="cs" fo:country="CZ" fo:font-style="italic" officeooo:rsid="284a5191" style:font-style-asian="italic" style:font-style-complex="italic"/>
    </style:style>
    <style:style style:name="T11" style:family="text">
      <style:text-properties fo:language="cs" fo:country="CZ" fo:font-style="italic" officeooo:rsid="29d97e1f" style:font-style-asian="italic" style:font-style-complex="italic"/>
    </style:style>
    <style:style style:name="T12" style:family="text">
      <style:text-properties fo:language="cs" fo:country="CZ" fo:font-style="italic" officeooo:rsid="29dd45df" style:font-style-asian="italic" style:font-style-complex="italic"/>
    </style:style>
    <style:style style:name="T13" style:family="text">
      <style:text-properties fo:language="cs" fo:country="CZ" fo:font-style="italic" officeooo:rsid="2a39e571" style:font-style-asian="italic" style:font-style-complex="italic"/>
    </style:style>
    <style:style style:name="T14" style:family="text">
      <style:text-properties fo:language="cs" fo:country="CZ" fo:font-style="italic" officeooo:rsid="2a4e672f" style:font-style-asian="italic" style:font-style-complex="italic"/>
    </style:style>
    <style:style style:name="T15" style:family="text">
      <style:text-properties fo:language="cs" fo:country="CZ" fo:font-style="italic" officeooo:rsid="27d9b9dd" style:font-style-asian="italic" style:font-style-complex="italic"/>
    </style:style>
    <style:style style:name="T16" style:family="text">
      <style:text-properties fo:language="cs" fo:country="CZ" fo:font-style="italic" officeooo:rsid="2a4c87a3" style:font-style-asian="italic" style:font-style-complex="italic"/>
    </style:style>
    <style:style style:name="T17" style:family="text">
      <style:text-properties fo:language="cs" fo:country="CZ" fo:font-style="italic" officeooo:rsid="2a5117c9" style:font-style-asian="italic" style:font-style-complex="italic"/>
    </style:style>
    <style:style style:name="T18" style:family="text">
      <style:text-properties fo:language="cs" fo:country="CZ" fo:font-style="italic" officeooo:rsid="2a51747c" style:font-style-asian="italic" style:font-style-complex="italic"/>
    </style:style>
    <style:style style:name="T19" style:family="text">
      <style:text-properties fo:language="cs" fo:country="CZ" fo:font-style="italic" officeooo:rsid="2a537355" style:font-style-asian="italic" style:font-style-complex="italic"/>
    </style:style>
    <style:style style:name="T20" style:family="text">
      <style:text-properties fo:language="cs" fo:country="CZ" fo:font-style="italic" officeooo:rsid="2a874811" style:font-style-asian="italic" style:font-style-complex="italic"/>
    </style:style>
    <style:style style:name="T21" style:family="text">
      <style:text-properties fo:language="cs" fo:country="CZ" fo:font-style="italic" officeooo:rsid="2a9ab105" style:font-style-asian="italic" style:font-style-complex="italic"/>
    </style:style>
    <style:style style:name="T22" style:family="text">
      <style:text-properties fo:language="cs" fo:country="CZ" fo:font-style="italic" officeooo:rsid="28200880" style:font-style-asian="italic" style:font-style-complex="italic"/>
    </style:style>
    <style:style style:name="T23" style:family="text">
      <style:text-properties fo:language="cs" fo:country="CZ" fo:font-style="italic" officeooo:rsid="282237a6" style:font-style-asian="italic" style:font-style-complex="italic"/>
    </style:style>
    <style:style style:name="T24" style:family="text">
      <style:text-properties fo:language="cs" fo:country="CZ" fo:font-style="italic" officeooo:rsid="2a9acb71" style:font-style-asian="italic" style:font-style-complex="italic"/>
    </style:style>
    <style:style style:name="T25" style:family="text">
      <style:text-properties fo:language="cs" fo:country="CZ" fo:font-style="italic" officeooo:rsid="2ad73243" style:font-style-asian="italic" style:font-style-complex="italic"/>
    </style:style>
    <style:style style:name="T26" style:family="text">
      <style:text-properties fo:language="cs" fo:country="CZ" fo:font-style="italic" officeooo:rsid="2aedc0a1" style:font-style-asian="italic" style:font-style-complex="italic"/>
    </style:style>
    <style:style style:name="T27" style:family="text">
      <style:text-properties fo:language="cs" fo:country="CZ" fo:font-style="italic" officeooo:rsid="2b054724" style:font-style-asian="italic" style:font-style-complex="italic"/>
    </style:style>
    <style:style style:name="T28" style:family="text">
      <style:text-properties fo:language="cs" fo:country="CZ" fo:font-style="italic" officeooo:rsid="2a9fdee7" style:font-style-asian="italic" style:font-style-complex="italic"/>
    </style:style>
    <style:style style:name="T29" style:family="text">
      <style:text-properties fo:language="cs" fo:country="CZ" fo:font-style="italic" officeooo:rsid="2b5ae84b" style:font-style-asian="italic" style:font-style-complex="italic"/>
    </style:style>
    <style:style style:name="T30" style:family="text">
      <style:text-properties fo:language="cs" fo:country="CZ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32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33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34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5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6" style:family="text">
      <style:text-properties fo:language="cs" fo:country="CZ" fo:font-style="italic" fo:font-weight="normal" officeooo:rsid="29d97e1f" style:font-style-asian="italic" style:font-weight-asian="normal" style:font-style-complex="italic" style:font-weight-complex="normal"/>
    </style:style>
    <style:style style:name="T37" style:family="text">
      <style:text-properties fo:language="cs" fo:country="CZ" fo:font-style="italic" fo:font-weight="normal" officeooo:rsid="2b072b04" style:font-style-asian="italic" style:font-weight-asian="normal" style:font-style-complex="italic" style:font-weight-complex="normal"/>
    </style:style>
    <style:style style:name="T38" style:family="text">
      <style:text-properties fo:language="cs" fo:country="CZ" fo:font-style="normal" style:font-style-asian="normal" style:font-style-complex="normal"/>
    </style:style>
    <style:style style:name="T39" style:family="text">
      <style:text-properties fo:language="cs" fo:country="CZ" fo:font-style="normal" officeooo:rsid="27d9b9dd" style:font-style-asian="normal" style:font-style-complex="normal"/>
    </style:style>
    <style:style style:name="T40" style:family="text">
      <style:text-properties fo:language="cs" fo:country="CZ" fo:font-style="normal" officeooo:rsid="29d97e1f" style:font-style-asian="normal" style:font-style-complex="normal"/>
    </style:style>
    <style:style style:name="T41" style:family="text">
      <style:text-properties fo:language="cs" fo:country="CZ" fo:font-style="normal" officeooo:rsid="282237a6" style:font-style-asian="normal" style:font-style-complex="normal"/>
    </style:style>
    <style:style style:name="T42" style:family="text">
      <style:text-properties fo:language="cs" fo:country="CZ" fo:font-style="normal" officeooo:rsid="284a5191" style:font-style-asian="normal" style:font-style-complex="normal"/>
    </style:style>
    <style:style style:name="T43" style:family="text">
      <style:text-properties fo:language="cs" fo:country="CZ" fo:font-style="normal" officeooo:rsid="295f1c38" style:font-style-asian="normal" style:font-style-complex="normal"/>
    </style:style>
    <style:style style:name="T44" style:family="text">
      <style:text-properties fo:language="cs" fo:country="CZ" fo:font-style="normal" officeooo:rsid="28451b0b" style:font-style-asian="normal" style:font-style-complex="normal"/>
    </style:style>
    <style:style style:name="T45" style:family="text">
      <style:text-properties fo:language="cs" fo:country="CZ" fo:font-style="normal" officeooo:rsid="2a3083ee" style:font-style-asian="normal" style:font-style-complex="normal"/>
    </style:style>
    <style:style style:name="T46" style:family="text">
      <style:text-properties fo:language="cs" fo:country="CZ" fo:font-style="normal" officeooo:rsid="2a4c87a3" style:font-style-asian="normal" style:font-style-complex="normal"/>
    </style:style>
    <style:style style:name="T47" style:family="text">
      <style:text-properties fo:language="cs" fo:country="CZ" fo:font-style="normal" officeooo:rsid="2a4e672f" style:font-style-asian="normal" style:font-style-complex="normal"/>
    </style:style>
    <style:style style:name="T48" style:family="text">
      <style:text-properties fo:language="cs" fo:country="CZ" fo:font-style="normal" officeooo:rsid="2a5117c9" style:font-style-asian="normal" style:font-style-complex="normal"/>
    </style:style>
    <style:style style:name="T49" style:family="text">
      <style:text-properties fo:language="cs" fo:country="CZ" fo:font-style="normal" officeooo:rsid="2ab9b231" style:font-style-asian="normal" style:font-style-complex="normal"/>
    </style:style>
    <style:style style:name="T50" style:family="text">
      <style:text-properties fo:language="cs" fo:country="CZ" fo:font-style="normal" officeooo:rsid="2abbf9a7" style:font-style-asian="normal" style:font-style-complex="normal"/>
    </style:style>
    <style:style style:name="T51" style:family="text">
      <style:text-properties fo:language="cs" fo:country="CZ" fo:font-style="normal" officeooo:rsid="2abb9598" style:font-style-asian="normal" style:font-style-complex="normal"/>
    </style:style>
    <style:style style:name="T52" style:family="text">
      <style:text-properties fo:language="cs" fo:country="CZ" fo:font-style="normal" officeooo:rsid="2a39e571" style:font-style-asian="normal" style:font-style-complex="normal"/>
    </style:style>
    <style:style style:name="T53" style:family="text">
      <style:text-properties fo:language="cs" fo:country="CZ" fo:font-style="normal" officeooo:rsid="2b05c9a1" style:font-style-asian="normal" style:font-style-complex="normal"/>
    </style:style>
    <style:style style:name="T54" style:family="text">
      <style:text-properties fo:language="cs" fo:country="CZ" fo:font-style="normal" officeooo:rsid="2b2ac2ba" style:font-style-asian="normal" style:font-style-complex="normal"/>
    </style:style>
    <style:style style:name="T55" style:family="text">
      <style:text-properties fo:language="cs" fo:country="CZ" fo:font-style="normal" officeooo:rsid="2b5c061d" style:font-style-asian="normal" style:font-style-complex="normal"/>
    </style:style>
    <style:style style:name="T56" style:family="text">
      <style:text-properties fo:language="cs" fo:country="CZ" fo:font-style="normal" officeooo:rsid="2b5c2dca" style:font-style-asian="normal" style:font-style-complex="normal"/>
    </style:style>
    <style:style style:name="T57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8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9" style:family="text">
      <style:text-properties fo:language="cs" fo:country="CZ" fo:font-style="normal" fo:font-weight="bold" officeooo:rsid="2ab9b231" style:font-style-asian="normal" style:font-weight-asian="bold" style:font-style-complex="normal" style:font-weight-complex="bold"/>
    </style:style>
    <style:style style:name="T60" style:family="text">
      <style:text-properties fo:language="cs" fo:country="CZ" fo:font-style="normal" fo:font-weight="bold" officeooo:rsid="2b5c2dca" style:font-style-asian="normal" style:font-weight-asian="bold" style:font-style-complex="normal" style:font-weight-complex="bold"/>
    </style:style>
    <style:style style:name="T61" style:family="text">
      <style:text-properties fo:language="cs" fo:country="CZ" officeooo:rsid="17d91553"/>
    </style:style>
    <style:style style:name="T62" style:family="text">
      <style:text-properties fo:language="cs" fo:country="CZ" officeooo:rsid="17d9dad5"/>
    </style:style>
    <style:style style:name="T63" style:family="text">
      <style:text-properties fo:language="cs" fo:country="CZ" officeooo:rsid="17db9b9e"/>
    </style:style>
    <style:style style:name="T64" style:family="text">
      <style:text-properties fo:language="cs" fo:country="CZ" officeooo:rsid="17dcd279"/>
    </style:style>
    <style:style style:name="T65" style:family="text">
      <style:text-properties fo:language="cs" fo:country="CZ" fo:font-weight="bold" style:font-weight-asian="bold" style:font-weight-complex="bold"/>
    </style:style>
    <style:style style:name="T66" style:family="text">
      <style:text-properties fo:language="cs" fo:country="CZ" fo:font-weight="bold" officeooo:rsid="1fbc58e9" style:font-weight-asian="bold" style:font-weight-complex="bold"/>
    </style:style>
    <style:style style:name="T67" style:family="text">
      <style:text-properties fo:language="cs" fo:country="CZ" fo:font-weight="bold" officeooo:rsid="282237a6" style:font-weight-asian="bold" style:font-weight-complex="bold"/>
    </style:style>
    <style:style style:name="T68" style:family="text">
      <style:text-properties fo:language="cs" fo:country="CZ" fo:font-weight="bold" officeooo:rsid="2a0e528b" style:font-weight-asian="bold" style:font-weight-complex="bold"/>
    </style:style>
    <style:style style:name="T69" style:family="text">
      <style:text-properties fo:language="cs" fo:country="CZ" fo:font-weight="bold" officeooo:rsid="27cb2800" style:font-weight-asian="bold" style:font-weight-complex="bold"/>
    </style:style>
    <style:style style:name="T70" style:family="text">
      <style:text-properties fo:language="cs" fo:country="CZ" officeooo:rsid="1b8046ef"/>
    </style:style>
    <style:style style:name="T71" style:family="text">
      <style:text-properties fo:language="cs" fo:country="CZ" officeooo:rsid="1b81f85d"/>
    </style:style>
    <style:style style:name="T72" style:family="text">
      <style:text-properties fo:language="cs" fo:country="CZ" officeooo:rsid="1b8368fb"/>
    </style:style>
    <style:style style:name="T73" style:family="text">
      <style:text-properties fo:language="cs" fo:country="CZ" officeooo:rsid="1b84ea54"/>
    </style:style>
    <style:style style:name="T74" style:family="text">
      <style:text-properties fo:language="cs" fo:country="CZ" officeooo:rsid="1fb71feb"/>
    </style:style>
    <style:style style:name="T75" style:family="text">
      <style:text-properties fo:language="cs" fo:country="CZ" officeooo:rsid="1fb7ab9e"/>
    </style:style>
    <style:style style:name="T76" style:family="text">
      <style:text-properties fo:language="cs" fo:country="CZ" officeooo:rsid="1fb84d73"/>
    </style:style>
    <style:style style:name="T77" style:family="text">
      <style:text-properties fo:language="cs" fo:country="CZ" officeooo:rsid="1fbb9681"/>
    </style:style>
    <style:style style:name="T78" style:family="text">
      <style:text-properties fo:language="cs" fo:country="CZ" officeooo:rsid="202b4e26"/>
    </style:style>
    <style:style style:name="T79" style:family="text">
      <style:text-properties fo:language="cs" fo:country="CZ" officeooo:rsid="207bc3d6"/>
    </style:style>
    <style:style style:name="T80" style:family="text">
      <style:text-properties fo:language="cs" fo:country="CZ" officeooo:rsid="251ad9ea"/>
    </style:style>
    <style:style style:name="T81" style:family="text">
      <style:text-properties fo:language="cs" fo:country="CZ" officeooo:rsid="251c4000"/>
    </style:style>
    <style:style style:name="T82" style:family="text">
      <style:text-properties fo:language="cs" fo:country="CZ" officeooo:rsid="251cdb86"/>
    </style:style>
    <style:style style:name="T83" style:family="text">
      <style:text-properties fo:language="cs" fo:country="CZ" officeooo:rsid="273164f3"/>
    </style:style>
    <style:style style:name="T84" style:family="text">
      <style:text-properties fo:language="cs" fo:country="CZ" officeooo:rsid="27bb24ac"/>
    </style:style>
    <style:style style:name="T85" style:family="text">
      <style:text-properties fo:language="cs" fo:country="CZ" officeooo:rsid="281de97a"/>
    </style:style>
    <style:style style:name="T86" style:family="text">
      <style:text-properties fo:language="cs" fo:country="CZ" officeooo:rsid="28200880"/>
    </style:style>
    <style:style style:name="T87" style:family="text">
      <style:text-properties fo:language="cs" fo:country="CZ" officeooo:rsid="28213d47"/>
    </style:style>
    <style:style style:name="T88" style:family="text">
      <style:text-properties fo:language="cs" fo:country="CZ" officeooo:rsid="2821b2a5"/>
    </style:style>
    <style:style style:name="T89" style:family="text">
      <style:text-properties fo:language="cs" fo:country="CZ" officeooo:rsid="282237a6"/>
    </style:style>
    <style:style style:name="T90" style:family="text">
      <style:text-properties fo:language="cs" fo:country="CZ" officeooo:rsid="283ede64"/>
    </style:style>
    <style:style style:name="T91" style:family="text">
      <style:text-properties fo:language="cs" fo:country="CZ" officeooo:rsid="28520c6c"/>
    </style:style>
    <style:style style:name="T92" style:family="text">
      <style:text-properties fo:language="cs" fo:country="CZ" fo:font-weight="normal" style:font-weight-asian="normal" style:font-weight-complex="normal"/>
    </style:style>
    <style:style style:name="T93" style:family="text">
      <style:text-properties fo:language="cs" fo:country="CZ" officeooo:rsid="2a0ab732"/>
    </style:style>
    <style:style style:name="T94" style:family="text">
      <style:text-properties fo:language="cs" fo:country="CZ" officeooo:rsid="2a0cadf3"/>
    </style:style>
    <style:style style:name="T95" style:family="text">
      <style:text-properties fo:language="cs" fo:country="CZ" officeooo:rsid="2a0e528b"/>
    </style:style>
    <style:style style:name="T96" style:family="text">
      <style:text-properties fo:language="cs" fo:country="CZ" officeooo:rsid="2a2d4dd8"/>
    </style:style>
    <style:style style:name="T97" style:family="text">
      <style:text-properties fo:language="cs" fo:country="CZ" officeooo:rsid="2a4f670f"/>
    </style:style>
    <style:style style:name="T98" style:family="text">
      <style:text-properties fo:language="cs" fo:country="CZ" officeooo:rsid="2ac037d7"/>
    </style:style>
    <style:style style:name="T99" style:family="text">
      <style:text-properties fo:language="cs" fo:country="CZ" officeooo:rsid="27cb2800"/>
    </style:style>
    <style:style style:name="T100" style:family="text">
      <style:text-properties fo:language="cs" fo:country="CZ" officeooo:rsid="2a5468fd"/>
    </style:style>
    <style:style style:name="T101" style:family="text">
      <style:text-properties fo:language="cs" fo:country="CZ" officeooo:rsid="2ad73243"/>
    </style:style>
    <style:style style:name="T102" style:family="text">
      <style:text-properties fo:language="cs" fo:country="CZ" officeooo:rsid="2af26975"/>
    </style:style>
    <style:style style:name="T103" style:family="text">
      <style:text-properties fo:language="cs" fo:country="CZ" officeooo:rsid="2b04a3eb"/>
    </style:style>
    <style:style style:name="T104" style:family="text">
      <style:text-properties fo:language="cs" fo:country="CZ" officeooo:rsid="2b429740"/>
    </style:style>
    <style:style style:name="T105" style:family="text">
      <style:text-properties fo:language="cs" fo:country="CZ" officeooo:rsid="2b4d92c9"/>
    </style:style>
    <style:style style:name="T106" style:family="text">
      <style:text-properties fo:language="cs" fo:country="CZ" officeooo:rsid="2b51006b"/>
    </style:style>
    <style:style style:name="T107" style:family="text">
      <style:text-properties fo:language="cs" fo:country="CZ" officeooo:rsid="2b5ae84b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26c8cb7a" style:font-style-asian="italic" style:font-style-complex="italic"/>
    </style:style>
    <style:style style:name="T110" style:family="text">
      <style:text-properties fo:font-style="italic" officeooo:rsid="26f2a356" style:font-style-asian="italic" style:font-style-complex="italic"/>
    </style:style>
    <style:style style:name="T111" style:family="text">
      <style:text-properties fo:font-style="italic" officeooo:rsid="2702a9f6" style:font-style-asian="italic" style:font-style-complex="italic"/>
    </style:style>
    <style:style style:name="T112" style:family="text">
      <style:text-properties fo:font-style="italic" officeooo:rsid="2740c793" style:font-style-asian="italic" style:font-style-complex="italic"/>
    </style:style>
    <style:style style:name="T113" style:family="text">
      <style:text-properties fo:font-style="italic" officeooo:rsid="2783b192" style:font-style-asian="italic" style:font-style-complex="italic"/>
    </style:style>
    <style:style style:name="T114" style:family="text">
      <style:text-properties fo:font-style="italic" officeooo:rsid="2814d50f" style:font-style-asian="italic" style:font-style-complex="italic"/>
    </style:style>
    <style:style style:name="T115" style:family="text">
      <style:text-properties fo:font-style="italic" officeooo:rsid="284a5191" style:font-style-asian="italic" style:font-style-complex="italic"/>
    </style:style>
    <style:style style:name="T116" style:family="text">
      <style:text-properties fo:font-style="italic" officeooo:rsid="28a2e098" style:font-style-asian="italic" style:font-style-complex="italic"/>
    </style:style>
    <style:style style:name="T117" style:family="text">
      <style:text-properties fo:font-style="italic" officeooo:rsid="29201ac6" style:font-style-asian="italic" style:font-style-complex="italic"/>
    </style:style>
    <style:style style:name="T118" style:family="text">
      <style:text-properties fo:font-style="italic" officeooo:rsid="2952b3f6" style:font-style-asian="italic" style:font-style-complex="italic"/>
    </style:style>
    <style:style style:name="T119" style:family="text">
      <style:text-properties fo:font-style="italic" officeooo:rsid="299ad1d2" style:font-style-asian="italic" style:font-style-complex="italic"/>
    </style:style>
    <style:style style:name="T120" style:family="text">
      <style:text-properties fo:font-style="italic" officeooo:rsid="299f01f7" style:font-style-asian="italic" style:font-style-complex="italic"/>
    </style:style>
    <style:style style:name="T121" style:family="text">
      <style:text-properties fo:font-style="italic" officeooo:rsid="299fb11a" style:font-style-asian="italic" style:font-style-complex="italic"/>
    </style:style>
    <style:style style:name="T122" style:family="text">
      <style:text-properties fo:font-style="italic" officeooo:rsid="29a09a34" style:font-style-asian="italic" style:font-style-complex="italic"/>
    </style:style>
    <style:style style:name="T123" style:family="text">
      <style:text-properties fo:font-style="italic" officeooo:rsid="2750f31d" style:font-style-asian="italic" style:font-style-complex="italic"/>
    </style:style>
    <style:style style:name="T124" style:family="text">
      <style:text-properties fo:font-style="italic" officeooo:rsid="27e2dc8a" style:font-style-asian="italic" style:font-style-complex="italic"/>
    </style:style>
    <style:style style:name="T125" style:family="text">
      <style:text-properties fo:font-style="italic" officeooo:rsid="29cbfb64" style:font-style-asian="italic" style:font-style-complex="italic"/>
    </style:style>
    <style:style style:name="T126" style:family="text">
      <style:text-properties fo:font-style="italic" officeooo:rsid="29b72064" style:font-style-asian="italic" style:font-style-complex="italic"/>
    </style:style>
    <style:style style:name="T127" style:family="text">
      <style:text-properties fo:font-style="italic" officeooo:rsid="2794b590" style:font-style-asian="italic" style:font-style-complex="italic"/>
    </style:style>
    <style:style style:name="T128" style:family="text">
      <style:text-properties fo:font-style="italic" officeooo:rsid="2a46c372" style:font-style-asian="italic" style:font-style-complex="italic"/>
    </style:style>
    <style:style style:name="T129" style:family="text">
      <style:text-properties fo:font-style="italic" officeooo:rsid="2a5117c9" style:font-style-asian="italic" style:font-style-complex="italic"/>
    </style:style>
    <style:style style:name="T130" style:family="text">
      <style:text-properties fo:font-style="italic" officeooo:rsid="2a528bee" style:font-style-asian="italic" style:font-style-complex="italic"/>
    </style:style>
    <style:style style:name="T131" style:family="text">
      <style:text-properties fo:font-style="italic" officeooo:rsid="2a5b9c85" style:font-style-asian="italic" style:font-style-complex="italic"/>
    </style:style>
    <style:style style:name="T132" style:family="text">
      <style:text-properties fo:font-style="italic" officeooo:rsid="2a5da05a" style:font-style-asian="italic" style:font-style-complex="italic"/>
    </style:style>
    <style:style style:name="T133" style:family="text">
      <style:text-properties fo:font-style="italic" officeooo:rsid="2a8dd993" style:font-style-asian="italic" style:font-style-complex="italic"/>
    </style:style>
    <style:style style:name="T134" style:family="text">
      <style:text-properties fo:font-style="italic" officeooo:rsid="2a9fdee7" style:font-style-asian="italic" style:font-style-complex="italic"/>
    </style:style>
    <style:style style:name="T135" style:family="text">
      <style:text-properties fo:font-style="italic" officeooo:rsid="2b0c4069" style:font-style-asian="italic" style:font-style-complex="italic"/>
    </style:style>
    <style:style style:name="T136" style:family="text">
      <style:text-properties fo:font-style="italic" officeooo:rsid="2b22444d" style:font-style-asian="italic" style:font-style-complex="italic"/>
    </style:style>
    <style:style style:name="T137" style:family="text">
      <style:text-properties fo:font-style="italic" officeooo:rsid="2b242202" style:font-style-asian="italic" style:font-style-complex="italic"/>
    </style:style>
    <style:style style:name="T138" style:family="text">
      <style:text-properties fo:font-style="italic" officeooo:rsid="2b278a1a" style:font-style-asian="italic" style:font-style-complex="italic"/>
    </style:style>
    <style:style style:name="T139" style:family="text">
      <style:text-properties fo:font-style="italic" officeooo:rsid="2b315fa9" style:font-style-asian="italic" style:font-style-complex="italic"/>
    </style:style>
    <style:style style:name="T140" style:family="text">
      <style:text-properties fo:font-style="italic" officeooo:rsid="2970d609" style:font-style-asian="italic" style:font-style-complex="italic"/>
    </style:style>
    <style:style style:name="T141" style:family="text">
      <style:text-properties fo:font-style="italic" style:text-underline-style="none" style:font-style-asian="italic" style:font-style-complex="italic"/>
    </style:style>
    <style:style style:name="T142" style:family="text">
      <style:text-properties fo:font-style="italic" style:text-underline-style="none" officeooo:rsid="26f2a356" style:font-style-asian="italic" style:font-style-complex="italic"/>
    </style:style>
    <style:style style:name="T1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19e265e8" style:font-style-asian="normal" style:font-style-complex="normal"/>
    </style:style>
    <style:style style:name="T147" style:family="text">
      <style:text-properties fo:font-style="normal" officeooo:rsid="26fbf756" style:font-style-asian="normal" style:font-style-complex="normal"/>
    </style:style>
    <style:style style:name="T148" style:family="text">
      <style:text-properties fo:font-style="normal" officeooo:rsid="27360cc4" style:font-style-asian="normal" style:font-style-complex="normal"/>
    </style:style>
    <style:style style:name="T149" style:family="text">
      <style:text-properties fo:font-style="normal" officeooo:rsid="2737d4ef" style:font-style-asian="normal" style:font-style-complex="normal"/>
    </style:style>
    <style:style style:name="T150" style:family="text">
      <style:text-properties fo:font-style="normal" officeooo:rsid="2738801d" style:font-style-asian="normal" style:font-style-complex="normal"/>
    </style:style>
    <style:style style:name="T151" style:family="text">
      <style:text-properties fo:font-style="normal" officeooo:rsid="2740c793" style:font-style-asian="normal" style:font-style-complex="normal"/>
    </style:style>
    <style:style style:name="T152" style:family="text">
      <style:text-properties fo:font-style="normal" officeooo:rsid="27581f62" style:font-style-asian="normal" style:font-style-complex="normal"/>
    </style:style>
    <style:style style:name="T153" style:family="text">
      <style:text-properties fo:font-style="normal" officeooo:rsid="275dd37e" style:font-style-asian="normal" style:font-style-complex="normal"/>
    </style:style>
    <style:style style:name="T154" style:family="text">
      <style:text-properties fo:font-style="normal" officeooo:rsid="289a74d5" style:font-style-asian="normal" style:font-style-complex="normal"/>
    </style:style>
    <style:style style:name="T155" style:family="text">
      <style:text-properties fo:font-style="normal" officeooo:rsid="296c71b6" style:font-style-asian="normal" style:font-style-complex="normal"/>
    </style:style>
    <style:style style:name="T156" style:family="text">
      <style:text-properties fo:font-style="normal" officeooo:rsid="2980577d" style:font-style-asian="normal" style:font-style-complex="normal"/>
    </style:style>
    <style:style style:name="T157" style:family="text">
      <style:text-properties fo:font-style="normal" officeooo:rsid="2981f907" style:font-style-asian="normal" style:font-style-complex="normal"/>
    </style:style>
    <style:style style:name="T158" style:family="text">
      <style:text-properties fo:font-style="normal" officeooo:rsid="2983cd33" style:font-style-asian="normal" style:font-style-complex="normal"/>
    </style:style>
    <style:style style:name="T159" style:family="text">
      <style:text-properties fo:font-style="normal" officeooo:rsid="2984a4c3" style:font-style-asian="normal" style:font-style-complex="normal"/>
    </style:style>
    <style:style style:name="T160" style:family="text">
      <style:text-properties fo:font-style="normal" officeooo:rsid="29869e1b" style:font-style-asian="normal" style:font-style-complex="normal"/>
    </style:style>
    <style:style style:name="T161" style:family="text">
      <style:text-properties fo:font-style="normal" officeooo:rsid="2988820b" style:font-style-asian="normal" style:font-style-complex="normal"/>
    </style:style>
    <style:style style:name="T162" style:family="text">
      <style:text-properties fo:font-style="normal" officeooo:rsid="29e1b3f0" style:font-style-asian="normal" style:font-style-complex="normal"/>
    </style:style>
    <style:style style:name="T163" style:family="text">
      <style:text-properties fo:font-style="normal" officeooo:rsid="27dd4a13" style:font-style-asian="normal" style:font-style-complex="normal"/>
    </style:style>
    <style:style style:name="T164" style:family="text">
      <style:text-properties fo:font-style="normal" officeooo:rsid="299fb11a" style:font-style-asian="normal" style:font-style-complex="normal"/>
    </style:style>
    <style:style style:name="T165" style:family="text">
      <style:text-properties fo:font-style="normal" officeooo:rsid="298a66dd" style:font-style-asian="normal" style:font-style-complex="normal"/>
    </style:style>
    <style:style style:name="T166" style:family="text">
      <style:text-properties fo:font-style="normal" officeooo:rsid="2952b3f6" style:font-style-asian="normal" style:font-style-complex="normal"/>
    </style:style>
    <style:style style:name="T167" style:family="text">
      <style:text-properties fo:font-style="normal" officeooo:rsid="29ba11ee" style:font-style-asian="normal" style:font-style-complex="normal"/>
    </style:style>
    <style:style style:name="T168" style:family="text">
      <style:text-properties fo:font-style="normal" officeooo:rsid="2a8dd993" style:font-style-asian="normal" style:font-style-complex="normal"/>
    </style:style>
    <style:style style:name="T169" style:family="text">
      <style:text-properties fo:font-style="normal" officeooo:rsid="2a8e77a5" style:font-style-asian="normal" style:font-style-complex="normal"/>
    </style:style>
    <style:style style:name="T170" style:family="text">
      <style:text-properties fo:font-style="normal" officeooo:rsid="29b72064" style:font-style-asian="normal" style:font-style-complex="normal"/>
    </style:style>
    <style:style style:name="T171" style:family="text">
      <style:text-properties fo:font-style="normal" officeooo:rsid="2a91d861" style:font-style-asian="normal" style:font-style-complex="normal"/>
    </style:style>
    <style:style style:name="T172" style:family="text">
      <style:text-properties fo:font-style="normal" officeooo:rsid="2a9e6f19" style:font-style-asian="normal" style:font-style-complex="normal"/>
    </style:style>
    <style:style style:name="T173" style:family="text">
      <style:text-properties fo:font-style="normal" officeooo:rsid="2783b192" style:font-style-asian="normal" style:font-style-complex="normal"/>
    </style:style>
    <style:style style:name="T174" style:family="text">
      <style:text-properties fo:font-style="normal" officeooo:rsid="2aa2c670" style:font-style-asian="normal" style:font-style-complex="normal"/>
    </style:style>
    <style:style style:name="T175" style:family="text">
      <style:text-properties fo:font-style="normal" officeooo:rsid="275aa269" style:font-style-asian="normal" style:font-style-complex="normal"/>
    </style:style>
    <style:style style:name="T176" style:family="text">
      <style:text-properties fo:font-style="normal" officeooo:rsid="2ab37952" style:font-style-asian="normal" style:font-style-complex="normal"/>
    </style:style>
    <style:style style:name="T177" style:family="text">
      <style:text-properties fo:font-style="normal" officeooo:rsid="2ad12761" style:font-style-asian="normal" style:font-style-complex="normal"/>
    </style:style>
    <style:style style:name="T178" style:family="text">
      <style:text-properties fo:font-style="normal" officeooo:rsid="2a9fdee7" style:font-style-asian="normal" style:font-style-complex="normal"/>
    </style:style>
    <style:style style:name="T179" style:family="text">
      <style:text-properties fo:font-style="normal" officeooo:rsid="2b0ee4b3" style:font-style-asian="normal" style:font-style-complex="normal"/>
    </style:style>
    <style:style style:name="T180" style:family="text">
      <style:text-properties fo:font-style="normal" officeooo:rsid="2b293a44" style:font-style-asian="normal" style:font-style-complex="normal"/>
    </style:style>
    <style:style style:name="T181" style:family="text">
      <style:text-properties fo:font-style="normal" officeooo:rsid="2b2ac2ba" style:font-style-asian="normal" style:font-style-complex="normal"/>
    </style:style>
    <style:style style:name="T182" style:family="text">
      <style:text-properties fo:font-style="normal" officeooo:rsid="289824b7" style:font-style-asian="normal" style:font-style-complex="normal"/>
    </style:style>
    <style:style style:name="T183" style:family="text">
      <style:text-properties fo:font-style="normal" officeooo:rsid="2b3c1118" style:font-style-asian="normal" style:font-style-complex="normal"/>
    </style:style>
    <style:style style:name="T184" style:family="text">
      <style:text-properties fo:font-style="normal" officeooo:rsid="2aa569a6" style:font-style-asian="normal" style:font-style-complex="normal"/>
    </style:style>
    <style:style style:name="T185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92" style:family="text">
      <style:text-properties fo:font-style="normal" fo:font-weight="normal" officeooo:rsid="207a0c1d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25563c75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7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98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99" style:family="text">
      <style:text-properties fo:font-style="normal" style:text-underline-style="none" officeooo:rsid="2a8dd993" style:font-style-asian="normal" style:font-style-complex="normal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officeooo:rsid="207a0c1d" style:font-weight-asian="bold" style:font-weight-complex="bold"/>
    </style:style>
    <style:style style:name="T202" style:family="text">
      <style:text-properties fo:font-weight="bold" officeooo:rsid="26a9ee82" style:font-weight-asian="bold" style:font-weight-complex="bold"/>
    </style:style>
    <style:style style:name="T203" style:family="text">
      <style:text-properties fo:font-weight="bold" officeooo:rsid="28f654b5" style:font-weight-asian="bold" style:font-weight-complex="bold"/>
    </style:style>
    <style:style style:name="T204" style:family="text">
      <style:text-properties fo:font-weight="bold" officeooo:rsid="28fa5655" style:font-weight-asian="bold" style:font-weight-complex="bold"/>
    </style:style>
    <style:style style:name="T205" style:family="text">
      <style:text-properties fo:font-weight="bold" officeooo:rsid="291c77bf" style:font-weight-asian="bold" style:font-weight-complex="bold"/>
    </style:style>
    <style:style style:name="T206" style:family="text">
      <style:text-properties fo:font-weight="bold" officeooo:rsid="29766003" style:font-weight-asian="bold" style:font-weight-complex="bold"/>
    </style:style>
    <style:style style:name="T207" style:family="text">
      <style:text-properties fo:font-weight="bold" officeooo:rsid="29c1d6ca" style:font-weight-asian="bold" style:font-weight-complex="bold"/>
    </style:style>
    <style:style style:name="T208" style:family="text">
      <style:text-properties fo:font-weight="bold" officeooo:rsid="2a11a906" style:font-weight-asian="bold" style:font-weight-complex="bold"/>
    </style:style>
    <style:style style:name="T209" style:family="text">
      <style:text-properties fo:font-weight="bold" officeooo:rsid="2a12f018" style:font-weight-asian="bold" style:font-weight-complex="bold"/>
    </style:style>
    <style:style style:name="T210" style:family="text">
      <style:text-properties fo:font-weight="bold" officeooo:rsid="2a148a63" style:font-weight-asian="bold" style:font-weight-complex="bold"/>
    </style:style>
    <style:style style:name="T211" style:family="text">
      <style:text-properties fo:font-weight="bold" officeooo:rsid="2a173314" style:font-weight-asian="bold" style:font-weight-complex="bold"/>
    </style:style>
    <style:style style:name="T212" style:family="text">
      <style:text-properties fo:font-weight="bold" officeooo:rsid="2a18bced" style:font-weight-asian="bold" style:font-weight-complex="bold"/>
    </style:style>
    <style:style style:name="T213" style:family="text">
      <style:text-properties fo:font-weight="bold" officeooo:rsid="2a560cd0" style:font-weight-asian="bold" style:font-weight-complex="bold"/>
    </style:style>
    <style:style style:name="T214" style:family="text">
      <style:text-properties fo:font-weight="bold" officeooo:rsid="2a5e749b" style:font-weight-asian="bold" style:font-weight-complex="bold"/>
    </style:style>
    <style:style style:name="T215" style:family="text">
      <style:text-properties fo:font-weight="bold" officeooo:rsid="2794b590" style:font-weight-asian="bold" style:font-weight-complex="bold"/>
    </style:style>
    <style:style style:name="T216" style:family="text">
      <style:text-properties fo:font-weight="bold" officeooo:rsid="2b315fa9" style:font-weight-asian="bold" style:font-weight-complex="bold"/>
    </style:style>
    <style:style style:name="T217" style:family="text">
      <style:text-properties fo:font-weight="bold" officeooo:rsid="2b347c0c" style:font-weight-asian="bold" style:font-weight-complex="bold"/>
    </style:style>
    <style:style style:name="T218" style:family="text">
      <style:text-properties fo:font-weight="bold" officeooo:rsid="2b40a7ec" style:font-weight-asian="bold" style:font-weight-complex="bold"/>
    </style:style>
    <style:style style:name="T219" style:family="text">
      <style:text-properties fo:font-weight="bold" officeooo:rsid="2a0e528b" style:font-weight-asian="bold" style:font-weight-complex="bold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font-weight="normal" officeooo:rsid="272cb78a" style:font-weight-asian="normal" style:font-weight-complex="normal"/>
    </style:style>
    <style:style style:name="T222" style:family="text">
      <style:text-properties fo:font-weight="normal" officeooo:rsid="2859e9b8" style:font-weight-asian="normal" style:font-weight-complex="normal"/>
    </style:style>
    <style:style style:name="T223" style:family="text">
      <style:text-properties fo:font-weight="normal" officeooo:rsid="2a560cd0" style:font-weight-asian="normal" style:font-weight-complex="normal"/>
    </style:style>
    <style:style style:name="T224" style:family="text">
      <style:text-properties fo:font-weight="normal" officeooo:rsid="2a5e749b" style:font-weight-asian="normal" style:font-weight-complex="normal"/>
    </style:style>
    <style:style style:name="T225" style:family="text">
      <style:text-properties fo:font-weight="normal" officeooo:rsid="2a5ec47e" style:font-weight-asian="normal" style:font-weight-complex="normal"/>
    </style:style>
    <style:style style:name="T226" style:family="text">
      <style:text-properties fo:font-weight="normal" officeooo:rsid="2a91d861" style:font-weight-asian="normal" style:font-weight-complex="normal"/>
    </style:style>
    <style:style style:name="T227" style:family="text">
      <style:text-properties fo:font-weight="normal" officeooo:rsid="26ab7652" style:font-weight-asian="normal" style:font-weight-complex="normal"/>
    </style:style>
    <style:style style:name="T228" style:family="text">
      <style:text-properties fo:font-weight="normal" officeooo:rsid="2b315fa9" style:font-weight-asian="normal" style:font-weight-complex="normal"/>
    </style:style>
    <style:style style:name="T229" style:family="text">
      <style:text-properties fo:font-weight="normal" officeooo:rsid="2b321316" style:font-weight-asian="normal" style:font-weight-complex="normal"/>
    </style:style>
    <style:style style:name="T230" style:family="text">
      <style:text-properties officeooo:rsid="19e265e8"/>
    </style:style>
    <style:style style:name="T231" style:family="text">
      <style:text-properties fo:language="en" fo:country="US" officeooo:rsid="202b4e26"/>
    </style:style>
    <style:style style:name="T232" style:family="text">
      <style:text-properties officeooo:rsid="207a0c1d"/>
    </style:style>
    <style:style style:name="T233" style:family="text">
      <style:text-properties style:text-underline-style="solid" style:text-underline-width="auto" style:text-underline-color="font-color"/>
    </style:style>
    <style:style style:name="T234" style:family="text">
      <style:text-properties style:text-underline-style="solid" style:text-underline-width="auto" style:text-underline-color="font-color" officeooo:rsid="26989a2f"/>
    </style:style>
    <style:style style:name="T235" style:family="text">
      <style:text-properties style:text-underline-style="solid" style:text-underline-width="auto" style:text-underline-color="font-color" officeooo:rsid="26d7526d"/>
    </style:style>
    <style:style style:name="T236" style:family="text">
      <style:text-properties style:text-underline-style="solid" style:text-underline-width="auto" style:text-underline-color="font-color" officeooo:rsid="275aa269"/>
    </style:style>
    <style:style style:name="T237" style:family="text">
      <style:text-properties style:text-underline-style="solid" style:text-underline-width="auto" style:text-underline-color="font-color" officeooo:rsid="28129265"/>
    </style:style>
    <style:style style:name="T238" style:family="text">
      <style:text-properties style:text-underline-style="solid" style:text-underline-width="auto" style:text-underline-color="font-color" officeooo:rsid="17e6c942"/>
    </style:style>
    <style:style style:name="T239" style:family="text">
      <style:text-properties style:text-underline-style="solid" style:text-underline-width="auto" style:text-underline-color="font-color" officeooo:rsid="2896bafe"/>
    </style:style>
    <style:style style:name="T240" style:family="text">
      <style:text-properties style:text-underline-style="solid" style:text-underline-width="auto" style:text-underline-color="font-color" officeooo:rsid="289b8866"/>
    </style:style>
    <style:style style:name="T241" style:family="text">
      <style:text-properties style:text-underline-style="solid" style:text-underline-width="auto" style:text-underline-color="font-color" officeooo:rsid="284ed08a"/>
    </style:style>
    <style:style style:name="T242" style:family="text">
      <style:text-properties style:text-underline-style="solid" style:text-underline-width="auto" style:text-underline-color="font-color" officeooo:rsid="289e4813"/>
    </style:style>
    <style:style style:name="T243" style:family="text">
      <style:text-properties style:text-underline-style="solid" style:text-underline-width="auto" style:text-underline-color="font-color" officeooo:rsid="2783b192"/>
    </style:style>
    <style:style style:name="T244" style:family="text">
      <style:text-properties style:text-underline-style="solid" style:text-underline-width="auto" style:text-underline-color="font-color" officeooo:rsid="28bd5469"/>
    </style:style>
    <style:style style:name="T245" style:family="text">
      <style:text-properties style:text-underline-style="solid" style:text-underline-width="auto" style:text-underline-color="font-color" officeooo:rsid="28e76ce5"/>
    </style:style>
    <style:style style:name="T246" style:family="text">
      <style:text-properties style:text-underline-style="solid" style:text-underline-width="auto" style:text-underline-color="font-color" officeooo:rsid="28c62bc8"/>
    </style:style>
    <style:style style:name="T247" style:family="text">
      <style:text-properties style:text-underline-style="solid" style:text-underline-width="auto" style:text-underline-color="font-color" officeooo:rsid="29645d30"/>
    </style:style>
    <style:style style:name="T248" style:family="text">
      <style:text-properties style:text-underline-style="solid" style:text-underline-width="auto" style:text-underline-color="font-color" officeooo:rsid="296c71b6"/>
    </style:style>
    <style:style style:name="T249" style:family="text">
      <style:text-properties style:text-underline-style="solid" style:text-underline-width="auto" style:text-underline-color="font-color" officeooo:rsid="29e284b1"/>
    </style:style>
    <style:style style:name="T250" style:family="text">
      <style:text-properties style:text-underline-style="solid" style:text-underline-width="auto" style:text-underline-color="font-color" officeooo:rsid="2984a4c3"/>
    </style:style>
    <style:style style:name="T251" style:family="text">
      <style:text-properties style:text-underline-style="solid" style:text-underline-width="auto" style:text-underline-color="font-color" officeooo:rsid="28951655"/>
    </style:style>
    <style:style style:name="T252" style:family="text">
      <style:text-properties style:text-underline-style="solid" style:text-underline-width="auto" style:text-underline-color="font-color" officeooo:rsid="27f5495c"/>
    </style:style>
    <style:style style:name="T253" style:family="text">
      <style:text-properties style:text-underline-style="solid" style:text-underline-width="auto" style:text-underline-color="font-color" officeooo:rsid="2b0e1368"/>
    </style:style>
    <style:style style:name="T254" style:family="text">
      <style:text-properties style:text-underline-style="none"/>
    </style:style>
    <style:style style:name="T255" style:family="text">
      <style:text-properties style:text-underline-style="none" officeooo:rsid="26d7526d"/>
    </style:style>
    <style:style style:name="T256" style:family="text">
      <style:text-properties style:text-underline-style="none" officeooo:rsid="26daeec0"/>
    </style:style>
    <style:style style:name="T257" style:family="text">
      <style:text-properties style:text-underline-style="none" officeooo:rsid="280323f7"/>
    </style:style>
    <style:style style:name="T258" style:family="text">
      <style:text-properties style:text-underline-style="none" officeooo:rsid="289b8866"/>
    </style:style>
    <style:style style:name="T259" style:family="text">
      <style:text-properties style:text-underline-style="none" officeooo:rsid="289e4813"/>
    </style:style>
    <style:style style:name="T260" style:family="text">
      <style:text-properties style:text-underline-style="none" officeooo:rsid="28c62bc8"/>
    </style:style>
    <style:style style:name="T261" style:family="text">
      <style:text-properties style:text-underline-style="none" officeooo:rsid="284ed08a"/>
    </style:style>
    <style:style style:name="T262" style:family="text">
      <style:text-properties style:text-underline-style="none" officeooo:rsid="28ed2fb6"/>
    </style:style>
    <style:style style:name="T263" style:family="text">
      <style:text-properties style:text-underline-style="none" officeooo:rsid="290011b2"/>
    </style:style>
    <style:style style:name="T264" style:family="text">
      <style:text-properties style:text-underline-style="none" officeooo:rsid="296c71b6"/>
    </style:style>
    <style:style style:name="T265" style:family="text">
      <style:text-properties style:text-underline-style="none" officeooo:rsid="29b72064"/>
    </style:style>
    <style:style style:name="T266" style:family="text">
      <style:text-properties style:text-underline-style="none" officeooo:rsid="29e284b1"/>
    </style:style>
    <style:style style:name="T267" style:family="text">
      <style:text-properties style:text-underline-style="none" officeooo:rsid="29e46aeb"/>
    </style:style>
    <style:style style:name="T268" style:family="text">
      <style:text-properties style:text-underline-style="none" officeooo:rsid="29e6026e"/>
    </style:style>
    <style:style style:name="T269" style:family="text">
      <style:text-properties style:text-underline-style="none" officeooo:rsid="2aaf8ce8"/>
    </style:style>
    <style:style style:name="T270" style:family="text">
      <style:text-properties style:text-underline-style="none" officeooo:rsid="293b8584"/>
    </style:style>
    <style:style style:name="T271" style:family="text">
      <style:text-properties style:text-underline-style="none" officeooo:rsid="2afa8910"/>
    </style:style>
    <style:style style:name="T272" style:family="text">
      <style:text-properties style:text-underline-style="none" officeooo:rsid="2b0f4773"/>
    </style:style>
    <style:style style:name="T273" style:family="text">
      <style:text-properties style:text-underline-style="none" officeooo:rsid="27f5495c"/>
    </style:style>
    <style:style style:name="T274" style:family="text">
      <style:text-properties style:text-underline-style="none" officeooo:rsid="2b4752fc"/>
    </style:style>
    <style:style style:name="T275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76" style:family="text">
      <style:text-properties fo:font-variant="normal" fo:text-transform="none" fo:color="#222222" fo:letter-spacing="normal" fo:language="cs" fo:country="CZ"/>
    </style:style>
    <style:style style:name="T277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78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79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80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81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82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83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84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85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86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87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88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89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90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91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92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93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94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95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96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97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98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99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300" style:family="text">
      <style:text-properties fo:font-variant="normal" fo:text-transform="none" fo:color="#222222" fo:letter-spacing="normal" fo:language="cs" fo:country="CZ" fo:font-style="normal" officeooo:rsid="2afa8910" style:font-style-asian="normal" style:font-style-complex="normal"/>
    </style:style>
    <style:style style:name="T301" style:family="text">
      <style:text-properties fo:font-variant="normal" fo:text-transform="none" fo:color="#222222" fo:letter-spacing="normal" fo:language="cs" fo:country="CZ" fo:font-style="normal" officeooo:rsid="27f0fe41" style:font-style-asian="normal" style:font-style-complex="normal"/>
    </style:style>
    <style:style style:name="T302" style:family="text">
      <style:text-properties fo:font-variant="normal" fo:text-transform="none" fo:color="#222222" fo:letter-spacing="normal" fo:language="cs" fo:country="CZ" fo:font-style="normal" officeooo:rsid="27f3ae10" style:font-style-asian="normal" style:font-style-complex="normal"/>
    </style:style>
    <style:style style:name="T303" style:family="text">
      <style:text-properties fo:font-variant="normal" fo:text-transform="none" fo:color="#222222" fo:letter-spacing="normal" fo:language="cs" fo:country="CZ" fo:font-style="normal" officeooo:rsid="2b4d92c9" style:font-style-asian="normal" style:font-style-complex="normal"/>
    </style:style>
    <style:style style:name="T304" style:family="text">
      <style:text-properties fo:font-variant="normal" fo:text-transform="none" fo:color="#222222" fo:letter-spacing="normal" fo:language="cs" fo:country="CZ" fo:font-style="normal" officeooo:rsid="2b4ef272" style:font-style-asian="normal" style:font-style-complex="normal"/>
    </style:style>
    <style:style style:name="T305" style:family="text">
      <style:text-properties fo:font-variant="normal" fo:text-transform="none" fo:color="#222222" fo:letter-spacing="normal" fo:language="cs" fo:country="CZ" fo:font-style="normal" officeooo:rsid="2b621f9a" style:font-style-asian="normal" style:font-style-complex="normal"/>
    </style:style>
    <style:style style:name="T306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31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31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313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dc0a1" style:font-style-asian="normal" style:font-weight-asian="normal" style:font-style-complex="normal" style:font-weight-complex="normal"/>
    </style:style>
    <style:style style:name="T314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f3758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316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318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319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320" style:family="text">
      <style:text-properties fo:font-variant="normal" fo:text-transform="none" fo:color="#222222" fo:letter-spacing="normal" fo:language="cs" fo:country="CZ" fo:font-style="normal" fo:font-weight="bold" officeooo:rsid="2b4d92c9" style:font-style-asian="normal" style:font-weight-asian="bold" style:font-style-complex="normal" style:font-weight-complex="bold"/>
    </style:style>
    <style:style style:name="T321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color="#222222" fo:letter-spacing="normal" fo:language="cs" fo:country="CZ" fo:font-style="normal" fo:font-weight="normal" officeooo:rsid="282237a6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222222" fo:letter-spacing="normal" fo:language="cs" fo:country="CZ" fo:font-style="normal" fo:font-weight="normal" officeooo:rsid="2b4ef272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222222" fo:letter-spacing="normal" fo:language="cs" fo:country="CZ" fo:font-style="normal" fo:font-weight="normal" officeooo:rsid="2ab9b231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222222" fo:letter-spacing="normal" fo:language="cs" fo:country="CZ" fo:font-style="normal" fo:font-weight="normal" officeooo:rsid="2b5f19b0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color="#222222" fo:letter-spacing="normal" fo:language="cs" fo:country="CZ" fo:font-style="normal" fo:font-weight="normal" officeooo:rsid="2b5fc5bd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330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331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332" style:family="text">
      <style:text-properties fo:font-variant="normal" fo:text-transform="none" fo:color="#222222" fo:letter-spacing="normal" fo:language="cs" fo:country="CZ" fo:font-style="italic" officeooo:rsid="1db5e0be" style:font-style-asian="italic" style:font-style-complex="italic"/>
    </style:style>
    <style:style style:name="T333" style:family="text">
      <style:text-properties fo:font-variant="normal" fo:text-transform="none" fo:color="#222222" fo:letter-spacing="normal" fo:language="cs" fo:country="CZ" fo:font-style="italic" officeooo:rsid="1cba1e95" style:font-style-asian="italic" style:font-style-complex="italic"/>
    </style:style>
    <style:style style:name="T334" style:family="text">
      <style:text-properties fo:font-variant="normal" fo:text-transform="none" fo:color="#222222" fo:letter-spacing="normal" fo:language="cs" fo:country="CZ" fo:font-style="italic" officeooo:rsid="22b24f50" style:font-style-asian="italic" style:font-style-complex="italic"/>
    </style:style>
    <style:style style:name="T335" style:family="text">
      <style:text-properties fo:font-variant="normal" fo:text-transform="none" fo:color="#222222" fo:letter-spacing="normal" fo:language="cs" fo:country="CZ" fo:font-style="italic" officeooo:rsid="18bc925c" style:font-style-asian="italic" style:font-style-complex="italic"/>
    </style:style>
    <style:style style:name="T336" style:family="text">
      <style:text-properties fo:font-variant="normal" fo:text-transform="none" fo:color="#222222" fo:letter-spacing="normal" fo:language="cs" fo:country="CZ" fo:font-style="italic" officeooo:rsid="2af26975" style:font-style-asian="italic" style:font-style-complex="italic"/>
    </style:style>
    <style:style style:name="T337" style:family="text">
      <style:text-properties fo:font-variant="normal" fo:text-transform="none" fo:color="#222222" fo:letter-spacing="normal" fo:language="cs" fo:country="CZ" fo:font-style="italic" officeooo:rsid="2b4d92c9" style:font-style-asian="italic" style:font-style-complex="italic"/>
    </style:style>
    <style:style style:name="T338" style:family="text">
      <style:text-properties fo:font-variant="normal" fo:text-transform="none" fo:color="#222222" fo:letter-spacing="normal" fo:language="cs" fo:country="CZ" fo:font-style="italic" officeooo:rsid="2ab9b231" style:font-style-asian="italic" style:font-style-complex="italic"/>
    </style:style>
    <style:style style:name="T339" style:family="text">
      <style:text-properties fo:font-variant="normal" fo:text-transform="none" fo:color="#222222" fo:letter-spacing="normal" fo:language="cs" fo:country="CZ" fo:font-style="italic" officeooo:rsid="2b61675f" style:font-style-asian="italic" style:font-style-complex="italic"/>
    </style:style>
    <style:style style:name="T340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341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342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343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344" style:family="text">
      <style:text-properties fo:font-variant="normal" fo:text-transform="none" fo:color="#222222" fo:letter-spacing="normal" fo:language="cs" fo:country="CZ" fo:font-style="italic" style:text-underline-style="none" officeooo:rsid="2a3c99dd" style:font-style-asian="italic" style:font-style-complex="italic"/>
    </style:style>
    <style:style style:name="T345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346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347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348" style:family="text">
      <style:text-properties fo:font-variant="normal" fo:text-transform="none" fo:color="#222222" fo:letter-spacing="normal" fo:language="cs" fo:country="CZ" officeooo:rsid="1d1a7fb6"/>
    </style:style>
    <style:style style:name="T349" style:family="text">
      <style:text-properties fo:font-variant="normal" fo:text-transform="none" fo:color="#222222" fo:letter-spacing="normal" fo:language="cs" fo:country="CZ" officeooo:rsid="2745d62c"/>
    </style:style>
    <style:style style:name="T350" style:family="text">
      <style:text-properties fo:font-variant="normal" fo:text-transform="none" fo:color="#222222" fo:letter-spacing="normal" fo:language="cs" fo:country="CZ" officeooo:rsid="27ecaabe"/>
    </style:style>
    <style:style style:name="T351" style:family="text">
      <style:text-properties fo:font-variant="normal" fo:text-transform="none" fo:color="#222222" fo:letter-spacing="normal" fo:language="cs" fo:country="CZ" officeooo:rsid="27ef7ad8"/>
    </style:style>
    <style:style style:name="T352" style:family="text">
      <style:text-properties fo:font-variant="normal" fo:text-transform="none" fo:color="#222222" fo:letter-spacing="normal" fo:language="cs" fo:country="CZ" officeooo:rsid="27f0fe41"/>
    </style:style>
    <style:style style:name="T353" style:family="text">
      <style:text-properties fo:font-variant="normal" fo:text-transform="none" fo:color="#222222" fo:letter-spacing="normal" fo:language="cs" fo:country="CZ" officeooo:rsid="19e265e8"/>
    </style:style>
    <style:style style:name="T354" style:family="text">
      <style:text-properties fo:font-variant="normal" fo:text-transform="none" fo:color="#222222" fo:letter-spacing="normal" fo:language="cs" fo:country="CZ" officeooo:rsid="27f295fc"/>
    </style:style>
    <style:style style:name="T355" style:family="text">
      <style:text-properties fo:font-variant="normal" fo:text-transform="none" fo:color="#222222" fo:letter-spacing="normal" fo:language="cs" fo:country="CZ" officeooo:rsid="2847ad8e"/>
    </style:style>
    <style:style style:name="T356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57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58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59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60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61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5cc8f6"/>
    </style:style>
    <style:style style:name="T362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021d63"/>
    </style:style>
    <style:style style:name="T363" style:family="text">
      <style:text-properties fo:font-variant="normal" fo:text-transform="none" fo:color="#222222" fo:letter-spacing="normal" fo:language="cs" fo:country="CZ" officeooo:rsid="2857abd7"/>
    </style:style>
    <style:style style:name="T364" style:family="text">
      <style:text-properties fo:font-variant="normal" fo:text-transform="none" fo:color="#222222" fo:letter-spacing="normal" fo:language="cs" fo:country="CZ" officeooo:rsid="28590130"/>
    </style:style>
    <style:style style:name="T365" style:family="text">
      <style:text-properties fo:font-variant="normal" fo:text-transform="none" fo:color="#222222" fo:letter-spacing="normal" fo:language="cs" fo:country="CZ" officeooo:rsid="289bb0bd"/>
    </style:style>
    <style:style style:name="T366" style:family="text">
      <style:text-properties fo:font-variant="normal" fo:text-transform="none" fo:color="#222222" fo:letter-spacing="normal" fo:language="cs" fo:country="CZ" officeooo:rsid="28e96a34"/>
    </style:style>
    <style:style style:name="T367" style:family="text">
      <style:text-properties fo:font-variant="normal" fo:text-transform="none" fo:color="#222222" fo:letter-spacing="normal" fo:language="cs" fo:country="CZ" officeooo:rsid="28fac9b6"/>
    </style:style>
    <style:style style:name="T368" style:family="text">
      <style:text-properties fo:font-variant="normal" fo:text-transform="none" fo:color="#222222" fo:letter-spacing="normal" fo:language="cs" fo:country="CZ" officeooo:rsid="28fc33eb"/>
    </style:style>
    <style:style style:name="T369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70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71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72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73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74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75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76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77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78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79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80" style:family="text">
      <style:text-properties fo:font-variant="normal" fo:text-transform="none" fo:color="#222222" fo:letter-spacing="normal" fo:language="cs" fo:country="CZ" style:text-underline-style="none" officeooo:rsid="2b08cdda"/>
    </style:style>
    <style:style style:name="T381" style:family="text">
      <style:text-properties fo:font-variant="normal" fo:text-transform="none" fo:color="#222222" fo:letter-spacing="normal" fo:language="cs" fo:country="CZ" style:text-underline-style="none" officeooo:rsid="2b5cc8f6"/>
    </style:style>
    <style:style style:name="T382" style:family="text">
      <style:text-properties fo:font-variant="normal" fo:text-transform="none" fo:color="#222222" fo:letter-spacing="normal" fo:language="cs" fo:country="CZ" style:text-underline-style="none" officeooo:rsid="2b021d63"/>
    </style:style>
    <style:style style:name="T383" style:family="text">
      <style:text-properties fo:font-variant="normal" fo:text-transform="none" fo:color="#222222" fo:letter-spacing="normal" fo:language="cs" fo:country="CZ" officeooo:rsid="294899d6"/>
    </style:style>
    <style:style style:name="T384" style:family="text">
      <style:text-properties fo:font-variant="normal" fo:text-transform="none" fo:color="#222222" fo:letter-spacing="normal" fo:language="cs" fo:country="CZ" officeooo:rsid="2ab9b231"/>
    </style:style>
    <style:style style:name="T385" style:family="text">
      <style:text-properties fo:font-variant="normal" fo:text-transform="none" fo:color="#222222" fo:letter-spacing="normal" fo:language="cs" fo:country="CZ" officeooo:rsid="2abaeed8"/>
    </style:style>
    <style:style style:name="T386" style:family="text">
      <style:text-properties fo:font-variant="normal" fo:text-transform="none" fo:color="#222222" fo:letter-spacing="normal" fo:language="cs" fo:country="CZ" officeooo:rsid="2ac44257"/>
    </style:style>
    <style:style style:name="T387" style:family="text">
      <style:text-properties fo:font-variant="normal" fo:text-transform="none" fo:color="#222222" fo:letter-spacing="normal" fo:language="cs" fo:country="CZ" officeooo:rsid="2ac4710d"/>
    </style:style>
    <style:style style:name="T388" style:family="text">
      <style:text-properties fo:font-variant="normal" fo:text-transform="none" fo:color="#222222" fo:letter-spacing="normal" fo:language="cs" fo:country="CZ" officeooo:rsid="15520144"/>
    </style:style>
    <style:style style:name="T389" style:family="text">
      <style:text-properties fo:font-variant="normal" fo:text-transform="none" fo:color="#222222" fo:letter-spacing="normal" fo:language="cs" fo:country="CZ" officeooo:rsid="2ac614e1"/>
    </style:style>
    <style:style style:name="T390" style:family="text">
      <style:text-properties fo:font-variant="normal" fo:text-transform="none" fo:color="#222222" fo:letter-spacing="normal" fo:language="cs" fo:country="CZ" officeooo:rsid="2ac8713c"/>
    </style:style>
    <style:style style:name="T391" style:family="text">
      <style:text-properties fo:font-variant="normal" fo:text-transform="none" fo:color="#222222" fo:letter-spacing="normal" fo:language="cs" fo:country="CZ" officeooo:rsid="2b021d63"/>
    </style:style>
    <style:style style:name="T392" style:family="text">
      <style:text-properties fo:font-variant="normal" fo:text-transform="none" fo:color="#222222" fo:letter-spacing="normal" fo:language="cs" fo:country="CZ" officeooo:rsid="2b429740"/>
    </style:style>
    <style:style style:name="T393" style:family="text">
      <style:text-properties fo:font-variant="normal" fo:text-transform="none" fo:color="#222222" fo:letter-spacing="normal" style:text-underline-style="none" officeooo:rsid="29dae328"/>
    </style:style>
    <style:style style:name="T394" style:family="text">
      <style:text-properties fo:font-variant="normal" fo:text-transform="none" fo:color="#222222" fo:letter-spacing="normal" style:text-underline-style="none" officeooo:rsid="2a3b6e79"/>
    </style:style>
    <style:style style:name="T395" style:family="text">
      <style:text-properties fo:font-variant="normal" fo:text-transform="none" fo:color="#222222" fo:letter-spacing="normal" style:text-underline-style="none" officeooo:rsid="2a39070f"/>
    </style:style>
    <style:style style:name="T396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b9f8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080e6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3b4ac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c154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d73243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c037d7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0cadf3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11bd6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49e58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5a85d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0b51e1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2fe45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4eed5" style:font-style-asian="normal" style:font-weight-asian="normal" style:font-style-complex="normal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55b04" style:font-style-asian="normal" style:font-weight-asian="normal" style:font-style-complex="normal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2444d" style:font-style-asian="normal" style:font-weight-asian="normal" style:font-style-complex="normal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78a1a" style:font-style-asian="normal" style:font-weight-asian="normal" style:font-style-complex="normal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c1118" style:font-style-asian="normal" style:font-weight-asian="normal" style:font-style-complex="normal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d1d3e" style:font-style-asian="normal" style:font-weight-asian="normal" style:font-style-complex="normal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e83db" style:font-style-asian="normal" style:font-weight-asian="normal" style:font-style-complex="normal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f0753" style:font-style-asian="normal" style:font-weight-asian="normal" style:font-style-complex="normal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0a7ec" style:font-style-asian="normal" style:font-weight-asian="normal" style:font-style-complex="normal" style:font-weight-complex="normal"/>
    </style:style>
    <style:style style:name="T5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29740" style:font-style-asian="normal" style:font-weight-asian="normal" style:font-style-complex="normal" style:font-weight-complex="normal"/>
    </style:style>
    <style:style style:name="T5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64eb" style:font-style-asian="normal" style:font-weight-asian="normal" style:font-style-complex="normal" style:font-weight-complex="normal"/>
    </style:style>
    <style:style style:name="T5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8613" style:font-style-asian="normal" style:font-weight-asian="normal" style:font-style-complex="normal" style:font-weight-complex="normal"/>
    </style:style>
    <style:style style:name="T5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5495c" style:font-style-asian="normal" style:font-weight-asian="normal" style:font-style-complex="normal" style:font-weight-complex="normal"/>
    </style:style>
    <style:style style:name="T5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52fc" style:font-style-asian="normal" style:font-weight-asian="normal" style:font-style-complex="normal" style:font-weight-complex="normal"/>
    </style:style>
    <style:style style:name="T5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b9af" style:font-style-asian="normal" style:font-weight-asian="normal" style:font-style-complex="normal" style:font-weight-complex="normal"/>
    </style:style>
    <style:style style:name="T5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7918f" style:font-style-asian="normal" style:font-weight-asian="normal" style:font-style-complex="normal" style:font-weight-complex="normal"/>
    </style:style>
    <style:style style:name="T5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8f5cc" style:font-style-asian="normal" style:font-weight-asian="normal" style:font-style-complex="normal" style:font-weight-complex="normal"/>
    </style:style>
    <style:style style:name="T597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598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599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600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601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602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603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604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605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606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607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608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609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610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611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612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613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614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615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616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617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618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620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621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622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623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624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625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626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627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628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629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630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83db" style:font-style-asian="normal" style:font-weight-asian="bold" style:font-style-complex="normal" style:font-weight-complex="bold"/>
    </style:style>
    <style:style style:name="T631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f8c7" style:font-style-asian="normal" style:font-weight-asian="bold" style:font-style-complex="normal" style:font-weight-complex="bold"/>
    </style:style>
    <style:style style:name="T632" style:family="text">
      <style:text-properties fo:font-variant="normal" fo:text-transform="none" fo:color="#000000" fo:letter-spacing="normal" fo:language="cs" fo:country="CZ" fo:font-style="normal" style:text-underline-style="none" fo:font-weight="bold" officeooo:rsid="2b3f0753" style:font-style-asian="normal" style:font-weight-asian="bold" style:font-style-complex="normal" style:font-weight-complex="bold"/>
    </style:style>
    <style:style style:name="T633" style:family="text">
      <style:text-properties fo:font-variant="normal" fo:text-transform="none" fo:color="#000000" fo:letter-spacing="normal" fo:language="cs" fo:country="CZ" fo:font-style="normal" style:text-underline-style="none" fo:font-weight="bold" officeooo:rsid="2b438613" style:font-style-asian="normal" style:font-weight-asian="bold" style:font-style-complex="normal" style:font-weight-complex="bold"/>
    </style:style>
    <style:style style:name="T63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3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63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63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63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3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64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64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64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64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64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64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64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64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64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64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65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65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6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6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6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6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6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65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65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65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66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66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66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e1368" style:font-style-asian="normal" style:font-weight-asian="normal" style:font-style-complex="normal" style:font-weight-complex="normal"/>
    </style:style>
    <style:style style:name="T66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f4773" style:font-style-asian="normal" style:font-weight-asian="normal" style:font-style-complex="normal" style:font-weight-complex="normal"/>
    </style:style>
    <style:style style:name="T66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4752fc" style:font-style-asian="normal" style:font-weight-asian="normal" style:font-style-complex="normal" style:font-weight-complex="normal"/>
    </style:style>
    <style:style style:name="T665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66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66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66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66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67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67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67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67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67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67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67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67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67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67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68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68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6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6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6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6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6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6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6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6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6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6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6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6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6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6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69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69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69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69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d73243" style:font-style-asian="italic" style:font-weight-asian="normal" style:font-style-complex="italic" style:font-weight-complex="normal"/>
    </style:style>
    <style:style style:name="T70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14eed5" style:font-style-asian="italic" style:font-weight-asian="normal" style:font-style-complex="italic" style:font-weight-complex="normal"/>
    </style:style>
    <style:style style:name="T70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3d1d3e" style:font-style-asian="italic" style:font-weight-asian="normal" style:font-style-complex="italic" style:font-weight-complex="normal"/>
    </style:style>
    <style:style style:name="T702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703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4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705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706" style:family="text">
      <style:text-properties fo:font-variant="normal" fo:text-transform="none" fo:color="#000000" fo:letter-spacing="normal" fo:language="cs" fo:country="CZ" officeooo:rsid="208a4fcb" loext:padding="0cm" loext:border="none"/>
    </style:style>
    <style:style style:name="T707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708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709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710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711" style:family="text">
      <style:text-properties fo:font-variant="normal" fo:text-transform="none" fo:color="#333333" fo:letter-spacing="normal" fo:language="cs" fo:country="CZ" fo:font-style="normal" officeooo:rsid="2b5cc8f6" style:font-style-asian="normal" style:font-style-complex="normal"/>
    </style:style>
    <style:style style:name="T712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713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714" style:family="text">
      <style:text-properties fo:font-variant="normal" fo:text-transform="none" fo:color="#333333" fo:letter-spacing="normal" fo:language="cs" fo:country="CZ" officeooo:rsid="2745d62c"/>
    </style:style>
    <style:style style:name="T715" style:family="text">
      <style:text-properties fo:font-variant="normal" fo:text-transform="none" fo:color="#333333" fo:letter-spacing="normal" fo:language="cs" fo:country="CZ" officeooo:rsid="2ac8713c"/>
    </style:style>
    <style:style style:name="T716" style:family="text">
      <style:text-properties fo:font-variant="normal" fo:text-transform="none" fo:color="#333333" fo:letter-spacing="normal" officeooo:rsid="2745d62c"/>
    </style:style>
    <style:style style:name="T717" style:family="text">
      <style:text-properties fo:font-variant="normal" fo:text-transform="none" fo:color="#333333" fo:letter-spacing="normal" officeooo:rsid="2b0319f8"/>
    </style:style>
    <style:style style:name="T718" style:family="text">
      <style:text-properties fo:font-variant="normal" fo:text-transform="none" fo:color="#333333" fo:letter-spacing="normal" officeooo:rsid="27ec0962"/>
    </style:style>
    <style:style style:name="T719" style:family="text">
      <style:text-properties fo:font-variant="normal" fo:text-transform="none" fo:color="#333333" fo:letter-spacing="normal" officeooo:rsid="292ed6e3"/>
    </style:style>
    <style:style style:name="T720" style:family="text">
      <style:text-properties officeooo:rsid="24543bc7"/>
    </style:style>
    <style:style style:name="T721" style:family="text">
      <style:text-properties officeooo:rsid="251ce297"/>
    </style:style>
    <style:style style:name="T722" style:family="text">
      <style:text-properties officeooo:rsid="25dfe54b"/>
    </style:style>
    <style:style style:name="T723" style:family="text">
      <style:text-properties officeooo:rsid="2671fb12"/>
    </style:style>
    <style:style style:name="T724" style:family="text">
      <style:text-properties officeooo:rsid="2697720b"/>
    </style:style>
    <style:style style:name="T725" style:family="text">
      <style:text-properties officeooo:rsid="26989a2f"/>
    </style:style>
    <style:style style:name="T726" style:family="text">
      <style:text-properties officeooo:rsid="269dc869"/>
    </style:style>
    <style:style style:name="T727" style:family="text">
      <style:text-properties officeooo:rsid="26a2c07e"/>
    </style:style>
    <style:style style:name="T728" style:family="text">
      <style:text-properties officeooo:rsid="26a4e844"/>
    </style:style>
    <style:style style:name="T729" style:family="text">
      <style:text-properties officeooo:rsid="26a694d9"/>
    </style:style>
    <style:style style:name="T730" style:family="text">
      <style:text-properties officeooo:rsid="26b833f0"/>
    </style:style>
    <style:style style:name="T731" style:family="text">
      <style:text-properties officeooo:rsid="26c2ee38"/>
    </style:style>
    <style:style style:name="T732" style:family="text">
      <style:text-properties officeooo:rsid="26c8cb7a"/>
    </style:style>
    <style:style style:name="T733" style:family="text">
      <style:text-properties officeooo:rsid="26d36516"/>
    </style:style>
    <style:style style:name="T734" style:family="text">
      <style:text-properties officeooo:rsid="26d7526d"/>
    </style:style>
    <style:style style:name="T735" style:family="text">
      <style:text-properties officeooo:rsid="26e7fa1f"/>
    </style:style>
    <style:style style:name="T736" style:family="text">
      <style:text-properties officeooo:rsid="26f34754"/>
    </style:style>
    <style:style style:name="T737" style:family="text">
      <style:text-properties officeooo:rsid="26f505f0"/>
    </style:style>
    <style:style style:name="T738" style:family="text">
      <style:text-properties officeooo:rsid="26fbf756"/>
    </style:style>
    <style:style style:name="T739" style:family="text">
      <style:text-properties officeooo:rsid="270ccdb0"/>
    </style:style>
    <style:style style:name="T740" style:family="text">
      <style:text-properties officeooo:rsid="270db580"/>
    </style:style>
    <style:style style:name="T741" style:family="text">
      <style:text-properties officeooo:rsid="27159c3b"/>
    </style:style>
    <style:style style:name="T742" style:family="text">
      <style:text-properties officeooo:rsid="27309ce7"/>
    </style:style>
    <style:style style:name="T743" style:family="text">
      <style:text-properties officeooo:rsid="2735fc92"/>
    </style:style>
    <style:style style:name="T744" style:family="text">
      <style:text-properties officeooo:rsid="2745d62c"/>
    </style:style>
    <style:style style:name="T745" style:family="text">
      <style:text-properties officeooo:rsid="2750f31d"/>
    </style:style>
    <style:style style:name="T746" style:family="text">
      <style:text-properties officeooo:rsid="275aa269"/>
    </style:style>
    <style:style style:name="T747" style:family="text">
      <style:text-properties officeooo:rsid="2774dace"/>
    </style:style>
    <style:style style:name="T748" style:family="text">
      <style:text-properties officeooo:rsid="2783b192"/>
    </style:style>
    <style:style style:name="T749" style:family="text">
      <style:text-properties officeooo:rsid="2797fc5b"/>
    </style:style>
    <style:style style:name="T750" style:family="text">
      <style:text-properties officeooo:rsid="280323f7"/>
    </style:style>
    <style:style style:name="T751" style:family="text">
      <style:text-properties officeooo:rsid="28301bf5"/>
    </style:style>
    <style:style style:name="T752" style:family="text">
      <style:text-properties officeooo:rsid="2839631f"/>
    </style:style>
    <style:style style:name="T753" style:family="text">
      <style:text-properties officeooo:rsid="283d0077"/>
    </style:style>
    <style:style style:name="T754" style:family="text">
      <style:text-properties officeooo:rsid="284a5191"/>
    </style:style>
    <style:style style:name="T755" style:family="text">
      <style:text-properties officeooo:rsid="2859e9b8"/>
    </style:style>
    <style:style style:name="T756" style:family="text">
      <style:text-properties officeooo:rsid="28646340"/>
    </style:style>
    <style:style style:name="T757" style:family="text">
      <style:text-properties officeooo:rsid="17e6c942"/>
    </style:style>
    <style:style style:name="T758" style:family="text">
      <style:text-properties officeooo:rsid="28951655"/>
    </style:style>
    <style:style style:name="T759" style:family="text">
      <style:text-properties officeooo:rsid="2896bafe"/>
    </style:style>
    <style:style style:name="T760" style:family="text">
      <style:text-properties officeooo:rsid="289824b7"/>
    </style:style>
    <style:style style:name="T761" style:family="text">
      <style:text-properties officeooo:rsid="2898625d"/>
    </style:style>
    <style:style style:name="T762" style:family="text">
      <style:text-properties officeooo:rsid="289a74d5"/>
    </style:style>
    <style:style style:name="T763" style:family="text">
      <style:text-properties officeooo:rsid="289b8866"/>
    </style:style>
    <style:style style:name="T764" style:family="text">
      <style:text-properties officeooo:rsid="284ed08a"/>
    </style:style>
    <style:style style:name="T765" style:family="text">
      <style:text-properties officeooo:rsid="28e87d10"/>
    </style:style>
    <style:style style:name="T766" style:family="text">
      <style:text-properties officeooo:rsid="28eaa0d5"/>
    </style:style>
    <style:style style:name="T767" style:family="text">
      <style:text-properties officeooo:rsid="28ebcfd8"/>
    </style:style>
    <style:style style:name="T768" style:family="text">
      <style:text-properties officeooo:rsid="28f84b09"/>
    </style:style>
    <style:style style:name="T769" style:family="text">
      <style:text-properties officeooo:rsid="28f9fa77"/>
    </style:style>
    <style:style style:name="T770" style:family="text">
      <style:text-properties officeooo:rsid="291a21a4"/>
    </style:style>
    <style:style style:name="T771" style:family="text">
      <style:text-properties officeooo:rsid="291c77bf"/>
    </style:style>
    <style:style style:name="T772" style:family="text">
      <style:text-properties officeooo:rsid="291d9679"/>
    </style:style>
    <style:style style:name="T773" style:family="text">
      <style:text-properties officeooo:rsid="29201ac6"/>
    </style:style>
    <style:style style:name="T774" style:family="text">
      <style:text-properties officeooo:rsid="295b4878"/>
    </style:style>
    <style:style style:name="T775" style:family="text">
      <style:text-properties officeooo:rsid="295dac73"/>
    </style:style>
    <style:style style:name="T776" style:family="text">
      <style:text-properties officeooo:rsid="29636b46"/>
    </style:style>
    <style:style style:name="T777" style:family="text">
      <style:text-properties officeooo:rsid="29645d30"/>
    </style:style>
    <style:style style:name="T778" style:family="text">
      <style:text-properties officeooo:rsid="296c71b6"/>
    </style:style>
    <style:style style:name="T779" style:family="text">
      <style:text-properties officeooo:rsid="2970d609"/>
    </style:style>
    <style:style style:name="T780" style:family="text">
      <style:text-properties officeooo:rsid="2973e04b"/>
    </style:style>
    <style:style style:name="T781" style:family="text">
      <style:text-properties officeooo:rsid="29766003"/>
    </style:style>
    <style:style style:name="T782" style:family="text">
      <style:text-properties officeooo:rsid="297935e3"/>
    </style:style>
    <style:style style:name="T783" style:family="text">
      <style:text-properties officeooo:rsid="297ba3cd"/>
    </style:style>
    <style:style style:name="T784" style:family="text">
      <style:text-properties officeooo:rsid="297cddd1"/>
    </style:style>
    <style:style style:name="T785" style:family="text">
      <style:text-properties officeooo:rsid="2984a4c3"/>
    </style:style>
    <style:style style:name="T786" style:family="text">
      <style:text-properties officeooo:rsid="299ad1d2"/>
    </style:style>
    <style:style style:name="T787" style:family="text">
      <style:text-properties officeooo:rsid="29a09a34"/>
    </style:style>
    <style:style style:name="T788" style:family="text">
      <style:text-properties officeooo:rsid="29a1bf74"/>
    </style:style>
    <style:style style:name="T789" style:family="text">
      <style:text-properties officeooo:rsid="27e2dc8a"/>
    </style:style>
    <style:style style:name="T790" style:family="text">
      <style:text-properties officeooo:rsid="29c1d6ca"/>
    </style:style>
    <style:style style:name="T791" style:family="text">
      <style:text-properties officeooo:rsid="29e1b3f0"/>
    </style:style>
    <style:style style:name="T792" style:family="text">
      <style:text-properties officeooo:rsid="29e284b1"/>
    </style:style>
    <style:style style:name="T793" style:family="text">
      <style:text-properties officeooo:rsid="2794b590"/>
    </style:style>
    <style:style style:name="T794" style:family="text">
      <style:text-properties officeooo:rsid="29e46aeb"/>
    </style:style>
    <style:style style:name="T795" style:family="text">
      <style:text-properties officeooo:rsid="2a0ab732"/>
    </style:style>
    <style:style style:name="T796" style:family="text">
      <style:text-properties officeooo:rsid="2a10fa17"/>
    </style:style>
    <style:style style:name="T797" style:family="text">
      <style:text-properties officeooo:rsid="2a148a63"/>
    </style:style>
    <style:style style:name="T798" style:family="text">
      <style:text-properties officeooo:rsid="2a15c51f"/>
    </style:style>
    <style:style style:name="T799" style:family="text">
      <style:text-properties officeooo:rsid="2a16d032"/>
    </style:style>
    <style:style style:name="T800" style:family="text">
      <style:text-properties officeooo:rsid="2a173314"/>
    </style:style>
    <style:style style:name="T801" style:family="text">
      <style:text-properties officeooo:rsid="2a18bced"/>
    </style:style>
    <style:style style:name="T802" style:family="text">
      <style:text-properties officeooo:rsid="2a1efa5d"/>
    </style:style>
    <style:style style:name="T803" style:family="text">
      <style:text-properties officeooo:rsid="2a20905e"/>
    </style:style>
    <style:style style:name="T804" style:family="text">
      <style:text-properties officeooo:rsid="2a32041e"/>
    </style:style>
    <style:style style:name="T805" style:family="text">
      <style:text-properties officeooo:rsid="2a41ea57"/>
    </style:style>
    <style:style style:name="T806" style:family="text">
      <style:text-properties officeooo:rsid="2a46c372"/>
    </style:style>
    <style:style style:name="T807" style:family="text">
      <style:text-properties officeooo:rsid="2a4715b4"/>
    </style:style>
    <style:style style:name="T808" style:family="text">
      <style:text-properties officeooo:rsid="2a560cd0"/>
    </style:style>
    <style:style style:name="T809" style:family="text">
      <style:text-properties officeooo:rsid="2a91d861"/>
    </style:style>
    <style:style style:name="T810" style:family="text">
      <style:text-properties fo:background-color="#b2b2b2" loext:char-shading-value="0"/>
    </style:style>
    <style:style style:name="T811" style:family="text">
      <style:text-properties officeooo:rsid="2a91d861" fo:background-color="#b2b2b2" loext:char-shading-value="0"/>
    </style:style>
    <style:style style:name="T812" style:family="text">
      <style:text-properties officeooo:rsid="2a37a9e6" fo:background-color="#b2b2b2" loext:char-shading-value="0"/>
    </style:style>
    <style:style style:name="T813" style:family="text">
      <style:text-properties officeooo:rsid="2a8abc6d" fo:background-color="#b2b2b2" loext:char-shading-value="0"/>
    </style:style>
    <style:style style:name="T814" style:family="text">
      <style:text-properties officeooo:rsid="2a9e6f19"/>
    </style:style>
    <style:style style:name="T815" style:family="text">
      <style:text-properties officeooo:rsid="295ccb54"/>
    </style:style>
    <style:style style:name="T816" style:family="text">
      <style:text-properties officeooo:rsid="2abce980"/>
    </style:style>
    <style:style style:name="T817" style:family="text">
      <style:text-properties officeooo:rsid="15520144"/>
    </style:style>
    <style:style style:name="T818" style:family="text">
      <style:text-properties officeooo:rsid="2ae714b1"/>
    </style:style>
    <style:style style:name="T819" style:family="text">
      <style:text-properties officeooo:rsid="29d4e64a"/>
    </style:style>
    <style:style style:name="T820" style:family="text">
      <style:text-properties officeooo:rsid="2aea3290"/>
    </style:style>
    <style:style style:name="T821" style:family="text">
      <style:text-properties officeooo:rsid="27f5495c"/>
    </style:style>
    <style:style style:name="T822" style:family="text">
      <style:text-properties officeooo:rsid="2af826eb"/>
    </style:style>
    <style:style style:name="T823" style:family="text">
      <style:text-properties officeooo:rsid="2afa8910"/>
    </style:style>
    <style:style style:name="T824" style:family="text">
      <style:text-properties officeooo:rsid="2b00ed1d"/>
    </style:style>
    <style:style style:name="T825" style:family="text">
      <style:text-properties officeooo:rsid="2b072b04"/>
    </style:style>
    <style:style style:name="T826" style:family="text">
      <style:text-properties officeooo:rsid="2b103d82"/>
    </style:style>
    <style:style style:name="T827" style:family="text">
      <style:text-properties officeooo:rsid="2b1bd64f"/>
    </style:style>
    <style:style style:name="T828" style:family="text">
      <style:text-properties officeooo:rsid="2b1d3f34"/>
    </style:style>
    <style:style style:name="T829" style:family="text">
      <style:text-properties officeooo:rsid="2b1f10a1"/>
    </style:style>
    <style:style style:name="T830" style:family="text">
      <style:text-properties officeooo:rsid="2b22444d"/>
    </style:style>
    <style:style style:name="T831" style:family="text">
      <style:text-properties officeooo:rsid="2b278a1a"/>
    </style:style>
    <style:style style:name="T832" style:family="text">
      <style:text-properties officeooo:rsid="2b315fa9"/>
    </style:style>
    <style:style style:name="T833" style:family="text">
      <style:text-properties officeooo:rsid="2b321316"/>
    </style:style>
    <style:style style:name="T834" style:family="text">
      <style:text-properties officeooo:rsid="2b3286e0"/>
    </style:style>
    <style:style style:name="T835" style:family="text">
      <style:text-properties officeooo:rsid="2b347c0c"/>
    </style:style>
    <style:style style:name="T836" style:family="text">
      <style:text-properties officeooo:rsid="2b352c6c"/>
    </style:style>
    <style:style style:name="T837" style:family="text">
      <style:text-properties officeooo:rsid="2b35d352"/>
    </style:style>
    <style:style style:name="T838" style:family="text">
      <style:text-properties officeooo:rsid="2b36df64"/>
    </style:style>
    <style:style style:name="T839" style:family="text">
      <style:text-properties officeooo:rsid="2b387c75"/>
    </style:style>
    <style:style style:name="T840" style:family="text">
      <style:text-properties officeooo:rsid="2b3c1118"/>
    </style:style>
    <style:style style:name="T841" style:family="text">
      <style:text-properties officeooo:rsid="2b429740"/>
    </style:style>
    <style:style style:name="T842" style:family="text">
      <style:text-properties officeooo:rsid="2b4cf9d6"/>
    </style:style>
    <style:style style:name="T843" style:family="text">
      <style:text-properties officeooo:rsid="2b4d92c9"/>
    </style:style>
    <style:style style:name="T844" style:family="text">
      <style:text-properties officeooo:rsid="2a0e528b"/>
    </style:style>
    <style:style style:name="T845" style:family="text">
      <style:text-properties officeooo:rsid="2b547025"/>
    </style:style>
    <style:style style:name="T846" style:family="text">
      <style:text-properties officeooo:rsid="2b569f14"/>
    </style:style>
    <style:style style:name="T847" style:family="text">
      <style:text-properties officeooo:rsid="2b5efcff"/>
    </style:style>
    <style:style style:name="T848" style:family="text">
      <style:text-properties officeooo:rsid="2b61675f"/>
    </style:style>
    <style:style style:name="T849" style:family="text">
      <style:text-properties officeooo:rsid="2b633eb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4">Z<text:span text:style-name="T722">atopený</text:span></text:p>
      <text:p text:style-name="P81">důl</text:p>
      <text:p text:style-name="P78"/>
      <text:p text:style-name="P78"/>
      <text:p text:style-name="P79">dobrodružství pro hru</text:p>
      <text:p text:style-name="P135">D<text:span text:style-name="T722">račák</text:span></text:p>
      <text:p text:style-name="P134"/>
      <text:p text:style-name="P136">podle staré školy</text:p>
      <text:p text:style-name="P133"/>
      <text:p text:style-name="P133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5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64"><text:a xlink:type="simple" xlink:href="#__RefHeading___Toc13837_1990953305" text:style-name="Internet_20_link" text:visited-style-name="Internet_20_link">TODO</text:a><text:tab/>4</text:p>
          <text:p text:style-name="P164"><text:a xlink:type="simple" xlink:href="#__RefHeading___Toc13839_1990953305" text:style-name="Internet_20_link" text:visited-style-name="Internet_20_link">Karty</text:a><text:tab/>6</text:p>
          <text:p text:style-name="P164"><text:a xlink:type="simple" xlink:href="#__RefHeading___Toc13841_1990953305" text:style-name="Internet_20_link" text:visited-style-name="Internet_20_link">Texty</text:a><text:tab/>9</text:p>
          <text:p text:style-name="P164"><text:a xlink:type="simple" xlink:href="#__RefHeading___Toc13843_1990953305" text:style-name="Internet_20_link" text:visited-style-name="Internet_20_link">NPCs</text:a><text:tab/>11</text:p>
          <text:p text:style-name="P164"><text:a xlink:type="simple" xlink:href="#__RefHeading___Toc13845_1990953305" text:style-name="Internet_20_link" text:visited-style-name="Internet_20_link">Úvod</text:a><text:tab/>12</text:p>
          <text:p text:style-name="P165"><text:a xlink:type="simple" xlink:href="#__RefHeading___Toc13847_1990953305" text:style-name="Internet_20_link" text:visited-style-name="Internet_20_link">Starotrpasličtina</text:a><text:tab/>12</text:p>
          <text:p text:style-name="P164"><text:a xlink:type="simple" xlink:href="#__RefHeading___Toc8508_2080814256" text:style-name="Internet_20_link" text:visited-style-name="Internet_20_link">Příběh</text:a><text:tab/>13</text:p>
          <text:p text:style-name="P164"><text:a xlink:type="simple" xlink:href="#__RefHeading___Toc13849_1990953305" text:style-name="Internet_20_link" text:visited-style-name="Internet_20_link">Místnosti</text:a><text:tab/>17</text:p>
          <text:p text:style-name="P165"><text:a xlink:type="simple" xlink:href="#__RefHeading___Toc13851_1990953305" text:style-name="Internet_20_link" text:visited-style-name="Internet_20_link">Nadzemí</text:a><text:tab/>17</text:p>
          <text:p text:style-name="P165"><text:a xlink:type="simple" xlink:href="#__RefHeading___Toc13853_1990953305" text:style-name="Internet_20_link" text:visited-style-name="Internet_20_link">Důl</text:a><text:tab/>22</text:p>
          <text:p text:style-name="P165"><text:a xlink:type="simple" xlink:href="#__RefHeading___Toc13855_1990953305" text:style-name="Internet_20_link" text:visited-style-name="Internet_20_link">Jeskyně s chrámem</text:a><text:tab/>31</text:p>
          <text:p text:style-name="P164"><text:a xlink:type="simple" xlink:href="#__RefHeading___Toc13857_1990953305" text:style-name="Internet_20_link" text:visited-style-name="Internet_20_link">Konec dobrodružství</text:a><text:tab/>37</text:p>
          <text:p text:style-name="P165"><text:a xlink:type="simple" xlink:href="#__RefHeading___Toc5831_1424409582" text:style-name="Internet_20_link" text:visited-style-name="Internet_20_link">Cena pokladů</text:a><text:tab/>37</text:p>
        </text:index-body>
      </text:table-of-content>
      <text:p text:style-name="P131"/>
      <text:p text:style-name="P80"/>
      <text:p text:style-name="P80"/>
      <text:p text:style-name="P80"/>
      <text:p text:style-name="P80"/>
      <text:p text:style-name="P4"/>
      <text:p text:style-name="P4"/>
      <text:p text:style-name="P4">Verze 0.<text:span text:style-name="T818">3</text:span></text:p>
      <text:p text:style-name="P131">Poděkování</text:p>
      <text:p text:style-name="Table_20_Comments">Rád bych touto cestou poděkoval účastníkům testovacích her a⁠ také všem, kdo přispěli cennými připomínkami.</text:p>
      <text:p text:style-name="Example_20_Header"><text:soft-page-break/>Zpětná vazba</text:p>
      <text:p text:style-name="Table_20_Comments"><text:span text:style-name="T1">Velice ocením Vaše názory a⁠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89" text:outline-level="1"><text:bookmark-start text:name="__RefHeading___Toc13837_1990953305"/>TODO<text:bookmark-end text:name="__RefHeading___Toc13837_1990953305"/></text:h>
      <text:p text:style-name="P292"><text:span text:style-name="T810">TODO: V úvodu zmínit, že skřetí horníci mají vždy jen jednu kartu. </text:span><text:span text:style-name="T813">(Asi se to týká víc věcí.)</text:span></text:p>
      <text:p text:style-name="P115">TODO: Doplnit cen<text:span text:style-name="T4">ík.</text:span></text:p>
      <text:p text:style-name="P118">TODO: Dát do ceníku i zbraně (prodejní ceny).</text:p>
      <text:p text:style-name="P299"/>
      <text:p text:style-name="P297">TODO <text:span text:style-name="T838">(do Úvodu)</text:span>:</text:p>
      <text:list xml:id="list1247800989" text:style-name="L44">
        <text:list-item>
          <text:p text:style-name="P296">Je to kooperativní dobrodružtví. Postavy by se měly znát</text:p>
        </text:list-item>
      </text:list>
      <text:p text:style-name="P299">MAPA:</text:p>
      <text:p text:style-name="P313">TODO: Měřítko (1 čtverec jsou 2 metry. Na nárysech to je jinak)</text:p>
      <text:p text:style-name="P311">TODO: Značky pro světlo (na mapu). A možná i pro zápach a hluk.</text:p>
      <text:p text:style-name="P116">TODO: Background mapy a highlight číslování.</text:p>
      <text:p text:style-name="P117">TODO: <text:span text:style-name="T804">P</text:span>lánek nadzemí (může se tam bojovat) a jeskyně.</text:p>
      <text:p text:style-name="P119"><text:span text:style-name="T811">TODO: Nakreslit</text:span><text:span text:style-name="T812"> battleplán podzemí.</text:span></text:p>
      <text:h text:style-name="P190" text:outline-level="1"><text:bookmark-start text:name="__RefHeading___Toc13845_1990953305"/><text:span text:style-name="T723">Úvod</text:span><text:bookmark-end text:name="__RefHeading___Toc13845_1990953305"/></text:h>
      <text:h text:style-name="Heading_20_2" text:outline-level="2"><text:bookmark-start text:name="__RefHeading___Toc13847_1990953305"/>Starotrpasličtina<text:bookmark-end text:name="__RefHeading___Toc13847_1990953305"/></text:h>
      <text:p text:style-name="P294">V tomto dobrodružství je několik textů ve starotrpasličtině, včetně úvodního, ze kterého se postavy dozví, kde se podzemí nachází (text <text:span text:style-name="T200">A0-1</text:span>). <text:span text:style-name="T832">Je tedy potřeba, aby je postavy dokázaly přečíst.</text:span></text:p>
      <text:list xml:id="list2200413338" text:style-name="L43">
        <text:list-item>
          <text:p text:style-name="P295">Nejlepší možnost je, když bude starotrpasličtinu umět jedna z postav. Můžeš se pak domluvit s jejím hráčem, že někde narazila na text <text:span text:style-name="T200">A0-1</text:span> a výprava je tedy její nápad.</text:p>
        </text:list-item>
        <text:list-item>
          <text:p text:style-name="P295">Druhá možnost je, že na průzkum tohoto dolu postavy někdo pošle. Měl by po nich něco chtít – třeba obkreslit všechny texty a reliéfy, které tam najdou. Měl by jim také dát s sebou <text:span text:style-name="T108">čelenku starotrpasličtiny</text:span>, což je kouzelný předmět, díky kterému postavy dokáží texty přečíst a mohou si také promluvit s trpaslíkem v C1.</text:p>
          <text:list>
            <text:list-item>
              <text:p text:style-name="P298"><text:span text:style-name="T832">Pokud zvolíš tuto možnost, neměl bys čelenku nechat ve hře, protože by pak pro hráče nemělo smysl brát si dovednost </text:span><text:span text:style-name="T139">starotrpasličtina</text:span><text:span text:style-name="T832">. Můžeš to udělat třeba tak, že kouzlo, kterým je očarovaná, po čase vyprchá (řekni to hráčům předem, ať pak nejsou zklamaní).</text:span></text:p>
            </text:list-item>
          </text:list>
        </text:list-item>
      </text:list>
      <text:h text:style-name="P186" text:outline-level="2"><text:bookmark-start text:name="__RefHeading___Toc13912_368615450"/>Vyjednávání se skřety<text:bookmark-end text:name="__RefHeading___Toc13912_368615450"/></text:h>
      <text:p text:style-name="P103">Se skřety postavy nemusí nutně bojovat, mohou se s nimi domluvit. <text:span text:style-name="T779">Pokud některá umí </text:span><text:span text:style-name="T140">skřetí řeč</text:span><text:span text:style-name="T779">, bude to jednoduché, ale komunikovat nebo obchodovat se dá i pomocí gest a posunků.</text:span></text:p>
      <text:list xml:id="list3676581506" text:style-name="L2">
        <text:list-item>
          <text:p text:style-name="P195"><text:soft-page-break/><text:span text:style-name="T832">Skřeti jsou ochotni obchodovat. </text:span>Mince jsou <text:span text:style-name="T832">jim </text:span>k ničemu, <text:span text:style-name="T832">z</text:span>ajímají je ale kvalitní zbraně, šperky, nástroje a podobně.</text:p>
        </text:list-item>
      </text:list>
      <text:p text:style-name="P104">Skřeti z <text:span text:style-name="T200">B</text:span><text:span text:style-name="T208">10 </text:span><text:span text:style-name="T216">(zbrojnice)</text:span> <text:span text:style-name="T782">jsou ochotni pouze obchodovat. Pokud budou chtít postavy cokoliv jiného, třeba aby je skřeti pustili do dolu, odvedou je</text:span> k náčelníkovi v <text:span text:style-name="T200">B</text:span><text:span text:style-name="T208">8 </text:span><text:span text:style-name="T216">(obytná místnost)</text:span><text:span text:style-name="T228">, </text:span><text:span text:style-name="T229">aby se domluvily s ním</text:span><text:span text:style-name="T220">.</text:span></text:p>
      <text:list xml:id="list2551239981" text:style-name="L3">
        <text:list-item>
          <text:p text:style-name="P196">Náčelník přizná, že důl založil někdo jiný. Bude ale trvat na tom, že teď <text:span text:style-name="T783">patří jemu</text:span>. <text:span text:style-name="T784">Může se také pochlubit tím, že na tahání rudy z dolu měl zlobra – a postěžovat si, že se mu propadl šachtou dolů a zabil tam několik horníků.</text:span></text:p>
        </text:list-item>
        <text:list-item>
          <text:p text:style-name="P197"><text:span text:style-name="T833">Rád postavám povolí</text:span>, aby se postaraly o zlobra v <text:span text:style-name="T200">B1</text:span><text:span text:style-name="T212">4</text:span> <text:span text:style-name="T780">a následně prozkoumaly, co je pod vodou.</text:span></text:p>
        </text:list-item>
        <text:list-item>
          <text:p text:style-name="P198">Nedovolí jim ale otevřít dveře v <text:span text:style-name="T200">B13</text:span> – bude tvrdit, že je určitě dobrý důvod, proč jsou zavřené.</text:p>
        </text:list-item>
        <text:list-item>
          <text:p text:style-name="P198">Rozhodně jim také nedovolí vyhodit cokoliv do vzduchu. Pokud to postavy udělají <text:span text:style-name="T782">(ať už s varováním nebo bez něj)</text:span>, skřeti na ně zaútočí.</text:p>
        </text:list-item>
      </text:list>
      <text:p text:style-name="P105"><text:span text:style-name="T833">V podzemí </text:span>budou každopádně postavy <text:span text:style-name="T833">neustále</text:span> doprovázet 4 ozbrojení skřeti z <text:span text:style-name="T200">B</text:span><text:span text:style-name="T209">10</text:span>. Pouze pod vodu se s nimi potápět nebudou (počkají tam na ně).</text:p>
      <text:list xml:id="list3657883252" text:style-name="L4">
        <text:list-item>
          <text:p text:style-name="P199"><text:span text:style-name="T833">B</text:span>udou trvat na tom, že postavy musí zůstat pohromadě. Když neposlechnou, dojde k boji.</text:p>
        </text:list-item>
      </text:list>
      <text:list xml:id="list800897257" text:style-name="L5">
        <text:list-item>
          <text:p text:style-name="P200"><text:span text:style-name="T781">Pokud budou skřeti s postavami, když najdou nějaké poklady v jeskyni </text:span><text:span text:style-name="T206">C1</text:span><text:span text:style-name="T781">, vrátí se pro náčelníka a společně s ním postavy napadnou.</text:span></text:p>
        </text:list-item>
      </text:list>
      <text:h text:style-name="P187" text:outline-level="2"><text:soft-page-break/><text:span text:style-name="T833">Boj se skřety</text:span></text:h>
      <text:list xml:id="list1087611237" text:style-name="L46">
        <text:list-item>
          <text:p text:style-name="P304"><text:span text:style-name="T837">Pro snazší přehled o tom, kolik skřetů ještě zbývá, najdeš jejich seznam (spolu s ostatními protivníky) v přiloženém Bestiáři. Co mají skřeti u sebe najdeš vždy v popisu místnosti, odkud pochází.</text:span></text:p>
        </text:list-item>
      </text:list>
      <text:list xml:id="list4232139077" text:style-name="L45">
        <text:list-item>
          <text:p text:style-name="P302">Když postavy napadnou libovolného skřeta, zavolá na poplach. Od té chvíle budou skřeti bojovat organizovaně.</text:p>
        </text:list-item>
        <text:list-item>
          <text:p text:style-name="P301"><text:span text:style-name="T835">Horníci z </text:span><text:span text:style-name="T217">B1</text:span><text:span text:style-name="T835">, </text:span><text:span text:style-name="T217">B5</text:span><text:span text:style-name="T835">, </text:span><text:span text:style-name="T217">B9</text:span><text:span text:style-name="T835"> a </text:span><text:span text:style-name="T217">B18</text:span><text:span text:style-name="T835"> se do boje kromě volání na poplach zapojovat nebudou, nechají ho na ozbrojených skřetech z </text:span><text:span text:style-name="T217">B10</text:span><text:span text:style-name="T835"> a na náčelníkovi s </text:span><text:span text:style-name="T217">B8</text:span><text:span text:style-name="T835">. Budou se ale samozřejmě bránit, když je postavy zaženou do úzkých (jinak se jen pokusí utéct).</text:span></text:p>
        </text:list-item>
        <text:list-item>
          <text:p text:style-name="P301"><text:span text:style-name="T835">Skřetí kovářka z B7 bude nehledě na poplach pokračovat v práci.</text:span></text:p>
        </text:list-item>
        <text:list-item>
          <text:p text:style-name="P300"><text:span text:style-name="T834">Skřeti nevidí potmě. Pokud si ale budou svítit postavy, využijí toho a budou útočit ze tmy.</text:span></text:p>
        </text:list-item>
        <text:list-item>
          <text:p text:style-name="P302">Skřeti, na rozdíl od postav, důl dobře znají. Určitě se tedy pokusí postavy oběhnout nebo obklíčit.</text:p>
        </text:list-item>
        <text:list-item>
          <text:p text:style-name="P303"><text:span text:style-name="T200">Skřeti nejsou sebevrazi.</text:span> Když uvidí, že postavy nedokážou porazit, pokusí se <text:span text:style-name="T836">přivést posily (pokud ještě nějaké zbývají), případně</text:span> utéct nebo vyjednávat.</text:p>
        </text:list-item>
      </text:list>
      <text:h text:style-name="P191" text:outline-level="1"><text:bookmark-start text:name="__RefHeading___Toc8508_2080814256"/>Příběh<text:bookmark-end text:name="__RefHeading___Toc8508_2080814256"/></text:h>
      <text:p text:style-name="P305">V dávných dobách se mladý trpaslík Bregen rozhodl prozkoumat ruiny staré civilizace (podzemní rasa humanoidů se žabíma očima). Požádal o povolení k průzkumu, ale nedostal ho. Nenechal se tím ovšem odradit a požádal jiný úřad o povolení ke zřízení dolu. <text:span text:style-name="T839">To mu bylo uděleno a on tedy se skupinou svých známých najal horníky a začal dolovat s tím, že jeho skutečným cílem byl průzkum podzemních ruin. K ruinám se nakonec skutečně prokopali, ale pobil je rzivý netvor, který poklad střeží.<text:line-break/><text:tab/>Dnes, o několik století později, opuštěný důl obsadili skřeti. Na rozdíl od trpaslíků v něm opravdu těží rudu – není sice moc kvalitní, ale pro jejich potřeby stačí. Jsou docela zruční a dokázali zprovoznit staré trpaslické důlní zařízení, včetně rumpálu – místo koz do něj zapřáhli zlobra. Ten se ale jednoho dne propadl podlahou. Přežil to, protože šachta je dole zatopená, a povraždil skřety, ke kterým se dostal – nedokáže totiž vyšplhat zpět nahoru a má čím dál tím větší hlad. O ruinách, k nimž se kdysi trpaslíci prokopali, skřeti nevědí, jsou totiž pod zatopenou částí dolu za masivními dveřmi chráněnými kouzlem.</text:span></text:p>
      <text:h text:style-name="P192" text:outline-level="1"><text:bookmark-start text:name="__RefHeading___Toc13849_1990953305"/>Místnosti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3">Už z dálky <text:span text:style-name="T758">je vidět</text:span> vysok<text:span text:style-name="T758">á</text:span>, <text:span text:style-name="T233">kuželovit</text:span><text:span text:style-name="T251">á</text:span><text:span text:style-name="T233"> budov</text:span><text:span text:style-name="T244">a</text:span>.<text:span text:style-name="T750"> Vedle ní je </text:span><text:span text:style-name="T257">menší </text:span><text:span text:style-name="T245">stavba</text:span><text:span text:style-name="T237"> </text:span><text:span text:style-name="T246">se sedlovou střechou</text:span><text:span text:style-name="T260">, </text:span><text:span text:style-name="T263">ze které</text:span><text:span text:style-name="T750"> vychází tenký sloup kouře. </text:span>Budovy jsou <text:span text:style-name="T770">v celkem dobrém stavu, někdo je zřejmě</text:span> opravil. Byl to ovšem znatelně horší řemeslník než původní stavitelé a <text:span text:style-name="T756">díry ve střechách </text:span>zazáplatova<text:span text:style-name="T756">l jen</text:span> <text:span text:style-name="T756">silnou kůží</text:span>. <text:span text:style-name="T760">Vedle těžební budovy je velká hromada hlíny a kamení </text:span><text:span text:style-name="T182">(ruda vytěžená </text:span><text:span text:style-name="T183">v</text:span><text:span text:style-name="T182"> dol</text:span><text:span text:style-name="T183">e</text:span><text:span text:style-name="T182"> a připraven</text:span><text:span text:style-name="T183">á</text:span><text:span text:style-name="T182"> k odvozu)</text:span><text:span text:style-name="T760">. Opodál</text:span> <text:span text:style-name="T759">je</text:span> do země za<text:span text:style-name="T756">pích</text:span>nut<text:span text:style-name="T759">á</text:span> <text:span text:style-name="T233">lopat</text:span><text:span text:style-name="T239">a</text:span>. <text:span text:style-name="T840">Kus od ní teče potok.</text:span></text:p>
      <text:p text:style-name="P102"><text:span text:style-name="Emphasis"><text:span text:style-name="T604">Pokud postavy obejdou budovy </text:span></text:span><text:span text:style-name="Emphasis"><text:span text:style-name="T606">kolem dokola</text:span></text:span><text:span text:style-name="Emphasis"><text:span text:style-name="T604">:</text:span></text:span></text:p>
      <text:list xml:id="list2798683319" text:style-name="L6">
        <text:list-item>
          <text:p text:style-name="P201"><text:span text:style-name="Emphasis"><text:span text:style-name="T531">N</text:span></text:span><text:span text:style-name="Emphasis"><text:span text:style-name="T528">arazí na stopy od vozů </text:span></text:span><text:span text:style-name="Emphasis"><text:span text:style-name="T529">(vedou k hromadě </text:span></text:span><text:span text:style-name="Emphasis"><text:span text:style-name="T584">rudy</text:span></text:span><text:span text:style-name="Emphasis"><text:span text:style-name="T529"> vedle těžební budovy)</text:span></text:span><text:span text:style-name="Emphasis"><text:span text:style-name="T528">.</text:span></text:span></text:p>
        </text:list-item>
      </text:list>
      <text:p text:style-name="P49"><text:span text:style-name="Emphasis"><text:span text:style-name="T604">Když</text:span></text:span><text:span text:style-name="Emphasis"><text:span text:style-name="T599"> stráví nějaký čas pozorováním</text:span></text:span><text:span text:style-name="Emphasis"><text:span text:style-name="T605">:</text:span></text:span></text:p>
      <text:list xml:id="list3579285181" text:style-name="L7">
        <text:list-item>
          <text:p text:style-name="P202"><text:span text:style-name="Emphasis"><text:span text:style-name="T508">V </text:span></text:span><text:span text:style-name="Emphasis"><text:span text:style-name="T530">budově se sedlovou střechou</text:span></text:span><text:span text:style-name="Emphasis"><text:span text:style-name="T508"> pracuje </text:span></text:span><text:span text:style-name="Emphasis"><text:span text:style-name="T514">starý</text:span></text:span><text:span text:style-name="Emphasis"><text:span text:style-name="T508"> skřet (</text:span></text:span><text:span text:style-name="Emphasis"><text:span text:style-name="T585">karta </text:span></text:span><text:span text:style-name="Emphasis"><text:span text:style-name="T701">skřetí kuchař</text:span></text:span><text:span text:style-name="Emphasis"><text:span text:style-name="T585">, </text:span></text:span><text:span text:style-name="Emphasis"><text:span text:style-name="T508">viz </text:span></text:span><text:span text:style-name="Emphasis"><text:span text:style-name="T603">A2</text:span></text:span><text:span text:style-name="Emphasis"><text:span text:style-name="T508">). </text:span></text:span><text:span text:style-name="Emphasis"><text:span text:style-name="T530">Občas chodí pro vodu k potoku.</text:span></text:span></text:p>
          <text:list>
            <text:list-item>
              <text:p text:style-name="P203"><text:span text:style-name="Emphasis"><text:span text:style-name="T530">A</text:span></text:span><text:span text:style-name="Emphasis"><text:span text:style-name="T512">ž </text:span></text:span><text:span text:style-name="Emphasis"><text:span text:style-name="T532">dodělá žebřík, na kterém pracuje</text:span></text:span><text:span text:style-name="Emphasis"><text:span text:style-name="T512"> (někdy další den), odnese ho do těžební budovy </text:span></text:span><text:span text:style-name="Emphasis"><text:span text:style-name="T630">A3</text:span></text:span><text:span text:style-name="Emphasis"><text:span text:style-name="T512">. </text:span></text:span><text:span text:style-name="Emphasis"><text:span text:style-name="T530">Potom z ní</text:span></text:span><text:span text:style-name="Emphasis"><text:span text:style-name="T513"> začnou </text:span></text:span><text:span text:style-name="Emphasis"><text:span text:style-name="T539">dva</text:span></text:span><text:span text:style-name="Emphasis"><text:span text:style-name="T513"> skřet</text:span></text:span><text:span text:style-name="Emphasis"><text:span text:style-name="T586">í horníci</text:span></text:span><text:span text:style-name="Emphasis"><text:span text:style-name="T513"> </text:span></text:span><text:span text:style-name="Emphasis"><text:span text:style-name="T532">z </text:span></text:span><text:span text:style-name="Emphasis"><text:span text:style-name="T630">B16</text:span></text:span><text:span text:style-name="Emphasis"><text:span text:style-name="T513"> vynášet kýble s nakutanou rudou a vysypávat je na hromadu opodál.</text:span></text:span></text:p>
            </text:list-item>
          </text:list>
        </text:list-item>
        <text:list-item>
          <text:p text:style-name="P204"><text:soft-page-break/><text:span text:style-name="Emphasis"><text:span text:style-name="T508">Jednou za čas (zhruba po osmi hodinách) z těžební budovy vyjdou dva skřeti </text:span></text:span><text:span text:style-name="Emphasis"><text:span text:style-name="T533">z </text:span></text:span><text:span text:style-name="Emphasis"><text:span text:style-name="T631">B16</text:span></text:span><text:span text:style-name="Emphasis"><text:span text:style-name="T508">, zajdou do hranaté budovy pro kotel s polévkou a odnesou ho do těžební budovy </text:span></text:span><text:span text:style-name="Emphasis"><text:span text:style-name="T631">A3</text:span></text:span><text:span text:style-name="Emphasis"><text:span text:style-name="T508">. Pak se ještě vrátí pro misky. Asi o čtvrt hodiny později zase misky a prázdný kotel přinesou zpět. </text:span></text:span><text:span text:style-name="Emphasis"><text:span text:style-name="T511">Skřet</text:span></text:span><text:span text:style-name="Emphasis"><text:span text:style-name="T533">í kuchař z </text:span></text:span><text:span text:style-name="Emphasis"><text:span text:style-name="T607">A2</text:span></text:span><text:span text:style-name="Emphasis"><text:span text:style-name="T511"> pak zajde k potoku </text:span></text:span><text:span text:style-name="Emphasis"><text:span text:style-name="T588">nádobí</text:span></text:span><text:span text:style-name="Emphasis"><text:span text:style-name="T511"> umýt a nab</text:span></text:span><text:span text:style-name="Emphasis"><text:span text:style-name="T540">rat</text:span></text:span><text:span text:style-name="Emphasis"><text:span text:style-name="T511"> novou vodu.</text:span></text:span></text:p>
          <text:list>
            <text:list-item>
              <text:p text:style-name="P206"><text:span text:style-name="Emphasis"><text:span text:style-name="T509">S kuchařem </text:span></text:span><text:span text:style-name="Emphasis"><text:span text:style-name="T587">v </text:span></text:span><text:span text:style-name="Emphasis"><text:span text:style-name="T632">A2</text:span></text:span><text:span text:style-name="Emphasis"><text:span text:style-name="T509"> </text:span></text:span><text:span text:style-name="Emphasis"><text:span text:style-name="T541">se</text:span></text:span><text:span text:style-name="Emphasis"><text:span text:style-name="T509"> </text:span></text:span><text:span text:style-name="Emphasis"><text:span text:style-name="T518">nosiči polévky</text:span></text:span><text:span text:style-name="Emphasis"><text:span text:style-name="T509"> bavit </text:span></text:span><text:span text:style-name="Emphasis"><text:span text:style-name="T587">nebudou, je totiž němý</text:span></text:span><text:span text:style-name="Emphasis"><text:span text:style-name="T509">. Mohou se </text:span></text:span><text:span text:style-name="Emphasis"><text:span text:style-name="T587">ale bavit mezi sebou (</text:span></text:span><text:span text:style-name="Emphasis"><text:span text:style-name="T509">samozřejmě ve skřetí řeči</text:span></text:span><text:span text:style-name="Emphasis"><text:span text:style-name="T587">)</text:span></text:span><text:span text:style-name="Emphasis"><text:span text:style-name="T509">, </text:span></text:span><text:span text:style-name="Emphasis"><text:span text:style-name="T587">například o tom,</text:span></text:span><text:span text:style-name="Emphasis"><text:span text:style-name="T509"> když už bude hotový žebřík, </text:span></text:span><text:span text:style-name="Emphasis"><text:span text:style-name="T518">proto</text:span></text:span><text:span text:style-name="Emphasis"><text:span text:style-name="T509">že je nebaví šplhat po provaze, nebo jestli se </text:span></text:span><text:span text:style-name="Emphasis"><text:span text:style-name="T587">kuchař</text:span></text:span><text:span text:style-name="Emphasis"><text:span text:style-name="T509"> konečně naučil vařit i něco jiného než pol</text:span></text:span><text:span text:style-name="Emphasis"><text:span text:style-name="T518">é</text:span></text:span><text:span text:style-name="Emphasis"><text:span text:style-name="T509">vku.</text:span></text:span></text:p>
            </text:list-item>
          </text:list>
        </text:list-item>
        <text:list-item>
          <text:p text:style-name="P205"><text:span text:style-name="Emphasis"><text:span text:style-name="T533">Nezapomeň, že pokud zde postavy pobijí nějaké skřety, budou pak chybět v místnostech, odkud přišli.</text:span></text:span></text:p>
        </text:list-item>
      </text:list>
      <text:p text:style-name="P47"><text:span text:style-name="T200">👣</text:span> <text:span text:style-name="T761">Vedle velké hromady hlíny jsou stopy od těžkého vozu. Vedou pryč od dolu (vůz odvážel natěženou rudu ke zpracování).<text:line-break/></text:span>👣 <text:span text:style-name="T115">(stopování)</text:span><text:span text:style-name="T754"> </text:span>Všude <text:span text:style-name="T816">kolem budov</text:span> jsou <text:span text:style-name="T761">čerstvé</text:span> skřetí stopy. <text:span text:style-name="T816">Další</text:span> <text:span text:style-name="T816">vedou k potoku a zpět.</text:span></text:p>
      <text:p text:style-name="P50"><text:span text:style-name="T200">Pokud budou postavy dělat hluk, skřet</text:span><text:span text:style-name="T218">í kuchař</text:span><text:span text:style-name="T200"> z </text:span><text:span text:style-name="T204">budovy se sedlovou střechou</text:span><text:span text:style-name="T200"> </text:span><text:span text:style-name="T220">(A2)</text:span><text:span text:style-name="T200"> se </text:span><text:span text:style-name="T203">pů</text:span><text:span text:style-name="T200">jde podívat, co se děje.</text:span></text:p>
      <text:list xml:id="list3357077882" text:style-name="L8">
        <text:list-item>
          <text:p text:style-name="P207"><text:span text:style-name="T769">Když je uvidí</text:span>, uteče zpět do kůlny nebo do těžební budovy (podle toho, co je blíž) <text:span text:style-name="T768">a začne do něčeho bušit – volat na poplach nemůže, protože je němý</text:span>.</text:p>
        </text:list-item>
        <text:list-item>
          <text:p text:style-name="P208"><text:span text:style-name="Emphasis"><text:span text:style-name="T608">⚔ </text:span></text:span>Pokud ho postavy nechají bušit, z<text:span text:style-name="T771">e zbrojnice</text:span> <text:span text:style-name="T205">B</text:span><text:span text:style-name="T209">10</text:span><text:span text:style-name="T771"> po několika minutách</text:span> <text:span text:style-name="T772">dorazí</text:span> skřetí hlídka: <text:span text:style-name="T773">2 </text:span><text:span text:style-name="T117">skřeti s lukem</text:span><text:span text:style-name="T773"> (karta) a 2 </text:span><text:span text:style-name="T117">skřeti s kopím</text:span><text:span text:style-name="T773"> (karta).</text:span></text:p>
          <text:list>
            <text:list-item>
              <text:p text:style-name="P209"><text:span text:style-name="T773">Vylezou hlavní šachtou </text:span><text:span text:style-name="T205">B</text:span><text:span text:style-name="T210">13</text:span><text:span text:style-name="T771"> do těžební budovy </text:span><text:span text:style-name="T205">A3</text:span><text:span text:style-name="T771">, odkud je nejspíš postavy uvidí vycházet</text:span>.</text:p>
            </text:list-item>
          </text:list>
        </text:list-item>
      </text:list>
      <text:p text:style-name="P48"><text:soft-page-break/><text:span text:style-name="Emphasis"><text:span text:style-name="T397">▸<text:tab/></text:span></text:span><text:span text:style-name="Emphasis"><text:span text:style-name="T648">Kuželovitá budova</text:span></text:span><text:span text:style-name="Emphasis"><text:span text:style-name="T475">: </text:span></text:span><text:span text:style-name="Emphasis"><text:span text:style-name="T507">Přeskoč na</text:span></text:span><text:span text:style-name="Emphasis"><text:span text:style-name="T475"> </text:span></text:span><text:span text:style-name="Emphasis"><text:span text:style-name="T600">A</text:span></text:span><text:span text:style-name="Emphasis"><text:span text:style-name="T601">3</text:span></text:span><text:span text:style-name="Emphasis"><text:span text:style-name="T476">.</text:span></text:span></text:p>
      <text:p text:style-name="P306"><text:span text:style-name="Emphasis"><text:span text:style-name="T397">▸<text:tab/></text:span></text:span><text:span text:style-name="Emphasis"><text:span text:style-name="T655">Stavba se sedlovou střechou</text:span></text:span><text:span text:style-name="Emphasis"><text:span text:style-name="T499"> je sice nižší než těžební budova, ale zato </text:span></text:span><text:span text:style-name="Emphasis"><text:span text:style-name="T516">mnohem delší</text:span></text:span><text:span text:style-name="Emphasis"><text:span text:style-name="T499">. V obou kratších stěnách jsou dveře a dvě okna, </text:span></text:span><text:span text:style-name="Emphasis"><text:span text:style-name="T589">jedno</text:span></text:span><text:span text:style-name="Emphasis"><text:span text:style-name="T499"> z každé strany dveří. </text:span></text:span><text:span text:style-name="Emphasis"><text:span text:style-name="T517">Dlouhé</text:span></text:span><text:span text:style-name="Emphasis"><text:span text:style-name="T499"> stěny žádná okna ani dveře nemají. Všechna okna jsou vysklená, dají se přes ně ale zavřít okenice. </text:span></text:span><text:span text:style-name="Emphasis"><text:span text:style-name="T589">Co je uvnitř najdeš</text:span></text:span><text:span text:style-name="Emphasis"><text:span text:style-name="T500"> </text:span></text:span><text:span text:style-name="Emphasis"><text:span text:style-name="T589">v</text:span></text:span><text:span text:style-name="Emphasis"><text:span text:style-name="T500"> </text:span></text:span><text:span text:style-name="Emphasis"><text:span text:style-name="T602">A2</text:span></text:span><text:span text:style-name="Emphasis"><text:span text:style-name="T500">.</text:span></text:span></text:p>
      <text:p text:style-name="P48"><text:span text:style-name="Emphasis"><text:span text:style-name="T397">▸<text:tab/></text:span></text:span><text:span text:style-name="Emphasis"><text:span text:style-name="T648">Lopata</text:span></text:span><text:span text:style-name="Emphasis"><text:span text:style-name="T475">: </text:span></text:span><text:span text:style-name="Emphasis"><text:span text:style-name="T500">Přeskoč na </text:span></text:span><text:span text:style-name="Emphasis"><text:span text:style-name="T600">A</text:span></text:span><text:span text:style-name="Emphasis"><text:span text:style-name="T601">1</text:span></text:span><text:span text:style-name="Emphasis"><text:span text:style-name="T476">.</text:span></text:span></text:p>
      <text:h text:style-name="P166" text:outline-level="3">A1 – Zabodnutá lopata</text:h>
      <text:p text:style-name="P121"><text:span text:style-name="T114">D</text:span><text:span text:style-name="T108">o </text:span><text:span text:style-name="T114">trávy je </text:span><text:span text:style-name="T116">tady</text:span><text:span text:style-name="T108"> zabodnutá </text:span><text:span text:style-name="T141">lopata</text:span><text:span text:style-name="T108">.</text:span><text:span text:style-name="Emphasis"><text:span text:style-name="T665"> Vedle ní je zhruba dvoumetrov</text:span></text:span><text:span text:style-name="Emphasis"><text:span text:style-name="T688">ý</text:span></text:span><text:span text:style-name="Emphasis"><text:span text:style-name="T665"> </text:span></text:span><text:span text:style-name="Emphasis"><text:span text:style-name="T688">kruh</text:span></text:span><text:span text:style-name="Emphasis"><text:span text:style-name="T665"> čerstv</text:span></text:span><text:span text:style-name="Emphasis"><text:span text:style-name="T689">é</text:span></text:span><text:span text:style-name="Emphasis"><text:span text:style-name="T665"> hlíny, jako kdyby tu byla velká díra a někdo ji </text:span></text:span><text:span text:style-name="Emphasis"><text:span text:style-name="T689">nedávno</text:span></text:span><text:span text:style-name="Emphasis"><text:span text:style-name="T665"> zasypal. Zhruba uprostřed je malá </text:span></text:span><text:span text:style-name="Emphasis"><text:span text:style-name="T703">trhlina</text:span></text:span><text:span text:style-name="Emphasis"><text:span text:style-name="T665">, kudy se hlína propadává dolů pod zem.</text:span></text:span></text:p>
      <text:p text:style-name="P21"><text:span text:style-name="Emphasis"><text:span text:style-name="T315">👣</text:span></text:span><text:span text:style-name="Emphasis"><text:span text:style-name="T309"> </text:span></text:span><text:span text:style-name="Emphasis"><text:span text:style-name="T347">(stopování)</text:span></text:span><text:span text:style-name="Emphasis"><text:span text:style-name="T310"> </text:span></text:span><text:span text:style-name="Emphasis"><text:span text:style-name="T311">Jsou zde </text:span></text:span><text:span text:style-name="Emphasis"><text:span text:style-name="T312">staré</text:span></text:span><text:span text:style-name="Emphasis"><text:span text:style-name="T311"> </text:span></text:span><text:span text:style-name="Emphasis"><text:span text:style-name="T312">skřetí stopy.</text:span></text:span></text:p>
      <text:p text:style-name="P84"><text:span text:style-name="Emphasis"><text:span text:style-name="T397">▸<text:tab/></text:span></text:span><text:span text:style-name="Emphasis"><text:span text:style-name="T645">Trhlinu</text:span></text:span><text:span text:style-name="Emphasis"><text:span text:style-name="T398"> </text:span></text:span><text:span text:style-name="Emphasis"><text:span text:style-name="T465">je </text:span></text:span><text:span text:style-name="Emphasis"><text:span text:style-name="T472">možné rozšířit </text:span></text:span><text:span text:style-name="Emphasis"><text:span text:style-name="T473">a prokopat se tak do podzemí</text:span></text:span><text:span text:style-name="Emphasis"><text:span text:style-name="T472">. Jednou lopatou to bude práce tak na půl hodiny. Díra vede do </text:span></text:span><text:span text:style-name="Emphasis"><text:span text:style-name="T597">B</text:span></text:span><text:span text:style-name="Emphasis"><text:span text:style-name="T620">3</text:span></text:span><text:span text:style-name="Emphasis"><text:span text:style-name="T477"> </text:span></text:span><text:span text:style-name="Emphasis"><text:span text:style-name="T478">(</text:span></text:span><text:span text:style-name="Emphasis"><text:span text:style-name="T506">Tunel na povrch</text:span></text:span><text:span text:style-name="Emphasis"><text:span text:style-name="T478">)</text:span></text:span><text:span text:style-name="Emphasis"><text:span text:style-name="T472">.</text:span></text:span></text:p>
      <text:h text:style-name="P167" text:outline-level="3">A2 – <text:span text:style-name="T765">Budova se sedlovou střechou</text:span></text:h>
      <text:p text:style-name="P69"><text:span text:style-name="T348">♨<text:tab/></text:span><text:span text:style-name="T365">Ve dne je zde cítit kouř z ohniště, vůně čerstvého dřeva a právě vařené polévky. </text:span><text:span text:style-name="T366">V noci jen vůně čerstvého dřeva.</text:span></text:p>
      <text:p text:style-name="P40"><text:span text:style-name="T4">🔊<text:tab/></text:span><text:span text:style-name="T102">Zevnitř jsou </text:span><text:span text:style-name="T104">ve dne</text:span><text:span text:style-name="T387"> slyšet zvuky práce a praskání ohně, </text:span><text:span text:style-name="T392">v noci oddychování spící osoby (skřetího kuchaře)</text:span><text:span text:style-name="T387">.</text:span></text:p>
      <text:p text:style-name="P73"><text:span text:style-name="T706">🚪<text:tab/></text:span><text:span text:style-name="T336">Z obou stran budovy jsou z</text:span><text:span text:style-name="T332">avřené obyčejné dveře s⁠ </text:span><text:span text:style-name="T333">klik</text:span><text:span text:style-name="T334">ou</text:span><text:span text:style-name="T335">.</text:span></text:p>
      <text:p text:style-name="P12"><text:soft-page-break/><text:span text:style-name="T841">Celý vnitřek budovy zabírá</text:span> dlouhá, obdélníková místnost. U <text:span text:style-name="T767">stěny</text:span> je vyskládaná <text:span text:style-name="T233">hromada dřeva.</text:span><text:span text:style-name="T254"> </text:span><text:span text:style-name="T258">Vedle ní je </text:span><text:span text:style-name="T262">nedodělaný</text:span><text:span text:style-name="T258"> </text:span><text:span text:style-name="T240">žebřík</text:span><text:span text:style-name="T258"> </text:span><text:span text:style-name="T259">a </text:span><text:span text:style-name="T242">tesařské nářadí</text:span><text:span text:style-name="T258">.</text:span> <text:span text:style-name="T763">O kus dál je ohniště s velkým kotlíkem, hromada dřevěných misek </text:span><text:span text:style-name="T154">(12 kusů)</text:span><text:span text:style-name="T762"> a dvě vědra s vodou</text:span><text:span text:style-name="T154">.</text:span> <text:span text:style-name="T766">Vedle ohniště </text:span>ze stropu visí sušené maso a svazečky různých <text:span text:style-name="T233">bylin</text:span><text:span text:style-name="T762">. V poslední třetině místnosti je pelech z trávy a listí</text:span><text:span text:style-name="T154"> (v noci na něm spí skřetí kuchař)</text:span><text:span text:style-name="T762">, hromada písku a další hromada zakrytá hadrem </text:span><text:span text:style-name="T154">(vápno)</text:span><text:span text:style-name="T762">. Vedle nich leží mělká </text:span><text:span text:style-name="T243">kulatá mísa</text:span><text:span text:style-name="T748"> velká asi jako štít. Na ní je naskládané </text:span><text:span text:style-name="T243">zednické nářadí</text:span><text:span text:style-name="T748">. U stěny je vyskládaná řada keramických lahví</text:span><text:span text:style-name="T173"> (je v nich lampový olej)</text:span><text:span text:style-name="T748">.</text:span></text:p>
      <text:p text:style-name="P86"><text:span text:style-name="Emphasis"><text:span text:style-name="T515">Uvnitř</text:span></text:span><text:span text:style-name="Emphasis"><text:span text:style-name="T589"> </text:span></text:span><text:span text:style-name="Emphasis"><text:span text:style-name="T590">je</text:span></text:span><text:span text:style-name="Emphasis"><text:span text:style-name="T508"> </text:span></text:span><text:span text:style-name="Emphasis"><text:span text:style-name="T523">velký </text:span></text:span><text:span text:style-name="Emphasis"><text:span text:style-name="T534">němý</text:span></text:span><text:span text:style-name="Emphasis"><text:span text:style-name="T508"> </text:span></text:span><text:span text:style-name="Emphasis"><text:span text:style-name="T660">skřet</text:span></text:span><text:span text:style-name="Emphasis"><text:span text:style-name="T508"> </text:span></text:span><text:span text:style-name="Emphasis"><text:span text:style-name="T523">(karta </text:span></text:span><text:span text:style-name="Emphasis"><text:span text:style-name="T693">skřetí kuchař</text:span></text:span><text:span text:style-name="Emphasis"><text:span text:style-name="T523">)</text:span></text:span><text:span text:style-name="Emphasis"><text:span text:style-name="T508">. </text:span></text:span><text:span text:style-name="Emphasis"><text:span text:style-name="T590">V dne</text:span></text:span><text:span text:style-name="Emphasis"><text:span text:style-name="T508"> </text:span></text:span><text:span text:style-name="Emphasis"><text:span text:style-name="T542">Vyrábí nový žebřík a přitom vaří polévku</text:span></text:span><text:span text:style-name="Emphasis"><text:span text:style-name="T515">, </text:span></text:span><text:span text:style-name="Emphasis"><text:span text:style-name="T590">v noci spí.</text:span></text:span></text:p>
      <text:list xml:id="list4140184262" text:style-name="L10">
        <text:list-item>
          <text:p text:style-name="P227"><text:span text:style-name="Emphasis"><text:span text:style-name="T535">S postavami bojovat nebude – buď se pokusí </text:span></text:span><text:span text:style-name="Emphasis"><text:span text:style-name="T536">přivolat </text:span></text:span><text:span text:style-name="Emphasis"><text:span text:style-name="T543">pomoc</text:span></text:span><text:span text:style-name="Emphasis"><text:span text:style-name="T535"> bušením (</text:span></text:span><text:span text:style-name="Emphasis"><text:span text:style-name="T544">volat nemůže, protože je němý</text:span></text:span><text:span text:style-name="Emphasis"><text:span text:style-name="T535">), nebo rovnou utéct do těžební budovy A3 </text:span></text:span><text:span text:style-name="Emphasis"><text:span text:style-name="T537">a sešplhat dolů</text:span></text:span><text:span text:style-name="Emphasis"><text:span text:style-name="T535">, </text:span></text:span><text:span text:style-name="Emphasis"><text:span text:style-name="T536">aby </text:span></text:span><text:span text:style-name="Emphasis"><text:span text:style-name="T544">ji</text:span></text:span><text:span text:style-name="Emphasis"><text:span text:style-name="T536"> přivedl osobně</text:span></text:span><text:span text:style-name="Emphasis"><text:span text:style-name="T535">.</text:span></text:span></text:p>
        </text:list-item>
        <text:list-item>
          <text:p text:style-name="P210"><text:span text:style-name="Emphasis"><text:span text:style-name="T608">⚔ </text:span></text:span>Pokud ho postavy nechají bušit, z<text:span text:style-name="T771">e zbrojnice</text:span> <text:span text:style-name="T205">B</text:span><text:span text:style-name="T209">10</text:span><text:span text:style-name="T771"> po několika minutách</text:span> <text:span text:style-name="T772">dorazí</text:span> skřetí hlídka: <text:span text:style-name="T773">2 </text:span><text:span text:style-name="T117">skřeti s lukem</text:span><text:span text:style-name="T773"> (karta) a 2 </text:span><text:span text:style-name="T117">skřeti s kopím</text:span><text:span text:style-name="T773"> (karta).</text:span></text:p>
          <text:list>
            <text:list-item>
              <text:p text:style-name="P210"><text:span text:style-name="Emphasis"><text:span text:style-name="T545">Vylezou hlavní šachtou </text:span></text:span><text:span text:style-name="Emphasis"><text:span text:style-name="T609">B</text:span></text:span><text:span text:style-name="Emphasis"><text:span text:style-name="T623">13</text:span></text:span><text:span text:style-name="Emphasis"><text:span text:style-name="T538"> do těžební budovy </text:span></text:span><text:span text:style-name="Emphasis"><text:span text:style-name="T609">A3</text:span></text:span><text:span text:style-name="Emphasis"><text:span text:style-name="T538">, takže z té je nejspíš postavy uvidí vycházet</text:span></text:span><text:span text:style-name="Emphasis"><text:span text:style-name="T396">.</text:span></text:span></text:p>
            </text:list-item>
            <text:list-item>
              <text:p text:style-name="P211"><text:span text:style-name="Emphasis"><text:span text:style-name="T591">Nebudou nutně hned útočit, viz </text:span></text:span><text:span text:style-name="Emphasis"><text:span text:style-name="T633"><text:bookmark-ref text:reference-format="text" text:ref-name="__RefHeading___Toc13912_368615450">Vyjednávání se skřety</text:bookmark-ref></text:span></text:span><text:span text:style-name="Emphasis"><text:span text:style-name="T591">.</text:span></text:span></text:p>
            </text:list-item>
          </text:list>
        </text:list-item>
        <text:list-item>
          <text:p text:style-name="P228"><text:span text:style-name="Emphasis"><text:span text:style-name="T569">Skřet</text:span></text:span><text:span text:style-name="Emphasis"><text:span text:style-name="T591">í kuchař</text:span></text:span><text:span text:style-name="Emphasis"><text:span text:style-name="T569"> má v kapse křesadlo.</text:span></text:span></text:p>
        </text:list-item>
      </text:list>
      <text:p text:style-name="P96"><text:span text:style-name="Emphasis"><text:span text:style-name="T397">▸<text:tab/></text:span></text:span><text:span text:style-name="Emphasis"><text:span text:style-name="T501">Na </text:span></text:span><text:span text:style-name="Emphasis"><text:span text:style-name="T651">hromadě dřeva</text:span></text:span><text:span text:style-name="Emphasis"><text:span text:style-name="T501"> není jen dřevo na topení, ale také různě velké opracované fošny, plaňky </text:span></text:span><text:span text:style-name="Emphasis"><text:span text:style-name="T502">a prkna</text:span></text:span><text:span text:style-name="Emphasis"><text:span text:style-name="T501">.</text:span></text:span></text:p>
      <text:p text:style-name="P97"><text:soft-page-break/><text:span text:style-name="Emphasis"><text:span text:style-name="T397">▸<text:tab/></text:span></text:span><text:span text:style-name="Emphasis"><text:span text:style-name="T652">Žebřík</text:span></text:span><text:span text:style-name="Emphasis"><text:span text:style-name="T503"> je bytelný </text:span></text:span><text:span text:style-name="Emphasis"><text:span text:style-name="T504">a</text:span></text:span><text:span text:style-name="Emphasis"><text:span text:style-name="T503"> zhruba dva metry dlouhý. Má ale zatím jen několik příček. Zbylé jsou položené vedle, takže ne</text:span></text:span><text:span text:style-name="Emphasis"><text:span text:style-name="T524">ní</text:span></text:span><text:span text:style-name="Emphasis"><text:span text:style-name="T503"> problém ho dodělat. Zkušenému tesaři to zabere zhruba </text:span></text:span><text:span text:style-name="Emphasis"><text:span text:style-name="T524">dvě</text:span></text:span><text:span text:style-name="Emphasis"><text:span text:style-name="T503"> hodin</text:span></text:span><text:span text:style-name="Emphasis"><text:span text:style-name="T524">y</text:span></text:span><text:span text:style-name="Emphasis"><text:span text:style-name="T503">, někomu jinému </text:span></text:span><text:span text:style-name="Emphasis"><text:span text:style-name="T524">půl dne</text:span></text:span><text:span text:style-name="Emphasis"><text:span text:style-name="T503">.</text:span></text:span></text:p>
      <text:list xml:id="list2188081610" text:style-name="L11">
        <text:list-item>
          <text:p text:style-name="P229"><text:span text:style-name="Emphasis"><text:span text:style-name="T505">Pokud postavy stráví alespoň jeden den pozorováním, skřetí </text:span></text:span><text:span text:style-name="Emphasis"><text:span text:style-name="T591">kuchař</text:span></text:span><text:span text:style-name="Emphasis"><text:span text:style-name="T505"> ho dodělá </text:span></text:span><text:span text:style-name="Emphasis"><text:span text:style-name="T591">a skřeti z </text:span></text:span><text:span text:style-name="Emphasis"><text:span text:style-name="T633">B16</text:span></text:span><text:span text:style-name="Emphasis"><text:span text:style-name="T591"> ho pak odnesou dolů do dolu</text:span></text:span><text:span text:style-name="Emphasis"><text:span text:style-name="T505">.</text:span></text:span></text:p>
        </text:list-item>
      </text:list>
      <text:p text:style-name="P98"><text:span text:style-name="Emphasis"><text:span text:style-name="T397">▸<text:tab/></text:span></text:span><text:span text:style-name="Emphasis"><text:span text:style-name="T653">T</text:span></text:span><text:span text:style-name="Emphasis"><text:span text:style-name="T652">e</text:span></text:span><text:span text:style-name="Emphasis"><text:span text:style-name="T653">sařské nářadí</text:span></text:span><text:span text:style-name="Emphasis"><text:span text:style-name="T510">:</text:span></text:span><text:span text:style-name="Emphasis"><text:span text:style-name="T503"> </text:span></text:span><text:span text:style-name="Emphasis"><text:span text:style-name="T510">sekera, </text:span></text:span><text:span text:style-name="Emphasis"><text:span text:style-name="T519">dláto, pila a kladivo. </text:span></text:span><text:span text:style-name="Emphasis"><text:span text:style-name="T525">Jsou to velmi staré, ale kvalitní trpaslické nástroje.</text:span></text:span></text:p>
      <text:p text:style-name="P99"><text:span text:style-name="Emphasis"><text:span text:style-name="T397">▸<text:tab/></text:span></text:span><text:span text:style-name="T241">Byliny</text:span><text:span text:style-name="T261">:</text:span><text:span text:style-name="T764"> </text:span>cibule, česnek, <text:span text:style-name="T762">hořčice, kmín a planý kopr.</text:span></text:p>
      <text:p text:style-name="P100"><text:span text:style-name="Emphasis"><text:span text:style-name="T397">▸<text:tab/></text:span></text:span><text:span text:style-name="Emphasis"><text:span text:style-name="T651">K</text:span></text:span><text:span text:style-name="T238">ulatá mísa</text:span><text:span text:style-name="T757"> je zanesená silnou vrstvou drolivé hmoty – někdo v ní nejspíš rozmíchával maltu. Na dotek brní (je to totiž ve skutečnosti kouzelný štít – karta </text:span><text:span text:style-name="T113">jehelníček</text:span><text:span text:style-name="T748">. Po očištění od malty bude plně funkční).</text:span></text:p>
      <text:p text:style-name="P101"><text:span text:style-name="Emphasis"><text:span text:style-name="T397">▸<text:tab/></text:span></text:span><text:span text:style-name="Emphasis"><text:span text:style-name="T654">Zednické nářadí</text:span></text:span><text:span text:style-name="Emphasis"><text:span text:style-name="T519">:</text:span></text:span><text:span text:style-name="Emphasis"><text:span text:style-name="T522"> </text:span></text:span><text:span text:style-name="Emphasis"><text:span text:style-name="T519">špach</text:span></text:span><text:span text:style-name="Emphasis"><text:span text:style-name="T521">t</text:span></text:span><text:span text:style-name="Emphasis"><text:span text:style-name="T519">le, </text:span></text:span><text:span text:style-name="Emphasis"><text:span text:style-name="T526">dřevěné </text:span></text:span><text:span text:style-name="Emphasis"><text:span text:style-name="T519">hladítko </text:span></text:span><text:span text:style-name="Emphasis"><text:span text:style-name="T520">a zednická lžíce. </text:span></text:span><text:span text:style-name="Emphasis"><text:span text:style-name="T527">Lžíce je trpaslické výroby, špachtli a hladítko vyrobili skřeti.</text:span></text:span></text:p>
      <text:h text:style-name="Heading_20_3" text:outline-level="3"><text:span text:style-name="T775">A3 – T</text:span>ěžební budov<text:span text:style-name="T750">a</text:span></text:h>
      <text:p text:style-name="P35"><text:span text:style-name="T823">Celý vnitřek této kamenné, kuželovité stavby</text:span> <text:span text:style-name="T823">zabírá</text:span> jedna<text:span text:style-name="T821"> místnost. Uprostřed je otočný </text:span><text:span text:style-name="T252">žentour</text:span><text:span text:style-name="T821"> se dvěma rameny pro tažná zvířata. Velká ozubená kola přenášejí pohyb na masivní </text:span><text:span text:style-name="T252">naviják</text:span><text:span text:style-name="T273">, </text:span><text:span text:style-name="T274">ze kterého někam dolů zhruba metrovou čtvercovou dírou vede lano a masivní řetěz.</text:span><text:span text:style-name="T821"> Vedle je stejná čtvercová díra, ze které čouhá konec žebříku. Podlaha mezi žentourem a navijákem zřejmě neunesla váhu jednoho z tažných zvířat, takže je v ní ještě jedna nepravidelná </text:span><text:span text:style-name="T252">díra</text:span><text:span text:style-name="T821">, mnohem větší</text:span><text:span text:style-name="T270"> </text:span><text:span text:style-name="T271">než ty </text:span><text:span text:style-name="T274">čtvercové</text:span><text:span text:style-name="T821">.</text:span></text:p>
      <text:p text:style-name="P22"><text:soft-page-break/><text:span text:style-name="T317">👣</text:span><text:span text:style-name="T288"> </text:span><text:span text:style-name="T385">(stopování)</text:span><text:span text:style-name="T290"> </text:span><text:span text:style-name="T297">J</text:span><text:span text:style-name="T291">sou</text:span><text:span text:style-name="T294"> </text:span><text:span text:style-name="T297">zde</text:span><text:span text:style-name="T294"> čerstvé</text:span><text:span text:style-name="T291"> </text:span><text:span text:style-name="T292">skřetí stopy. </text:span><text:span text:style-name="T294">Vedou od </text:span><text:span text:style-name="T300">díry s žebříkem</text:span><text:span text:style-name="T294"> k </text:span><text:span text:style-name="T298">východu k</text:span><text:span text:style-name="T294"> budově </text:span><text:span text:style-name="T318">A2</text:span><text:span text:style-name="T294">.</text:span></text:p>
      <text:p text:style-name="P258"><text:span text:style-name="Emphasis"><text:span text:style-name="T397">▸<text:tab/></text:span></text:span><text:span text:style-name="Emphasis"><text:span text:style-name="T664">Žentour</text:span></text:span><text:span text:style-name="Emphasis"><text:span text:style-name="T593"> je stále funkční. </text:span></text:span><text:span text:style-name="Emphasis"><text:span text:style-name="T594">K</text:span></text:span><text:span text:style-name="Emphasis"><text:span text:style-name="T593">dyž jím </text:span></text:span><text:span text:style-name="Emphasis"><text:span text:style-name="T594">ale</text:span></text:span><text:span text:style-name="Emphasis"><text:span text:style-name="T593"> postavy zkusí otáčet, zjistí, </text:span></text:span><text:span text:style-name="Emphasis"><text:span text:style-name="T475">že jim </text:span></text:span><text:span text:style-name="Emphasis"><text:span text:style-name="T593">překáží</text:span></text:span><text:span text:style-name="Emphasis"><text:span text:style-name="T475"> díra v podlaze.</text:span></text:span></text:p>
      <text:p text:style-name="P258"><text:span text:style-name="Emphasis"><text:span text:style-name="T397">▸<text:tab/></text:span></text:span><text:span text:style-name="Emphasis"><text:span text:style-name="T593">Řetěz na </text:span></text:span><text:span text:style-name="Emphasis"><text:span text:style-name="T664">n</text:span></text:span><text:span text:style-name="Emphasis"><text:span text:style-name="T647">aviják</text:span></text:span><text:span text:style-name="Emphasis"><text:span text:style-name="T664">u</text:span></text:span><text:span text:style-name="Emphasis"><text:span text:style-name="T475"> je </text:span></text:span><text:span text:style-name="Emphasis"><text:span text:style-name="T593">přetr</text:span></text:span><text:span text:style-name="Emphasis"><text:span text:style-name="T592">žený, zbývá z něj jen malý kus. Místo něj je teď provaz, který se </text:span></text:span><text:span text:style-name="Emphasis"><text:span text:style-name="T593">nevytahuje točením žentourem, ale</text:span></text:span><text:span text:style-name="Emphasis"><text:span text:style-name="T592"> ručně.</text:span></text:span></text:p>
      <text:list xml:id="list1032716312" text:style-name="L49">
        <text:list-item>
          <text:p text:style-name="P307"><text:span text:style-name="Emphasis"><text:span text:style-name="T576">Provaz</text:span></text:span><text:span text:style-name="Emphasis"><text:span text:style-name="T475"> </text:span></text:span><text:span text:style-name="Emphasis"><text:span text:style-name="T576">je dlouhý 20 metrů, </text:span></text:span><text:span text:style-name="Emphasis"><text:span text:style-name="T577">na konci je železný hák.</text:span></text:span></text:p>
        </text:list-item>
      </text:list>
      <text:p text:style-name="P85"><text:span text:style-name="Emphasis"><text:span text:style-name="T397">▸<text:tab/></text:span></text:span><text:span text:style-name="Emphasis"><text:span text:style-name="T474">Pod </text:span></text:span><text:span text:style-name="Emphasis"><text:span text:style-name="T646">dírou</text:span></text:span><text:span text:style-name="Emphasis"><text:span text:style-name="T398"> </text:span></text:span><text:span text:style-name="Emphasis"><text:span text:style-name="T474">v podlaze je hluboká těžební šachta </text:span></text:span><text:span text:style-name="Emphasis"><text:span text:style-name="T629">B13</text:span></text:span><text:span text:style-name="Emphasis"><text:span text:style-name="T474">. Na dně se se něco leskne </text:span></text:span><text:span text:style-name="Emphasis"><text:span text:style-name="T593">(vodní hladina)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309"><text:span text:style-name="T775">Š</text:span>toly jsou zhruba dva metry vysoké a metr a půl široké. <text:span text:style-name="T775">V části vybudované v dávných dobách trpaslíky (na mapě černou) jsou stěny</text:span> zpevněné kamennými opěrami. <text:span text:style-name="T775">Nové štoly, které vykopali skřeti (na mapě tmavě hnědou), mají jen výdřevu. Na opěrách, kamenných i dřevěných, jsou háčky na zavěšení kahanu.<text:line-break/><text:tab/>Štoly jsou na různých místech pospojované krátkými svislými šachtami, které jsou vždy nahoře překlenuté kamennou nebo dřevěnou podlahou s metrovou čtvercovou dírou na žebřík.</text:span></text:p>
      <text:h text:style-name="Heading_20_3" text:outline-level="3">Světlo v podzemí</text:h>
      <text:p text:style-name="P310">Mysli na to, že všude v podzemí je tma, a že skřeti si svítí hornickými kahany – postavy tedy světlo uvidí už zdálky. Kdykoliv tedy postavy vstoupí do nové štoly, podívej se na mapě, jestli tam někde není vidět světlo.</text:p>
      <text:h text:style-name="P168" text:outline-level="3"><text:soft-page-break/><text:span text:style-name="T85">B</text:span><text:span text:style-name="T95">1</text:span><text:span text:style-name="T85"> – </text:span><text:span text:style-name="T84">D</text:span><text:span text:style-name="T4">olující brouk,</text:span><text:span text:style-name="T95"> horník </text:span><text:span text:style-name="T105">a ploštice</text:span></text:h>
      <text:p text:style-name="P56"><text:span text:style-name="T68">💡</text:span><text:span text:style-name="T95"> V</text:span><text:span text:style-name="T97">e štole</text:span><text:span text:style-name="T95"> je světlo od hornického kahanu </text:span><text:span text:style-name="T97">zavěšeného pod výdřevou</text:span><text:span text:style-name="T95">.</text:span></text:p>
      <text:p text:style-name="P40"><text:span text:style-name="T4">🔊<text:tab/></text:span><text:span text:style-name="T97">Zvuky hrabání </text:span><text:span text:style-name="T100">a nakládání lopatou</text:span><text:span text:style-name="T97">.</text:span></text:p>
      <text:p text:style-name="P109"><text:span text:style-name="T17">Ú</text:span><text:span text:style-name="T14">plně na konci štoly je vidět zadek </text:span><text:span text:style-name="T15">obřího brouka </text:span><text:span text:style-name="T39">(karta </text:span><text:span text:style-name="T20">obří hrabavý brouk</text:span><text:span text:style-name="T39">)</text:span><text:span text:style-name="T15">, </text:span><text:span text:style-name="T14">který za sebe nohama odstrkuje </text:span><text:span text:style-name="T19">vyhrabanou</text:span><text:span text:style-name="T14"> zeminu.</text:span><text:span text:style-name="T17"> </text:span><text:span text:style-name="T19">Tu</text:span><text:span text:style-name="T17"> následně skřetí horník </text:span><text:span text:style-name="T48">(kart</text:span><text:span text:style-name="T54">a</text:span><text:span text:style-name="T48"> </text:span><text:span text:style-name="T17">skřet s lopatou</text:span><text:span text:style-name="T48">)</text:span><text:span text:style-name="T6"> </text:span><text:span text:style-name="T17">nakládá do kýble upevněného na zádech obří ploštice</text:span><text:span text:style-name="T48"> (karta)</text:span><text:span text:style-name="T6">.</text:span><text:span text:style-name="T14"> </text:span><text:span text:style-name="T18">N</text:span><text:span text:style-name="T16">a výdřevě </text:span><text:span text:style-name="T18">je</text:span><text:span text:style-name="T16"> zavěšený zapálený kahan. Na zemi stojí hliněná láhev</text:span><text:span text:style-name="T46"> (s vodou)</text:span><text:span text:style-name="T16">.</text:span></text:p>
      <text:list xml:id="list3583301242" text:style-name="L12">
        <text:list-item>
          <text:p text:style-name="P230"><text:span text:style-name="T47">Skřet, brouk ani ploštice si nebudou postav všímat</text:span><text:span text:style-name="T39">.</text:span></text:p>
        </text:list-item>
        <text:list-item>
          <text:p text:style-name="P232">Pokud postavy napadnou ploštici, pokusí se kolem nich proběhnout a utéct. <text:span text:style-name="T718">Po žebřících ani po stěnách ale šplhat nedokáž</text:span><text:span text:style-name="T717">e</text:span><text:span text:style-name="T718">, takže j</text:span><text:span text:style-name="T717">i</text:span><text:span text:style-name="T718"> postavy snadno zaženou do </text:span><text:span text:style-name="T719">kouta</text:span><text:span text:style-name="T718">.</text:span> Skřet na ně při tom bude chrlit proud nadávek <text:span text:style-name="T842">ve skřetí řeči</text:span>.</text:p>
        </text:list-item>
        <text:list-item>
          <text:p text:style-name="P231">Když napadnou skřeta, začne volat o pomoc a bude se bránit motykou. Pokud ještě žijí skřeti ve zbrojnici <text:span text:style-name="T200">B10</text:span>, přijdou mu na pomoc.</text:p>
          <text:list>
            <text:list-item>
              <text:p text:style-name="P234">Skřet má v kapse křesadlo.</text:p>
            </text:list-item>
          </text:list>
        </text:list-item>
        <text:list-item>
          <text:p text:style-name="P223"><text:span text:style-name="T4">Brouk si nebude ničeho všímat (ani souboje se skřetem </text:span><text:span text:style-name="T106">či s plošticí</text:span><text:span text:style-name="T4">) a bude dál hrabat, dokud ho postavy nenapadnou. Pak se teprve bude bránit.</text:span></text:p>
        </text:list-item>
      </text:list>
      <text:h text:style-name="P169" text:outline-level="3"><text:span text:style-name="T795">B2 – </text:span>Vnitřní šachta</text:h>
      <text:p text:style-name="P312"><text:span text:style-name="T219">💡</text:span><text:span text:style-name="T844"> Dole v šachtě je velmi slabé, namodralé světlo (viz jeskyně C1)</text:span>. <text:span text:style-name="T824">Horní část se topí ve tmě.</text:span></text:p>
      <text:p text:style-name="P29"><text:soft-page-break/><text:span text:style-name="T103">Šachta je čtvercová, v průřezu má zhruba 2x2 metry. </text:span><text:span text:style-name="T94">M</text:span><text:span text:style-name="T4">ístnost nad </text:span><text:span text:style-name="T103">ní </text:span><text:span text:style-name="T106">je kuželovitá,</text:span><text:span text:style-name="T4"> trochu připomíná těžební budovu na povrchu. Je zde také rumpál, ale pouze ruční. </text:span><text:span text:style-name="T96">Není na něm provaz ani řetěz.</text:span></text:p>
      <text:p text:style-name="P55"><text:span text:style-name="T67">👣<text:tab/></text:span><text:span text:style-name="T94">Vrstva prachu na podlaze je netknutá, dlouho tu nikdo nebyl.</text:span></text:p>
      <text:p text:style-name="P53"><text:span text:style-name="T96">K</text:span><text:span text:style-name="T4">aždý čtvereček na mapě představuje dva metry, takže dolů na jednu ze zbylých příček je to osm metrů.</text:span></text:p>
      <text:list xml:id="list1783843895" text:style-name="L13">
        <text:list-item>
          <text:p text:style-name="P237"><text:span text:style-name="T45">Rumpál je stále funkční, stačí na něj přivázat řetěz nebo lano.</text:span></text:p>
        </text:list-item>
        <text:list-item>
          <text:p text:style-name="P233">Stěny šachty jsou vyložené kamennými deskami, do spár by šly zatlouct skoby nebo hřeby.</text:p>
        </text:list-item>
      </text:list>
      <text:h text:style-name="P170" text:outline-level="3"><text:span text:style-name="T801">B2d1 – Masivní d</text:span>veře</text:h>
      <text:p text:style-name="P125">⬤<text:tab/>Je zde tma.</text:p>
      <text:p text:style-name="P20"><text:span text:style-name="T752">M</text:span>asivní kamenné dveře <text:span text:style-name="T752">s madlem a vnitřním zámkem</text:span>.</text:p>
      <text:p text:style-name="P23"><text:span text:style-name="T58">👣</text:span><text:span text:style-name="T41"> </text:span><text:span text:style-name="T49">(stopování) Ve štole jsou stopy skřetů, </text:span><text:span text:style-name="T59">u dveří ale nejsou</text:span><text:span text:style-name="T49">.</text:span></text:p>
      <text:p text:style-name="P280">Když se <text:span text:style-name="T751">k nim</text:span> někdo přiblíží, rozsvítí se na nich kruhový runový symbol <text:span text:style-name="T220">(stejný jako na kartě </text:span><text:span text:style-name="T143">runová stráž</text:span><text:span text:style-name="T194"> – </text:span><text:span text:style-name="T195">dej hráčům kartu s obrázkem</text:span><text:span text:style-name="T220">)</text:span>. Pokud hned neodstoupí, ozve se hlasité poplašné bzučení a bude pokračovat, dokud <text:span text:style-name="T845">se </text:span>nevzdálí.</text:p>
      <text:list xml:id="list495667274" text:style-name="L14">
        <text:list-item>
          <text:p text:style-name="P238">Symbol <text:span text:style-name="T753">byl</text:span> vytvořen <text:span text:style-name="T790">svitkem</text:span> <text:span text:style-name="T108">runová stráž</text:span>, který mohou postavy najít v Runotepecké dílně <text:span text:style-name="T207">B1</text:span><text:span text:style-name="T211">7</text:span>.</text:p>
          <text:list>
            <text:list-item>
              <text:p text:style-name="P293">Runa má propouštěcí formuli (<text:span text:style-name="T144">Batar hadol</text:span>), která umožní projít bez spuštění poplachu. V podzemí ale nikde napsaná není. Zná ji pouze trpaslík Bregen zarostlý modrou houbou v jeskyni C1.</text:p>
            </text:list-item>
          </text:list>
        </text:list-item>
        <text:list-item>
          <text:p text:style-name="P238"><text:soft-page-break/>Runovou stráž jde rozbít násilím – stačí <text:span text:style-name="T846">přerušit některou z čar</text:span>. Je ale vytepaný do pevných kamenných dveří, takže na to bude potřeba nějaký nástroj, nejlépe perlík a kladivo.</text:p>
        </text:list-item>
        <text:list-item>
          <text:p text:style-name="P239">Poplach vzburcuje zbylé skřety v podzemí. <text:span text:style-name="T749">Pokud jich ještě žije hodně, shluknou se a zaútočí na postavy společně. Pokud už jich je jen pár, nejspíš se pokusí z dolu utéct.</text:span></text:p>
        </text:list-item>
      </text:list>
      <text:p text:style-name="P95">Do zámku ve dveřích pasuje <text:span text:style-name="T125">velký </text:span><text:span text:style-name="Emphasis"><text:span text:style-name="T684">mosazný klíč</text:span></text:span><text:span text:style-name="Emphasis"><text:span text:style-name="T464">, </text:span></text:span><text:span text:style-name="Emphasis"><text:span text:style-name="T479">který má u sebe trpaslík zarostlý houbami v jeskyni </text:span></text:span><text:span text:style-name="Emphasis"><text:span text:style-name="T614">C1</text:span></text:span><text:span text:style-name="Emphasis"><text:span text:style-name="T479">.</text:span></text:span></text:p>
      <text:list xml:id="list3548552588" text:style-name="L15">
        <text:list-item>
          <text:p text:style-name="P240"><text:span text:style-name="Emphasis"><text:span text:style-name="T480">Zloděj nebo někdo s </text:span></text:span><text:span text:style-name="Emphasis"><text:span text:style-name="T690">otevíráním zámků</text:span></text:span><text:span text:style-name="Emphasis"><text:span text:style-name="T480"> </text:span></text:span><text:span text:style-name="Emphasis"><text:span text:style-name="T481">jej </text:span></text:span><text:span text:style-name="Emphasis"><text:span text:style-name="T480">dokáže otevřít pomocí </text:span></text:span><text:span text:style-name="Emphasis"><text:span text:style-name="T481">šperháků</text:span></text:span><text:span text:style-name="Emphasis"><text:span text:style-name="T480">, ale zabere mu to několik desítek minut – zámek je velmi složitý.</text:span></text:span></text:p>
        </text:list-item>
        <text:list-item>
          <text:p text:style-name="P240"><text:span text:style-name="Emphasis"><text:span text:style-name="T482">Dveře není možné vyrazit. </text:span></text:span><text:span text:style-name="Emphasis"><text:span text:style-name="T483">J</text:span></text:span><text:span text:style-name="Emphasis"><text:span text:style-name="T559">dou ale</text:span></text:span><text:span text:style-name="Emphasis"><text:span text:style-name="T483"> </text:span></text:span><text:span text:style-name="Emphasis"><text:span text:style-name="T484">například</text:span></text:span><text:span text:style-name="Emphasis"><text:span text:style-name="T483"> rozbít </text:span></text:span><text:span text:style-name="Emphasis"><text:span text:style-name="T559">krumpáčem </text:span></text:span><text:span text:style-name="Emphasis"><text:span text:style-name="T595">(což bude práce na několik hodin)</text:span></text:span><text:span text:style-name="Emphasis"><text:span text:style-name="T483"> nebo </text:span></text:span><text:span text:style-name="Emphasis"><text:span text:style-name="T596">pro</text:span></text:span><text:span text:style-name="Emphasis"><text:span text:style-name="T483">razit výbušninami z </text:span></text:span><text:span text:style-name="Emphasis"><text:span text:style-name="T613">B</text:span></text:span><text:span text:style-name="Emphasis"><text:span text:style-name="T622">16</text:span></text:span><text:span text:style-name="Emphasis"><text:span text:style-name="T483">.</text:span></text:span></text:p>
          <text:list>
            <text:list-item>
              <text:p text:style-name="P240"><text:span text:style-name="Emphasis"><text:span text:style-name="T485">Výbuch bude samozřejmě slyšet po celém dole. </text:span></text:span><text:span text:style-name="Emphasis"><text:span text:style-name="T486">Pokud ještě žije zlobr v </text:span></text:span><text:span text:style-name="Emphasis"><text:span text:style-name="T613">B1</text:span></text:span><text:span text:style-name="Emphasis"><text:span text:style-name="T624">4</text:span></text:span><text:span text:style-name="Emphasis"><text:span text:style-name="T486">, ozve se jeho zaryčení. </text:span></text:span><text:span text:style-name="Emphasis"><text:span text:style-name="T487">Rána také vzburcuje všechny zbylé skřety v podzemí</text:span></text:span><text:span text:style-name="Emphasis"><text:span text:style-name="T559"> – vyrazí sem jak skřeti z </text:span></text:span><text:span text:style-name="Emphasis"><text:span text:style-name="T613">B</text:span></text:span><text:span text:style-name="Emphasis"><text:span text:style-name="T621">10</text:span></text:span><text:span text:style-name="Emphasis"><text:span text:style-name="T559">, tak náčelník z </text:span></text:span><text:span text:style-name="Emphasis"><text:span text:style-name="T613">B</text:span></text:span><text:span text:style-name="Emphasis"><text:span text:style-name="T621">8</text:span></text:span><text:span text:style-name="Emphasis"><text:span text:style-name="T559"> se svojí družkou, pokud ještě žijí</text:span></text:span><text:span text:style-name="Emphasis"><text:span text:style-name="T487">.</text:span></text:span></text:p>
            </text:list-item>
          </text:list>
        </text:list-item>
      </text:list>
      <text:h text:style-name="P171" text:outline-level="3"><text:span text:style-name="T85">B</text:span><text:span text:style-name="T93">3</text:span><text:span text:style-name="T4"> – </text:span><text:span text:style-name="T86">T</text:span><text:span text:style-name="T4">unel na povrch</text:span></text:h>
      <text:p text:style-name="P122"><text:span text:style-name="T319">⬤</text:span><text:span text:style-name="T323"><text:tab/>Je zde tma.</text:span></text:p>
      <text:p text:style-name="P38">Pokud se sem postavy právě prokopaly z povrchu:</text:p>
      <text:p text:style-name="P37"><text:span text:style-name="T4">Prokopali jste se do </text:span><text:span text:style-name="T87">vodorovné</text:span><text:span text:style-name="T4"> důlní štoly. </text:span><text:span text:style-name="T107">Na zemi je povalený prohnutý dřevěný rošt, který nejspíš držel hlínu v tunelu.</text:span></text:p>
      <text:p text:style-name="P77"><text:span text:style-name="T4">Pokud se sem </text:span><text:span text:style-name="T86">přišly </text:span><text:span text:style-name="T88">skrz důl</text:span><text:span text:style-name="T4">:</text:span></text:p>
      <text:p text:style-name="P120"><text:soft-page-break/><text:span text:style-name="T21">Konec štoly přehrazuje proh</text:span><text:span text:style-name="T29">nutý</text:span><text:span text:style-name="T21"> se</text:span><text:span text:style-name="T22"> dřevěný rošt. </text:span><text:span text:style-name="T21">V</text:span><text:span text:style-name="T23">ypadá to, že se dříve nebo později provalí </text:span><text:span text:style-name="T21">do </text:span><text:span text:style-name="T24">chodby</text:span><text:span text:style-name="T23">.</text:span></text:p>
      <text:p text:style-name="P123"><text:span text:style-name="T58">👣</text:span><text:span text:style-name="T41"> </text:span><text:span text:style-name="T51">Ve vrstvě hlíny na podlaze j</text:span><text:span text:style-name="T41">sou </text:span><text:span text:style-name="T44">zřetelné </text:span><text:span text:style-name="T50">humanoidní</text:span><text:span text:style-name="T41"> stopy.<text:line-break/>👣 </text:span><text:span text:style-name="T10">(stopování)</text:span><text:span text:style-name="T42"> </text:span><text:span text:style-name="T55">Z</text:span><text:span text:style-name="T50">anechali </text:span><text:span text:style-name="T55">je zde</text:span><text:span text:style-name="T50"> skřeti. Kromě nich </text:span><text:span text:style-name="T43">jsou </text:span><text:span text:style-name="T50">tu</text:span><text:span text:style-name="T43"> ještě jedny:</text:span><text:span text:style-name="T44"> úzké a hluboké, jako od hmyzích nohou – pokud by tedy ten hmyz měřil víc než metr </text:span><text:span text:style-name="T56">(jsou to stopy obřího hrabavého brouka z </text:span><text:span text:style-name="T60">B1</text:span><text:span text:style-name="T56">)</text:span><text:span text:style-name="T44">.</text:span></text:p>
      <text:h text:style-name="P168" text:outline-level="3"><text:span text:style-name="T796">B4 – L</text:span>íheň obřích brouků</text:h>
      <text:p text:style-name="P126">⬤<text:tab/>Je zde tma.</text:p>
      <text:p text:style-name="P68"><text:span text:style-name="T348">♨<text:tab/></text:span><text:span text:style-name="T349">J</text:span><text:span text:style-name="T350">e zde </text:span><text:span text:style-name="T351">silný zápach </text:span><text:span text:style-name="T367">výkalů a</text:span><text:span text:style-name="T351"> tlejícího odpadu</text:span><text:span text:style-name="T350">.</text:span></text:p>
      <text:p text:style-name="P30"><text:span text:style-name="T276">Vstup do této místnosti, </text:span><text:span text:style-name="T367">kterou zřejmě někdo používá jako latrínu,</text:span><text:span text:style-name="T276"> není u podlahy, ale zhruba v půlce stěny. Z pohledu ze štoly </text:span><text:span text:style-name="T368">to</text:span><text:span text:style-name="T276"> tedy vypadá jako </text:span><text:span text:style-name="T368">jímka</text:span><text:span text:style-name="T276"> zapuštěná do podlahy. Na dně, </text:span><text:span text:style-name="T355">zhruba o metr níž,</text:span><text:span text:style-name="T276"> je</text:span><text:span text:style-name="T352"> </text:span><text:span text:style-name="T355">rozrytý</text:span><text:span text:style-name="T276"> </text:span><text:span text:style-name="T356">kompost</text:span><text:span text:style-name="T361">.</text:span><text:span text:style-name="T381"> Na něm je hromada výkalů</text:span><text:span text:style-name="T382">.</text:span></text:p>
      <text:p text:style-name="P24"><text:span text:style-name="T317">👣</text:span><text:span text:style-name="T288"> </text:span><text:span text:style-name="T384">(stopování)</text:span><text:span text:style-name="T289"> Rýhy v kompostu jsou od nějakého velkého červa (alespoň metrového).</text:span></text:p>
      <text:p text:style-name="P42"><text:span text:style-name="Emphasis"><text:span text:style-name="T397">▸<text:tab/></text:span></text:span><text:span text:style-name="T276">Když budou postavy </text:span><text:span text:style-name="T357">kompost</text:span><text:span text:style-name="T276"> chvíli pozorovat, všimnou si, že se místy vzdouvá.</text:span></text:p>
      <text:p text:style-name="P46"><text:span text:style-name="T369">⚔</text:span><text:span text:style-name="T353"> </text:span><text:span text:style-name="T276">V </text:span><text:span text:style-name="T352">kompostu jsou tři </text:span><text:span text:style-name="T330">larvy obřího brouka</text:span><text:span text:style-name="T352"> (karta). Nahoru do štoly vyšplhat nedokážou. Pokud ale některá z postav sleze dolů, larvy se </text:span><text:span text:style-name="T354">vyhrabou z kompostu a s chutí se na ni</text:span><text:span text:style-name="T352"> vrhnou.</text:span></text:p>
      <text:list xml:id="list1559527616" text:style-name="L16">
        <text:list-item>
          <text:p text:style-name="P241"><text:span text:style-name="T301">K</text:span><text:span text:style-name="T277">dyž je larva zraněna </text:span><text:span text:style-name="T302">za víc než polovinu životů</text:span><text:span text:style-name="T277">, zahrabe se zase do kompostu.</text:span></text:p>
        </text:list-item>
      </text:list>
      <text:h text:style-name="P172" text:outline-level="3"><text:soft-page-break/>B5 – Skřetí horník <text:span text:style-name="T827">s krumpáčem</text:span></text:h>
      <text:p text:style-name="P56"><text:span text:style-name="T68">💡</text:span><text:span text:style-name="T95"> V</text:span><text:span text:style-name="T97">e štole</text:span><text:span text:style-name="T95"> je světlo od hornického kahanu </text:span><text:span text:style-name="T97">zavěšeného pod výdřevou</text:span><text:span text:style-name="T95">.</text:span></text:p>
      <text:p text:style-name="Text_20_body"><text:span text:style-name="T4">🔊<text:tab/></text:span><text:span text:style-name="T709">Pravidelné nárazy těžkého železného nástroje do </text:span><text:span text:style-name="T711">podloží</text:span><text:span text:style-name="T709">.</text:span></text:p>
      <text:p text:style-name="P110"><text:span text:style-name="T108">Na konci štoly se činí skřetí horník </text:span><text:span text:style-name="T129">s krumpáčem</text:span><text:span text:style-name="T108"> </text:span><text:span text:style-name="T145">(kart</text:span><text:span text:style-name="T180">a</text:span><text:span text:style-name="T145"> </text:span><text:span text:style-name="T108">skřet s krumpáčem</text:span><text:span text:style-name="T145">)</text:span><text:span text:style-name="T108">. </text:span><text:span text:style-name="T130">N</text:span><text:span text:style-name="T108">a výdřevě </text:span><text:span text:style-name="T130">má</text:span><text:span text:style-name="T108"> zavěšený zapálený kahan. Na zemi stojí hliněná láhev</text:span><text:span text:style-name="T145"> (s vodou)</text:span><text:span text:style-name="T108">.</text:span></text:p>
      <text:list xml:id="list2694335847" text:style-name="L17">
        <text:list-item>
          <text:p text:style-name="P212">Když <text:s/>postavy nechají <text:span text:style-name="T847">skřeta</text:span> být, <text:span text:style-name="T808">nebude si jich všímat.</text:span></text:p>
        </text:list-item>
        <text:list-item>
          <text:p text:style-name="P212"><text:span text:style-name="T808">Když ho napadnou, bude se bránit a volat o pomoc. Skřeti v </text:span><text:span text:style-name="T213">B10</text:span><text:span text:style-name="T808"> ho ale neuslyší, takže se sem nejdřív po žebříku vyleze podívat skřetí horník z </text:span><text:span text:style-name="T213">B1</text:span><text:span text:style-name="T808"> (pokud ještě žije) a když uvidí postavy, sleze zase honem dolů a poběží pro skřety z </text:span><text:span text:style-name="T213">B10</text:span><text:span text:style-name="T808">.</text:span></text:p>
        </text:list-item>
        <text:list-item>
          <text:p text:style-name="P242"><text:span text:style-name="T184">Skřet má v kapse křesadlo.</text:span></text:p>
        </text:list-item>
      </text:list>
      <text:h text:style-name="P176" text:outline-level="3">B6 – Štola s<text:span text:style-name="T843">e stopami</text:span> ploštic<text:span text:style-name="T843">e</text:span></text:h>
      <text:p text:style-name="P222">⬤<text:tab/>Je zde tma.</text:p>
      <text:p text:style-name="P247"><text:span text:style-name="T317">👣</text:span><text:span text:style-name="T324"><text:tab/></text:span><text:span text:style-name="T325">Na podlaze je rozsypaná natěžená hornina, </text:span><text:span text:style-name="T327">zřejmě ji tudy někdo nosí ven</text:span><text:span text:style-name="T326">. </text:span><text:span text:style-name="T325">V ní jsou vidět dvě řady stop, </text:span><text:span text:style-name="T327">zřejmě</text:span><text:span text:style-name="T325"> od nějakého ostrého tenkého nástroje. </text:span><text:span text:style-name="T328">Vypadá to jako dvě hustě tečkované čáry.</text:span></text:p>
      <text:list xml:id="list42714944" text:style-name="L50">
        <text:list-item>
          <text:p text:style-name="P308"><text:span text:style-name="T338">(stopování)</text:span><text:span text:style-name="T289"> </text:span><text:span text:style-name="T304">Stopy zde zanechala</text:span><text:span text:style-name="T303"> </text:span><text:span text:style-name="T337">obří ploštice</text:span><text:span text:style-name="T303"> z </text:span><text:span text:style-name="T320">B1</text:span><text:span text:style-name="T303">, kterou skřeti používají na převoz natěžené horniny.</text:span></text:p>
        </text:list-item>
      </text:list>
      <text:h text:style-name="P177" text:outline-level="3"><text:span text:style-name="T90">B7 – </text:span><text:span text:style-name="T91">Kovárna</text:span></text:h>
      <text:p text:style-name="P11"><text:span text:style-name="T295">🔊<text:tab/></text:span><text:span text:style-name="T296">Zvuky práce kováře.</text:span></text:p>
      <text:p text:style-name="P59"><text:span text:style-name="T69">💡</text:span><text:span text:style-name="T99"> V místnosti je světlo od hornického kahanu.</text:span></text:p>
      <text:p text:style-name="P106"><text:soft-page-break/><text:span text:style-name="T7">V</text:span><text:span text:style-name="T6">e stěně místnosti je </text:span><text:span text:style-name="T26">vyhaslá</text:span><text:span text:style-name="T6"> </text:span><text:span text:style-name="T30">výheň</text:span><text:span text:style-name="T6">. Vedle ní </text:span><text:span text:style-name="T27">je</text:span><text:span text:style-name="T6"> kovadlina </text:span><text:span text:style-name="T12">a vědro s vodou</text:span><text:span text:style-name="T6">. </text:span><text:span text:style-name="T8">Na polici je vyskládané </text:span><text:span text:style-name="T31">kovářské nářadí</text:span><text:span text:style-name="T33">,</text:span><text:span text:style-name="T34"> zapálený kahan </text:span><text:span text:style-name="T35">a křesadlo</text:span><text:span text:style-name="T8">.</text:span><text:span text:style-name="T6"> </text:span><text:span text:style-name="T7">N</text:span><text:span text:style-name="T9">a stěně naproti výhni je </text:span><text:span text:style-name="T32">šmouha</text:span><text:span text:style-name="T9"> od sazí. </text:span><text:span text:style-name="T11">U kovadliny pracuje </text:span><text:span text:style-name="T57">skřetí kovářka</text:span><text:span text:style-name="T40"> (karta).</text:span><text:span text:style-name="T11"> </text:span><text:span text:style-name="T13">V ruce má trpaslické kovářské kladivo</text:span><text:span text:style-name="T52"> </text:span><text:span text:style-name="T53">(karta)</text:span><text:span text:style-name="T11">.</text:span><text:span text:style-name="T36"> </text:span><text:span text:style-name="T37">Kove jeden z velkých hřebů, kterým se spojuje výdřeva, nemá ho ale vůbec nažhavený.</text:span></text:p>
      <text:list xml:id="list1257990900" text:style-name="L19">
        <text:list-item>
          <text:p text:style-name="P235">Kovářka nepotřebuje výheň, protože má kouzelné trpaslické kovářské kladivo (viz text na kartě <text:span text:style-name="T848">s kladivem</text:span>). <text:span text:style-name="T393">U</text:span><text:span text:style-name="T395">kaž hráčům kartu s obrázkem, ať mají po čem toužit.</text:span></text:p>
        </text:list-item>
        <text:list-item>
          <text:p text:style-name="P236">Pokud <text:span text:style-name="T825">ji</text:span> postavy nechají být <text:span text:style-name="T825">a nebudou se jí hrabat v nástrojích a podobně</text:span>, bude si dál hledět své práce.</text:p>
        </text:list-item>
        <text:list-item>
          <text:p text:style-name="P224"><text:span text:style-name="T353">⚔ </text:span><text:span text:style-name="T92">Když na ni zaútočí, nebo jí zkusí něco ukrást, bude se bránit.</text:span></text:p>
        </text:list-item>
      </text:list>
      <text:p text:style-name="P45"><text:span text:style-name="Emphasis"><text:span text:style-name="T397">▸<text:tab/></text:span></text:span><text:span text:style-name="Emphasis"><text:span text:style-name="T661">V</text:span></text:span><text:span text:style-name="Emphasis"><text:span text:style-name="T322">ýheň</text:span></text:span><text:span text:style-name="Emphasis"><text:span text:style-name="T313"> má úzký, do skály vyražený komín. </text:span></text:span><text:span text:style-name="Emphasis"><text:span text:style-name="T314">Zřejmě ji někdo občas používá, teď je ale studená.</text:span></text:span></text:p>
      <text:p text:style-name="P43"><text:span text:style-name="Emphasis"><text:span text:style-name="T397">▸<text:tab/></text:span></text:span><text:span text:style-name="T360">Kovářské nářadí:</text:span><text:span text:style-name="T370"> </text:span><text:span text:style-name="T371">kleště</text:span><text:span text:style-name="T372">, </text:span><text:span text:style-name="T373">průbojník, </text:span><text:span text:style-name="T380">pilník, sekáč, raznice</text:span><text:span text:style-name="T374">.</text:span></text:p>
      <text:p text:style-name="P43"><text:span text:style-name="Emphasis"><text:span text:style-name="T397">▸<text:tab/></text:span></text:span><text:span text:style-name="Emphasis"><text:span text:style-name="T488">Pod</text:span></text:span><text:span text:style-name="T276"> </text:span><text:span text:style-name="T358">šmouh</text:span><text:span text:style-name="T359">ou</text:span><text:span text:style-name="T276"> </text:span><text:span text:style-name="T363">je ve stěně </text:span><text:span text:style-name="T364">malá páčka. Po jejím zmáčknutí ze stěny o kus vedle vyjede kamenný šuplík</text:span><text:span text:style-name="T363">. </text:span></text:p>
      <text:list xml:id="list241011882" text:style-name="L20">
        <text:list-item>
          <text:p text:style-name="P243"><text:span text:style-name="T279">U</text:span><text:span text:style-name="T277">vnitř je svitek </text:span><text:span text:style-name="T305">s rituálem</text:span><text:span text:style-name="T277"> </text:span><text:span text:style-name="T339">o</text:span><text:span text:style-name="T329">prava</text:span><text:span text:style-name="T277"> (karta) a </text:span><text:span text:style-name="T329">malý stříbrný ingot</text:span><text:span text:style-name="T277"> </text:span><text:span text:style-name="T280">(karta)</text:span><text:span text:style-name="T277">.</text:span></text:p>
        </text:list-item>
      </text:list>
      <text:p text:style-name="P43"><text:span text:style-name="Emphasis"><text:span text:style-name="T397">▸<text:tab/></text:span></text:span><text:span text:style-name="Emphasis"><text:span text:style-name="T321">Skřetí kovářka</text:span></text:span><text:span text:style-name="Emphasis"><text:span text:style-name="T307"> má </text:span></text:span><text:span text:style-name="Emphasis"><text:span text:style-name="T308">na sobě koženou kovářskou zástěru.</text:span></text:span><text:span text:style-name="Emphasis"><text:span text:style-name="T307"> </text:span></text:span><text:span text:style-name="Emphasis"><text:span text:style-name="T308">V</text:span></text:span><text:span text:style-name="Emphasis"><text:span text:style-name="T307"> ruce </text:span></text:span><text:span text:style-name="Emphasis"><text:span text:style-name="T308">drží </text:span></text:span><text:span text:style-name="Emphasis"><text:span text:style-name="T346">trpaslické </text:span></text:span><text:span text:style-name="T341">kovářské </text:span><text:span text:style-name="T340">kladivo</text:span><text:span text:style-name="T373"> </text:span><text:span text:style-name="T374">(karta)</text:span><text:span text:style-name="T342">.</text:span><text:span text:style-name="T374"> </text:span><text:span text:style-name="T375">V kapse má křesadlo.</text:span></text:p>
      <text:h text:style-name="P178" text:outline-level="3"><text:span text:style-name="T798">B8 – Obytná místnost</text:span></text:h>
      <text:p text:style-name="P314">-<text:span text:style-name="T849">mark-</text:span></text:p>
      <text:p text:style-name="P58"><text:span text:style-name="T200">💡</text:span> V místnosti je světlo od hornického kahanu.</text:p>
      <text:p text:style-name="P67"><text:soft-page-break/><text:span text:style-name="T348">♨<text:tab/></text:span><text:span text:style-name="T383">Vzduch je tu zatuchlý jako v nevětrané místnosti.</text:span></text:p>
      <text:p text:style-name="P36">Stěny této místnosti jsou vyloženy kamennými dlaždicemi. <text:span text:style-name="T746">Je zde velká postel s kožešinami, </text:span><text:span text:style-name="T236">železná skříň</text:span><text:span text:style-name="T746"> a kamenný psací stolek. Na něm je křesadlo, hliněná láhev</text:span><text:span text:style-name="T175"> (s vodou)</text:span><text:span text:style-name="T746"> a rozsvícený hornický kahan. </text:span>Pod stropem je zavěšený trojramenný železný svícen, <text:span text:style-name="T746">svíčky v něm ovšem nejsou</text:span>. <text:span text:style-name="T785">Na posteli se rozvaluje </text:span><text:span text:style-name="T250">skřetice</text:span><text:span text:style-name="T785"> </text:span><text:span text:style-name="T159">(karta </text:span><text:span text:style-name="T805">skřetice s vrhacími noži</text:span><text:span text:style-name="T159">)</text:span><text:span text:style-name="T785">. Vedle ní stojí </text:span><text:span text:style-name="T197">skřetí náčelník</text:span><text:span text:style-name="T785"> </text:span><text:span text:style-name="T159">(karta)</text:span><text:span text:style-name="T785"> s dvoubřitou sekerou. Na krku má náhrdelník z medvědích drápů </text:span><text:span text:style-name="T159">(karta)</text:span><text:span text:style-name="T785">.</text:span></text:p>
      <text:list xml:id="list3110829174" text:style-name="L21">
        <text:list-item>
          <text:p text:style-name="P244"><text:span text:style-name="T156">Pokud </text:span><text:span text:style-name="T157">sem</text:span><text:span text:style-name="T156"> postavy </text:span><text:span text:style-name="T157">přišly v doprovodu čtyř skřetů z </text:span><text:span text:style-name="T187">B</text:span><text:span text:style-name="T188">10</text:span><text:span text:style-name="T157"> a chtějí</text:span><text:span text:style-name="T156"> vyjednávat, přeskoč na kapitolu </text:span><text:span text:style-name="T186">Vyjednávání se skřety</text:span><text:span text:style-name="T156">.</text:span></text:p>
        </text:list-item>
        <text:list-item>
          <text:p text:style-name="P245"><text:span text:style-name="T156">P</text:span><text:span text:style-name="T145">okud přišly bez doprovodu a chtějí vyjednávat, náčelníkovi bude jasné, co se muselo stát. </text:span><text:span text:style-name="T160">I tak se s nimi bude bavit</text:span><text:span text:style-name="T158">, ale bude si </text:span><text:span text:style-name="T161">na ně</text:span><text:span text:style-name="T158"> dávat pozor a pokud se mu naskytne příležitost zlikvidovat </text:span><text:span text:style-name="T161">je</text:span><text:span text:style-name="T158"> po jedné, určitě ji využije.</text:span></text:p>
        </text:list-item>
        <text:list-item>
          <text:p text:style-name="P215"><text:span text:style-name="T375">U</text:span><text:span text:style-name="T376">kaž hráčům kart</text:span><text:span text:style-name="T379">y</text:span><text:span text:style-name="T376"> s obrázk</text:span><text:span text:style-name="T379">em</text:span><text:span text:style-name="T376"> </text:span><text:span text:style-name="T343">dvoubřité sekery</text:span><text:span text:style-name="T377"> </text:span><text:span text:style-name="T379">a </text:span><text:span text:style-name="T345">náhrdelníku z medvědích drápů</text:span><text:span text:style-name="T379"> </text:span><text:span text:style-name="T378">(bez textu)</text:span><text:span text:style-name="T376">, ať mají po čem toužit.</text:span></text:p>
        </text:list-item>
        <text:list-item>
          <text:p text:style-name="P245"><text:span text:style-name="T316">⚔</text:span><text:span text:style-name="T281"> </text:span><text:span text:style-name="T282">Když dojde k boji, </text:span><text:span text:style-name="T283">náčelník </text:span><text:span text:style-name="T282">se vrhne dopředu a skřetice bude zpoza něj házet vrhací nože.</text:span></text:p>
        </text:list-item>
      </text:list>
      <text:p text:style-name="P87"><text:span text:style-name="Emphasis"><text:span text:style-name="T397">▸<text:tab/></text:span></text:span><text:span text:style-name="Emphasis"><text:span text:style-name="T707">Železná skř</text:span></text:span><text:span text:style-name="Emphasis"><text:span text:style-name="T644">íň</text:span></text:span><text:span text:style-name="Emphasis"><text:span text:style-name="T398"> </text:span></text:span><text:span text:style-name="Emphasis"><text:span text:style-name="T465">je silně zrezivělá. Jedno křídlo dveří je odchlípnuté a jsou na něm stopy po kovovém nástroji, zřejmě </text:span></text:span><text:span text:style-name="Emphasis"><text:span text:style-name="T578">se ji</text:span></text:span><text:span text:style-name="Emphasis"><text:span text:style-name="T465"> někdo neúspěšně snažil otevřít násilím.</text:span></text:span></text:p>
      <text:list xml:id="list3287346894" text:style-name="L22">
        <text:list-item>
          <text:p text:style-name="P248"><text:span text:style-name="Emphasis"><text:span text:style-name="T578">J</text:span></text:span><text:span text:style-name="Emphasis"><text:span text:style-name="T467">e zamčená, odemyká ji </text:span></text:span><text:span text:style-name="Emphasis"><text:span text:style-name="T686">malý železný klíč</text:span></text:span><text:span text:style-name="Emphasis"><text:span text:style-name="T467">, který má u sebe trpaslík zarostlý fialovou houbou v jeskyni C1.</text:span></text:span></text:p>
          <text:list>
            <text:list-item>
              <text:p text:style-name="P250"><text:span text:style-name="Emphasis"><text:span text:style-name="T578">Z</text:span></text:span><text:span text:style-name="Emphasis"><text:span text:style-name="T468">ámek </text:span></text:span><text:span text:style-name="Emphasis"><text:span text:style-name="T469">jde </text:span></text:span><text:span text:style-name="Emphasis"><text:span text:style-name="T468">odemknout </text:span></text:span><text:span text:style-name="Emphasis"><text:span text:style-name="T578">paklíčem</text:span></text:span><text:span text:style-name="Emphasis"><text:span text:style-name="T468">.</text:span></text:span></text:p>
            </text:list-item>
          </text:list>
        </text:list-item>
        <text:list-item>
          <text:p text:style-name="P248"><text:soft-page-break/><text:span text:style-name="Emphasis"><text:span text:style-name="T494">Když postavy skříň otevřou, uvidí, že</text:span></text:span><text:span text:style-name="Emphasis"><text:span text:style-name="T489"> nemá zadní stěnu – je skrz ni vidět </text:span></text:span><text:span text:style-name="Emphasis"><text:span text:style-name="T649">stěna místnosti</text:span></text:span><text:span text:style-name="Emphasis"><text:span text:style-name="T489">.</text:span></text:span></text:p>
        </text:list-item>
        <text:list-item>
          <text:p text:style-name="P249"><text:span text:style-name="Emphasis"><text:span text:style-name="T489">Ve skříni j</text:span></text:span><text:span text:style-name="Emphasis"><text:span text:style-name="T564">e dokument s povolením k důlní činnosti</text:span></text:span><text:span text:style-name="Emphasis"><text:span text:style-name="T489"> </text:span></text:span><text:span text:style-name="Emphasis"><text:span text:style-name="T625">B8-1</text:span></text:span><text:span text:style-name="Emphasis"><text:span text:style-name="T467">,</text:span></text:span><text:span text:style-name="Emphasis"><text:span text:style-name="T489"> </text:span></text:span><text:span text:style-name="Emphasis"><text:span text:style-name="T691">p</text:span></text:span><text:span text:style-name="Emphasis"><text:span text:style-name="T687">řívěsek se sekerou</text:span></text:span><text:span text:style-name="Emphasis"><text:span text:style-name="T471"> (karta) </text:span></text:span><text:span text:style-name="Emphasis"><text:span text:style-name="T563">a </text:span></text:span><text:span text:style-name="Emphasis"><text:span text:style-name="T697">bronzový klíč na šňůrce</text:span></text:span><text:span text:style-name="Emphasis"><text:span text:style-name="T558"> </text:span></text:span><text:span text:style-name="Emphasis"><text:span text:style-name="T563">(karta)</text:span></text:span><text:span text:style-name="Emphasis"><text:span text:style-name="T470">.</text:span></text:span></text:p>
          <text:p text:style-name="P251"><text:span text:style-name="Emphasis"><text:span text:style-name="T397">▸ </text:span></text:span><text:span text:style-name="Emphasis"><text:span text:style-name="T650">Na</text:span></text:span><text:span text:style-name="Emphasis"><text:span text:style-name="T649"> stěně za skříní</text:span></text:span><text:span text:style-name="Emphasis"><text:span text:style-name="T489"> je </text:span></text:span><text:span text:style-name="Emphasis"><text:span text:style-name="T495">tenká</text:span></text:span><text:span text:style-name="Emphasis"><text:span text:style-name="T489"> </text:span></text:span><text:span text:style-name="Emphasis"><text:span text:style-name="T490">čtvercová spára zhruba půl metru na půl metru. U pravé </text:span></text:span><text:span text:style-name="Emphasis"><text:span text:style-name="T553">strany</text:span></text:span><text:span text:style-name="Emphasis"><text:span text:style-name="T490"> </text:span></text:span><text:span text:style-name="Emphasis"><text:span text:style-name="T553">čtverce</text:span></text:span><text:span text:style-name="Emphasis"><text:span text:style-name="T490"> je stěna zašpiněná (často se tam na ni sahalo).</text:span></text:span></text:p>
          <text:list>
            <text:list-item>
              <text:p text:style-name="P251"><text:span text:style-name="Emphasis"><text:span text:style-name="T490">Spára ohraničuje dvířka zabudované schránky. Otevírají se zatlačením vedle pravé spáry – tam, kde je stěna ušpiněná. </text:span></text:span><text:span text:style-name="Emphasis"><text:span text:style-name="T496">Pravá strana dvířek jde zatlačit dovnitř a levá se tím otevře ven.</text:span></text:span></text:p>
            </text:list-item>
            <text:list-item>
              <text:p text:style-name="P251"><text:span text:style-name="Emphasis"><text:span text:style-name="T598">Dvířka schránky jdou otevřít ztuha, něco je táhne zase zpět.</text:span></text:span></text:p>
              <text:list>
                <text:list-item>
                  <text:p text:style-name="P251"><text:span text:style-name="Emphasis"><text:span text:style-name="T492">Pokud někdo prohmatá horní st</text:span></text:span><text:span text:style-name="Emphasis"><text:span text:style-name="T493">ra</text:span></text:span><text:span text:style-name="Emphasis"><text:span text:style-name="T492">nu dvířek, nade tam malý čudlík. Jeho zmačknutím se deaktivuje šipková past.</text:span></text:span></text:p>
                </text:list-item>
                <text:list-item>
                  <text:p text:style-name="P251"><text:span text:style-name="Emphasis"><text:span text:style-name="T493">Na přední straně (ta, která se otevírá směrem k postavám) jde nahmatat malou dírku (odtud vylétává šipka).</text:span></text:span></text:p>
                </text:list-item>
              </text:list>
            </text:list-item>
            <text:list-item>
              <text:p text:style-name="P251"><text:span text:style-name="Emphasis"><text:span text:style-name="T598">Jakmile jsou dvířka otevřena zhruba do půlky, ozve se tiché klapnutí.</text:span></text:span><text:span text:style-name="Emphasis"><text:span text:style-name="T490"> Od té chvíle přestanou klást odpor a jdou snadno otevřít.</text:span></text:span></text:p>
            </text:list-item>
            <text:list-item>
              <text:p text:style-name="P251"><text:span text:style-name="Emphasis"><text:span text:style-name="T306">⚠</text:span></text:span><text:span text:style-name="Emphasis"><text:span text:style-name="T414"> </text:span></text:span><text:span text:style-name="Emphasis"><text:span text:style-name="T598">Při otevření dvířek úplně dokořán z nich vyletí šipka</text:span></text:span><text:span text:style-name="Emphasis"><text:span text:style-name="T490"> (otevřením dvířek se natáhla pružina, která ji vystřeluje)</text:span></text:span><text:span text:style-name="Emphasis"><text:span text:style-name="T598">.</text:span></text:span></text:p>
              <text:list>
                <text:list-item>
                  <text:p text:style-name="P251"><text:soft-page-break/><text:span text:style-name="Emphasis"><text:span text:style-name="T491">Jde o útok </text:span></text:span><text:span text:style-name="Emphasis"><text:span text:style-name="T492">8</text:span></text:span><text:span text:style-name="Emphasis"><text:span text:style-name="T491"> + k</text:span></text:span><text:span text:style-name="Emphasis"><text:span text:style-name="T567">6</text:span></text:span><text:span text:style-name="Emphasis"><text:span text:style-name="T491">, zranění +1.</text:span></text:span></text:p>
                </text:list-item>
              </text:list>
            </text:list-item>
            <text:list-item>
              <text:p text:style-name="P251"><text:span text:style-name="Emphasis"><text:span text:style-name="T497">Uvnitř </text:span></text:span><text:span text:style-name="Emphasis"><text:span text:style-name="T498">tajné schránky je </text:span></text:span><text:span text:style-name="Emphasis"><text:span text:style-name="T692">pavoučí lektvar</text:span></text:span><text:span text:style-name="Emphasis"><text:span text:style-name="T498"> (karta), </text:span></text:span><text:span text:style-name="Emphasis"><text:span text:style-name="T692">lektvar vodního dechu</text:span></text:span><text:span text:style-name="Emphasis"><text:span text:style-name="T498"> (karta) </text:span></text:span><text:span text:style-name="Emphasis"><text:span text:style-name="T564">a </text:span></text:span><text:span text:style-name="Emphasis"><text:span text:style-name="T565">dva svitky: </text:span></text:span><text:span text:style-name="Emphasis"><text:span text:style-name="T566">Zamítnutí žádosti o provedení hloubkového průzkumu </text:span></text:span><text:span text:style-name="Emphasis"><text:span text:style-name="T626">B8-2</text:span></text:span><text:span text:style-name="Emphasis"><text:span text:style-name="T566"> a výpisky z pojednání o dávné civilizaci v oblasti severně od Královské cesty </text:span></text:span><text:span text:style-name="Emphasis"><text:span text:style-name="T626">B8-3</text:span></text:span><text:span text:style-name="Emphasis"><text:span text:style-name="T498">.</text:span></text:span></text:p>
            </text:list-item>
          </text:list>
        </text:list-item>
      </text:list>
      <text:p text:style-name="P14"><text:span text:style-name="Emphasis"><text:span text:style-name="T397">▸<text:tab/></text:span></text:span><text:span text:style-name="Emphasis"><text:span text:style-name="T658">Skřetice</text:span></text:span><text:span text:style-name="Emphasis"><text:span text:style-name="T551"> </text:span></text:span><text:span text:style-name="Emphasis"><text:span text:style-name="T552">má </text:span></text:span><text:span text:style-name="Emphasis"><text:span text:style-name="T575">u sebe</text:span></text:span><text:span text:style-name="Emphasis"><text:span text:style-name="T551"> </text:span></text:span><text:span text:style-name="Emphasis"><text:span text:style-name="T696">skřetí vrhací nože</text:span></text:span><text:span text:style-name="Emphasis"><text:span text:style-name="T551"> (karta), pokud je tedy nehodila po postavách. V kapse má </text:span></text:span><text:span text:style-name="Emphasis"><text:span text:style-name="T696">duhový kámen</text:span></text:span><text:span text:style-name="Emphasis"><text:span text:style-name="T551"> (karta).</text:span></text:span></text:p>
      <text:p text:style-name="P52"><text:span text:style-name="Emphasis"><text:span text:style-name="T397">▸<text:tab/></text:span></text:span><text:span text:style-name="T198">Skřetí náčelník</text:span><text:span text:style-name="T163"> má </text:span><text:span text:style-name="T121">trpaslický nůž</text:span><text:span text:style-name="T164"> (karta) a</text:span><text:span text:style-name="T163"> </text:span><text:span text:style-name="T806">sekeru</text:span><text:span text:style-name="T163"> </text:span><text:span text:style-name="T165">(karta </text:span><text:span text:style-name="T108">dvoubřit</text:span><text:span text:style-name="T128">á</text:span><text:span text:style-name="T108"> seker</text:span><text:span text:style-name="T128">a</text:span><text:span text:style-name="T165">)</text:span><text:span text:style-name="T163">. </text:span><text:span text:style-name="T166">Na krku má </text:span><text:span text:style-name="T118">náhrdelník z medvědích drápů</text:span><text:span text:style-name="T166"> (karta) a na sobě </text:span><text:span text:style-name="T118">lehkou skřetí zbroj</text:span><text:span text:style-name="T166"> (karta).</text:span></text:p>
      <text:h text:style-name="P179" text:outline-level="3">B8d1 – Dveře do obytné místnosti</text:h>
      <text:p text:style-name="P129"><text:span text:style-name="T134">Bytelné dřevěné dveře s klikou</text:span><text:span text:style-name="T178"> </text:span><text:span text:style-name="T177">(n</text:span><text:span text:style-name="T178">ejsou zamčené, jdou normálně otevřít</text:span><text:span text:style-name="T177">)</text:span><text:span text:style-name="T134">. </text:span><text:span text:style-name="T135">Otevírají se do místnosti.</text:span></text:p>
      <text:p text:style-name="P130"><text:span text:style-name="T28">🔊<text:tab/></text:span><text:span text:style-name="T708">Z</text:span><text:span text:style-name="T710"> </text:span><text:span text:style-name="T713">B8</text:span><text:span text:style-name="T708"> je slyšet </text:span><text:span text:style-name="T712">rozhovor</text:span><text:span text:style-name="T708"> mužského a ženského hlasu. Oba mluví chrčivou, hrdelní řečí (skřetí jazyk). Zní to jako partnerské škádlení.</text:span></text:p>
      <text:p text:style-name="P25"><text:span text:style-name="T317">👣</text:span><text:span text:style-name="T288"> </text:span><text:span text:style-name="T384">(stopování)</text:span><text:span text:style-name="T289"> </text:span><text:span text:style-name="T299">Jsou zde čerstvé stopy skřetů, do dveří se často chodí.</text:span></text:p>
      <text:h text:style-name="P173" text:outline-level="3">B9 – Skřetí horník <text:span text:style-name="T828">s motykou</text:span></text:h>
      <text:p text:style-name="P60"><text:span text:style-name="T68">💡</text:span><text:span text:style-name="T95"> V</text:span><text:span text:style-name="T97">e štole</text:span><text:span text:style-name="T95"> je světlo od hornického kahanu </text:span><text:span text:style-name="T97">zavěšeného pod výdřevou</text:span><text:span text:style-name="T95">.</text:span></text:p>
      <text:p text:style-name="P39">🔊<text:tab/>Pravidelné nárazy těžkého železného nástroje do stěny dolu.</text:p>
      <text:p text:style-name="P111"><text:span text:style-name="T108">Na konci štoly se činí skřetí horník </text:span><text:span text:style-name="T129">s </text:span><text:span text:style-name="T131">motykou</text:span><text:span text:style-name="T108"> </text:span><text:span text:style-name="T145">(kart</text:span><text:span text:style-name="T181">a</text:span><text:span text:style-name="T145"> </text:span><text:span text:style-name="T108">skřet s </text:span><text:span text:style-name="T131">motykou</text:span><text:span text:style-name="T145">)</text:span><text:span text:style-name="T108">. </text:span><text:span text:style-name="T130">N</text:span><text:span text:style-name="T108">a výdřevě </text:span><text:span text:style-name="T130">má</text:span><text:span text:style-name="T108"> zavěšený zapálený kahan. Na zemi stojí hliněná láhev</text:span><text:span text:style-name="T145"> (s vodou)</text:span><text:span text:style-name="T108">.</text:span></text:p>
      <text:list xml:id="list165547685456483" text:continue-list="list2694335847" text:style-name="L17">
        <text:list-item>
          <text:p text:style-name="P213"><text:soft-page-break/>Když ho postavy nechají být, <text:span text:style-name="T808">nebude si jich všímat.</text:span></text:p>
        </text:list-item>
        <text:list-item>
          <text:p text:style-name="P213"><text:span text:style-name="T808">Když ho napadnou, bude se bránit a volat o pomoc. Skřeti v </text:span><text:span text:style-name="T213">B10</text:span><text:span text:style-name="T808"> ho ale neuslyší, takže se sem nejdřív po žebříku vyleze podívat skřetí horník z </text:span><text:span text:style-name="T213">B1</text:span><text:span text:style-name="T808"> (pokud ještě žije) a když uvidí postavy, sleze zase honem dolů a poběží pro skřety z </text:span><text:span text:style-name="T213">B10</text:span><text:span text:style-name="T808">.</text:span></text:p>
        </text:list-item>
      </text:list>
      <text:p text:style-name="P54">Skřet má v kapse <text:span text:style-name="T815">dřevěnou lžíci </text:span>a křesadlo.</text:p>
      <text:h text:style-name="P180" text:outline-level="3">B<text:span text:style-name="T796">10</text:span> – Zbrojnice</text:h>
      <text:p text:style-name="P127">⬤<text:tab/>Je zde tma.</text:p>
      <text:p text:style-name="P61"><text:span text:style-name="T348">♨<text:tab/></text:span><text:span text:style-name="T383">Vzduch je tu zatuchlý jako v nevětrané místnosti.</text:span></text:p>
      <text:p text:style-name="P65"><text:span text:style-name="T383">🔊<text:tab/></text:span><text:span text:style-name="T715">Hovor čtyř skřetů (pokud tu jsou, viz dále)</text:span><text:span text:style-name="T388">.</text:span></text:p>
      <text:p text:style-name="P16"><text:span text:style-name="T778">Na zemi jsou 4 skřetí pelechy, zhasnutý hornický kahan a vědro s vodou. </text:span>U stěn jsou <text:span text:style-name="T776">dřevěné</text:span> stojany na zbraně<text:span text:style-name="T155">,</text:span><text:span text:style-name="T778"> v jednom z nich je </text:span><text:span text:style-name="T247">rozbitá kuše</text:span><text:span text:style-name="T777">.</text:span></text:p>
      <text:list xml:id="list1524004322" text:style-name="L23">
        <text:list-item>
          <text:p text:style-name="P259"><text:span text:style-name="T285">V této místnosti </text:span><text:span text:style-name="T284">obvykle</text:span><text:span text:style-name="T285"> přespávají </text:span><text:span text:style-name="T284">2 </text:span><text:span text:style-name="T331">skřeti s lukem</text:span><text:span text:style-name="T284"> (karta) a 2 </text:span><text:span text:style-name="T331">skřeti s kopím</text:span><text:span text:style-name="T284"> (karta)</text:span><text:span text:style-name="T286">. Pokud už je </text:span><text:span text:style-name="T284">ale </text:span><text:span text:style-name="T286">postavy potkaly jinde, tak tu samozřejmě ne</text:span><text:span text:style-name="T287">jsou</text:span><text:span text:style-name="T286">.</text:span></text:p>
        </text:list-item>
      </text:list>
      <text:list xml:id="list3002108649" text:style-name="L24">
        <text:list-item>
          <text:p text:style-name="P260"><text:span text:style-name="T316">⚔</text:span><text:span text:style-name="T281"> </text:span><text:span text:style-name="T284">Když dojde k boji, skřeti s lukem se budou držet vzadu.</text:span></text:p>
        </text:list-item>
        <text:list-item>
          <text:p text:style-name="P261"><text:span text:style-name="T786">Každý ze skřetů s lukem má </text:span><text:span text:style-name="T120">skřetí</text:span><text:span text:style-name="T119"> nůž</text:span><text:span text:style-name="T786"> (karta), </text:span><text:span text:style-name="T119">skřetí luk</text:span><text:span text:style-name="T786"> (karta) a toulec s 12 šípy (mínus vystřílené).</text:span></text:p>
          <text:list>
            <text:list-item>
              <text:p text:style-name="P263">Jeden z nich <text:span text:style-name="T787">má kolem paže omotaného živého hada (je neškodný a přítulný).</text:span> <text:span text:style-name="T787">D</text:span>ruhý <text:span text:style-name="T787">má jedno oko dřevěné.</text:span></text:p>
            </text:list-item>
          </text:list>
        </text:list-item>
        <text:list-item>
          <text:p text:style-name="P262"><text:span text:style-name="T786">Každý ze skřetů s kopím má </text:span><text:span text:style-name="T120">skřetí</text:span><text:span text:style-name="T119"> nůž</text:span><text:span text:style-name="T786"> (karta), </text:span><text:span text:style-name="T119">skřetí kopí</text:span><text:span text:style-name="T786"> (karta) a oblečenou </text:span><text:span text:style-name="T119">lehkou skřetí zbroj</text:span><text:span text:style-name="T786"> (karta).</text:span></text:p>
          <text:list>
            <text:list-item>
              <text:p text:style-name="P263"><text:soft-page-break/>Jeden z nich <text:span text:style-name="T787">má v nose </text:span><text:span text:style-name="T122">stříbrný kroužek</text:span><text:span text:style-name="T787"> (karta)</text:span> a druhý <text:span text:style-name="T787">má v kapse pytlík kamínků s vyrytými značkami.</text:span></text:p>
            </text:list-item>
          </text:list>
        </text:list-item>
      </text:list>
      <text:p text:style-name="P41"><text:span text:style-name="Emphasis"><text:span text:style-name="T397">▸<text:tab/></text:span></text:span><text:span text:style-name="Emphasis"><text:span text:style-name="T656">Rozbit</text:span></text:span><text:span text:style-name="Emphasis"><text:span text:style-name="T657">á</text:span></text:span><text:span text:style-name="Emphasis"><text:span text:style-name="T656"> kuš</text:span></text:span><text:span text:style-name="Emphasis"><text:span text:style-name="T657">e</text:span></text:span><text:span text:style-name="Emphasis"><text:span text:style-name="T549"> je nějaká divná – je to totiž </text:span></text:span><text:span text:style-name="Emphasis"><text:span text:style-name="T695">opakovací kuše</text:span></text:span><text:span text:style-name="Emphasis"><text:span text:style-name="T549"> (karta).</text:span></text:span></text:p>
      <text:list xml:id="list2363439961" text:style-name="L25">
        <text:list-item>
          <text:p text:style-name="P264"><text:span text:style-name="Emphasis"><text:span text:style-name="T546">Je ji možno spravit svitk</text:span></text:span><text:span text:style-name="Emphasis"><text:span text:style-name="T555">em</text:span></text:span><text:span text:style-name="Emphasis"><text:span text:style-name="T546"> </text:span></text:span><text:span text:style-name="Emphasis"><text:span text:style-name="T694">Oprava</text:span></text:span><text:span text:style-name="Emphasis"><text:span text:style-name="T547"> z </text:span></text:span><text:span text:style-name="Emphasis"><text:span text:style-name="T546">tajné</text:span></text:span><text:span text:style-name="Emphasis"><text:span text:style-name="T547">ho šuplíku ve stěně</text:span></text:span><text:span text:style-name="Emphasis"><text:span text:style-name="T546"> v kovárně </text:span></text:span><text:span text:style-name="Emphasis"><text:span text:style-name="T610">B7</text:span></text:span><text:span text:style-name="Emphasis"><text:span text:style-name="T546"> </text:span></text:span><text:span text:style-name="Emphasis"><text:span text:style-name="T547">nebo pomocí vhodných nástrojů </text:span></text:span><text:span text:style-name="Emphasis"><text:span text:style-name="T548">(například tesařské nástroje z </text:span></text:span><text:span text:style-name="Emphasis"><text:span text:style-name="T619">A</text:span></text:span><text:span text:style-name="Emphasis"><text:span text:style-name="T611">2</text:span></text:span><text:span text:style-name="Emphasis"><text:span text:style-name="T548">).</text:span></text:span></text:p>
          <text:list>
            <text:list-item>
              <text:p text:style-name="P265"><text:span text:style-name="Emphasis"><text:span text:style-name="T560">Dokud </text:span></text:span><text:span text:style-name="Emphasis"><text:span text:style-name="T561">ji</text:span></text:span><text:span text:style-name="Emphasis"><text:span text:style-name="T560"> nespraví, dej jim pouze kartu s obrázkem (bez textu).</text:span></text:span></text:p>
            </text:list-item>
          </text:list>
        </text:list-item>
        <text:list-item>
          <text:p text:style-name="P266"><text:span text:style-name="Emphasis"><text:span text:style-name="T550">Střílí standardní šipky do kuše.</text:span></text:span></text:p>
        </text:list-item>
      </text:list>
      <text:h text:style-name="P174" text:outline-level="3">B11 – Ústí štoly do šachty</text:h>
      <text:p text:style-name="Text_20_body">⬤<text:span text:style-name="T145"><text:tab/>Je zde tma.</text:span></text:p>
      <text:p text:style-name="P18">U stěny stojí <text:span text:style-name="T814">vědro s vodou a</text:span> několik kýblů. <text:span text:style-name="T814">Část jich je</text:span> plných <text:span text:style-name="T814">čerstvě</text:span> vytěžené horniny.</text:p>
      <text:p text:style-name="P26"><text:span text:style-name="T317">👣</text:span><text:span text:style-name="T288"> </text:span><text:span text:style-name="T385">(stopování)</text:span><text:span text:style-name="T290"> </text:span><text:span text:style-name="T291">Jsou zde </text:span><text:span text:style-name="T292">skřetí stopy</text:span><text:span text:style-name="T291">. </text:span><text:span text:style-name="T292">Chodí tudy často tam i zpět.</text:span></text:p>
      <text:h text:style-name="P175" text:outline-level="3">B12 – Ústí štoly do šachty</text:h>
      <text:p text:style-name="P127">⬤<text:tab/>Je zde tma.</text:p>
      <text:p text:style-name="P19">U stěny stojí vědro s vodou <text:span text:style-name="T814">a několik hliněných lahví </text:span><text:span text:style-name="T172">(s lampovým olejem).</text:span><text:span text:style-name="T814"> Vedle je opřená lopata.</text:span></text:p>
      <text:p text:style-name="P27"><text:span text:style-name="T317">👣</text:span><text:span text:style-name="T288"> </text:span><text:span text:style-name="T385">(stopování)</text:span><text:span text:style-name="T290"> </text:span><text:span text:style-name="T291">Jsou zde </text:span><text:span text:style-name="T292">skřetí stopy</text:span><text:span text:style-name="T291">. </text:span><text:span text:style-name="T292">Chodí tudy často tam i zpět.</text:span></text:p>
      <text:h text:style-name="P170" text:outline-level="3"><text:span text:style-name="T797">B13 – </text:span>Hlavní důlní šachta</text:h>
      <text:p text:style-name="P127">⬤<text:tab/>Je zde tma.</text:p>
      <text:p text:style-name="P70"><text:soft-page-break/><text:span text:style-name="T348">♨<text:tab/></text:span><text:span text:style-name="T276">V šachtě je cítit slabý</text:span><text:span text:style-name="T349"> zápach moči a výkalů.</text:span></text:p>
      <text:p text:style-name="P34"><text:span text:style-name="T819">Š</text:span>achta má čtvercový průřez zhruba 4x4 metry. Má několik mezipater tvořených kamen<text:span text:style-name="T820">n</text:span>ou podlahou, ve které <text:span text:style-name="T820">jsou vždy tři díry: dvě čtvercové zhruba metr na metr a třetí, nepravidelná, ale mnohem větší, která zřejmě vznikla pádem velkého, těžkého předmětu. Jednou ze čtvercových děr vede žebřík, druhou se nejspíš vytahoval náklad</text:span>. <text:span text:style-name="T822">Skrz díry je vidět, jak se na dně šachty leskne vodní hladina.</text:span></text:p>
      <text:h text:style-name="P170" text:outline-level="3"><text:span text:style-name="T800">B14 – </text:span>Štola se zlobrem</text:h>
      <text:p text:style-name="P107">⬤<text:tab/><text:span text:style-name="T145">Je zde tma.</text:span></text:p>
      <text:p text:style-name="P40">🔊<text:tab/><text:span text:style-name="T716">Je slyšet, jak se nějaký velký tvor při pohybu otírá o stěny štoly</text:span><text:span text:style-name="T817">.</text:span></text:p>
      <text:p text:style-name="P71"><text:span text:style-name="T348">♨<text:tab/></text:span><text:span text:style-name="T349">Je zde silný zápach moči a výkalů.</text:span></text:p>
      <text:p text:style-name="P31"><text:span text:style-name="T230">N</text:span>a podlaze štoly je trus <text:span text:style-name="T791">nějakého velkého tvora</text:span> a zbytky lebek a kostí <text:span text:style-name="T145">(skřetích)</text:span>.</text:p>
      <text:p text:style-name="P94"><text:span text:style-name="T185">⚔</text:span><text:span text:style-name="T146"> </text:span>V této <text:span text:style-name="T744">štole</text:span> je vyhladovělý <text:span text:style-name="T108">zlobr</text:span> <text:span text:style-name="T807">(karta)</text:span>, který se sem před časem propadl důlní šachtou. <text:span text:style-name="T743">Přežil to díky tomu, že je dole zatopená. J</text:span><text:span text:style-name="T148">e vyzáblý, ale pořád extrémně nebezpečný. </text:span><text:span text:style-name="T162">Zaútočí na cokoliv, co může sníst.</text:span></text:p>
      <text:list xml:id="list2379625002" text:style-name="L26">
        <text:list-item>
          <text:p text:style-name="P268"><text:span text:style-name="T149">N</text:span><text:span text:style-name="T145">ahoru vylézt nemůže, žebříky ho neudrží.</text:span></text:p>
        </text:list-item>
        <text:list-item>
          <text:p text:style-name="P269"><text:span text:style-name="T145">Bojuje masivním důlním kladivem </text:span><text:span text:style-name="T151">(karta </text:span><text:span text:style-name="T112">zlobří kladivo</text:span><text:span text:style-name="T151">)</text:span><text:span text:style-name="T145"> – pro něj je jednoruční, pro postavy dvojruční.</text:span></text:p>
        </text:list-item>
        <text:list-item>
          <text:p text:style-name="P267"><text:soft-page-break/><text:span text:style-name="T149">V</text:span><text:span text:style-name="T150">e</text:span><text:span text:style-name="T149"> </text:span><text:span text:style-name="T150">štole</text:span><text:span text:style-name="T149"> se musí plazit po čtyřech, bojuje </text:span><text:span text:style-name="T150">tam</text:span><text:span text:style-name="T149"> tedy s nevýhodou </text:span><text:span text:style-name="T150">a nemůže se otočit – může jen vycouvat zpět do šachty</text:span><text:span text:style-name="T149">. </text:span><text:span text:style-name="T150">Když se mu postavy dostanou do zad, může je pouze kopat nohama a bude </text:span><text:span text:style-name="T152">mít</text:span><text:span text:style-name="T150"> dokonce dvě nevýhody – jednu za stísněný prostor a druhou za to, že za sebe nevidí.</text:span></text:p>
        </text:list-item>
        <text:list-item>
          <text:p text:style-name="P217">V šachtě také bojuje s nevýhodou, protože plave ve vodě, může se ale libovolně otáčet. Může se také zhruba na minutu ponořit pod vodu, čímž se skryje před střelbou.</text:p>
        </text:list-item>
        <text:list-item>
          <text:p text:style-name="P218">Alchymista může z krve mrtvého zlobra <text:span text:style-name="T830">vytěžit</text:span> 5 <text:span text:style-name="T830">magů a vyrobit jeden </text:span><text:span text:style-name="T136">lektvar regenerace</text:span><text:span text:style-name="T830"> (karta).</text:span></text:p>
          <text:list>
            <text:list-item>
              <text:p text:style-name="P220">Na výrobu tohoto lektvaru nemusí znát recept.</text:p>
            </text:list-item>
          </text:list>
        </text:list-item>
      </text:list>
      <text:h text:style-name="P170" text:outline-level="3"><text:span text:style-name="T798">B15 – Zatopené d</text:span>no <text:span text:style-name="T745">hlavní</text:span> šachty</text:h>
      <text:p text:style-name="P128">⬤<text:tab/>Je zde tma.</text:p>
      <text:p text:style-name="P62"><text:span text:style-name="T348">♨<text:tab/></text:span><text:span text:style-name="T349">Je zde silný zápach moči a výkalů.</text:span></text:p>
      <text:p text:style-name="P63"><text:span text:style-name="T349">🔊<text:tab/></text:span><text:span text:style-name="T389">Ze štoly j</text:span><text:span text:style-name="T714">e slyšet, jak se nějaký velký tvor při pohybu otírá o stěny</text:span><text:span text:style-name="T388">.</text:span></text:p>
      <text:p text:style-name="P9">Na hladině plavou zbytky rozlámaných žebříků.</text:p>
      <text:list xml:id="list2655414542" text:style-name="L27">
        <text:list-item>
          <text:p text:style-name="P225">Dno šachty je zhruba dva metry pod hladinou.</text:p>
        </text:list-item>
      </text:list>
      <text:list xml:id="list1841440930" text:style-name="L28">
        <text:list-item>
          <text:p text:style-name="P270"><text:span text:style-name="T745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23">ruční plamenomet</text:span><text:span text:style-name="T745"> (karta).</text:span></text:p>
          <text:list>
            <text:list-item>
              <text:p text:style-name="P270"><text:soft-page-break/><text:span text:style-name="Emphasis"><text:span text:style-name="T554">Plamenomet je</text:span></text:span><text:span text:style-name="Emphasis"><text:span text:style-name="T546"> možno spravit </text:span></text:span><text:span text:style-name="Emphasis"><text:span text:style-name="T554">svitkem</text:span></text:span><text:span text:style-name="Emphasis"><text:span text:style-name="T546"> </text:span></text:span><text:span text:style-name="Emphasis"><text:span text:style-name="T694">Oprava</text:span></text:span><text:span text:style-name="Emphasis"><text:span text:style-name="T546"> </text:span></text:span><text:span text:style-name="Emphasis"><text:span text:style-name="T547">z </text:span></text:span><text:span text:style-name="Emphasis"><text:span text:style-name="T546">tajné</text:span></text:span><text:span text:style-name="Emphasis"><text:span text:style-name="T547">ho šuplíku ve stěně</text:span></text:span><text:span text:style-name="Emphasis"><text:span text:style-name="T546"> v kovárně </text:span></text:span><text:span text:style-name="Emphasis"><text:span text:style-name="T610">B7 </text:span></text:span><text:span text:style-name="Emphasis"><text:span text:style-name="T547">nebo pomocí vhodných nástrojů </text:span></text:span><text:span text:style-name="Emphasis"><text:span text:style-name="T548">(například </text:span></text:span><text:span text:style-name="Emphasis"><text:span text:style-name="T556">kovářské</text:span></text:span><text:span text:style-name="Emphasis"><text:span text:style-name="T548"> </text:span></text:span><text:span text:style-name="Emphasis"><text:span text:style-name="T556">nářadí </text:span></text:span><text:span text:style-name="Emphasis"><text:span text:style-name="T557">z </text:span></text:span><text:span text:style-name="Emphasis"><text:span text:style-name="T612">B7</text:span></text:span><text:span text:style-name="Emphasis"><text:span text:style-name="T548">).</text:span></text:span></text:p>
              <text:list>
                <text:list-item>
                  <text:p text:style-name="P271"><text:span text:style-name="Emphasis"><text:span text:style-name="T560">Dokud ho nespraví, dej jim pouze kartu s obrázkem (bez textu).</text:span></text:span></text:p>
                </text:list-item>
              </text:list>
            </text:list-item>
          </text:list>
        </text:list-item>
      </text:list>
      <text:h text:style-name="P181" text:outline-level="3">B16 – Sklad trhavin</text:h>
      <text:p text:style-name="P127">⬤<text:tab/>Je zde tma.</text:p>
      <text:p text:style-name="P64"><text:span text:style-name="T348">♨<text:tab/></text:span><text:span text:style-name="T383">Vzduch je tu zatuchlý jako v nevětrané místnosti.</text:span></text:p>
      <text:p text:style-name="P65"><text:span text:style-name="T383">🔊<text:tab/></text:span><text:span text:style-name="T715">Uvnitř někdo spí</text:span><text:span text:style-name="T388">.</text:span></text:p>
      <text:p text:style-name="P15"><text:span text:style-name="T778">Na zemi je 6 skřetích pelechů. Ve dvou z nich spí </text:span><text:span text:style-name="T248">skřeti</text:span><text:span text:style-name="T264"> </text:span><text:span text:style-name="T199">(karty, viz dále)</text:span><text:span text:style-name="T778">. U stěny je železná </text:span><text:span text:style-name="T248">truhl</text:span><text:span text:style-name="T253">ice</text:span><text:span text:style-name="T264"> </text:span><text:span text:style-name="T265">s masivním visacím zámkem </text:span><text:span text:style-name="T269">a vědro s vodou.</text:span></text:p>
      <text:p text:style-name="P17"><text:span text:style-name="Emphasis"><text:span text:style-name="T397">▸<text:tab/></text:span></text:span><text:span text:style-name="Emphasis"><text:span text:style-name="T570">Dva s</text:span></text:span><text:span text:style-name="T145">pící </text:span><text:span text:style-name="T196">skřeti</text:span><text:span text:style-name="T145"> jsou horníci, kteří zrovna nemají službu. Nemají žádné zbraně ani nástroje – krumpáč, motyku nebo lopatu vždy předají při střídání směn. </text:span><text:span text:style-name="T168">Směny se střídají po osmi hodinách. </text:span><text:span text:style-name="T176">V této době také vždy dva z horníků chodí na povrch (do </text:span><text:span text:style-name="T191">A2</text:span><text:span text:style-name="T176">) pro misky kotel s polévkou, kterou následně roznesou všem skřetům v podzemí. Po jídle kotel vrátí do </text:span><text:span text:style-name="T191">A2</text:span><text:span text:style-name="T176">.</text:span></text:p>
      <text:list xml:id="list3335725101" text:style-name="L29">
        <text:list-item>
          <text:p text:style-name="P272"><text:span text:style-name="T168">Použij pro ně </text:span><text:span text:style-name="T169">libovolné dvě z karet</text:span><text:span text:style-name="T168"> </text:span><text:span text:style-name="T133">skřet s krumpáčem</text:span><text:span text:style-name="T168">, </text:span><text:span text:style-name="T133">skřet s motykou</text:span><text:span text:style-name="T168"> nebo </text:span><text:span text:style-name="T133">skřet s lopatou</text:span><text:span text:style-name="T168"> a v případě boje počítej zranění 0.</text:span></text:p>
        </text:list-item>
        <text:list-item>
          <text:p text:style-name="P273"><text:span text:style-name="T174">Jeden z nich má u sebe b</text:span><text:span text:style-name="T168">alíček ručně umotaných cigaret se silně zemitým zápachem (silné halucinogenní narkotikum) </text:span><text:span text:style-name="T174">a křesadlo</text:span><text:span text:style-name="T168">. </text:span><text:span text:style-name="T174">Druhý má kapsy prázdné.</text:span></text:p>
        </text:list-item>
      </text:list>
      <text:p text:style-name="P44"><text:soft-page-break/><text:span text:style-name="Emphasis"><text:span text:style-name="T397">▸<text:tab/></text:span></text:span><text:span text:style-name="Emphasis"><text:span text:style-name="T568">Na </text:span></text:span><text:span text:style-name="Emphasis"><text:span text:style-name="T659">truhl</text:span></text:span><text:span text:style-name="Emphasis"><text:span text:style-name="T662">ici</text:span></text:span><text:span text:style-name="Emphasis"><text:span text:style-name="T568"> je nápis ve starotrpasličtině: </text:span></text:span><text:span text:style-name="Emphasis"><text:span text:style-name="T698">„Nebezpečí výbuchu! Chraňte před ohněm!“</text:span></text:span></text:p>
      <text:list xml:id="list80373478" text:style-name="L30">
        <text:list-item>
          <text:p text:style-name="P274"><text:span text:style-name="T179">Má vnitřní zámek</text:span><text:span text:style-name="T170">. </text:span><text:span text:style-name="T179">Je omlácený, zřejmě se ho někdo neúspěšně snažil otevřít násilím.</text:span></text:p>
          <text:list>
            <text:list-item>
              <text:p text:style-name="P274"><text:span text:style-name="T170">Pasuje do něj </text:span><text:span text:style-name="T126">bronzový klíč na šňůrce</text:span><text:span text:style-name="T170"> z tajné schránky za skříní v Obytné místnosti </text:span><text:span text:style-name="T189">B</text:span><text:span text:style-name="T190">8</text:span><text:span text:style-name="T170">. Lze ho také otevřít šperhákem.</text:span></text:p>
            </text:list-item>
          </text:list>
        </text:list-item>
      </text:list>
      <text:list xml:id="list2763437887" text:style-name="L31">
        <text:list-item>
          <text:p text:style-name="P275"><text:span text:style-name="T167">Uvnitř jsou </text:span><text:span text:style-name="T789">3 válečky zabalené v mastném papíru. Z každého čouhá kus provázku (karta </text:span><text:span text:style-name="T124">důlní výbušnina</text:span><text:span text:style-name="T789">).</text:span></text:p>
        </text:list-item>
      </text:list>
      <text:h text:style-name="P182" text:outline-level="3">B1<text:span text:style-name="T799">7</text:span> – Runotepecká dílna</text:h>
      <text:p text:style-name="P72">⬤<text:tab/><text:span text:style-name="T792">V místnosti j</text:span>e tma.</text:p>
      <text:p text:style-name="P32"><text:span text:style-name="T794">Většinu této malé místnůstky zabírá</text:span> velký <text:span text:style-name="T233">stůl</text:span><text:span text:style-name="T254"> </text:span><text:span text:style-name="T272">z masivního dřeva.</text:span> <text:span text:style-name="T794">Před ním je podobně robutstní</text:span> židle.</text:p>
      <text:p text:style-name="P28"><text:span text:style-name="T317">👣</text:span><text:span text:style-name="T288"> </text:span><text:span text:style-name="T385">(stopování)</text:span><text:span text:style-name="T290"> </text:span><text:span text:style-name="T291">Jsou zde </text:span><text:span text:style-name="T293">velmi</text:span><text:span text:style-name="T291"> </text:span><text:span text:style-name="T292">staré</text:span><text:span text:style-name="T291"> </text:span><text:span text:style-name="T292">skřetí stopy.</text:span></text:p>
      <text:p text:style-name="P51"><text:span text:style-name="Emphasis"><text:span text:style-name="T397">▸<text:tab/></text:span></text:span><text:span text:style-name="Emphasis"><text:span text:style-name="T663">S</text:span></text:span><text:span text:style-name="T249">tůl</text:span><text:span text:style-name="T266"> má velmi silnou desku. </text:span><text:span text:style-name="T267">Je do ní vyrytý </text:span><text:span text:style-name="T268">nepříliš povedený</text:span><text:span text:style-name="T267"> falický symbol.</text:span></text:p>
      <text:list xml:id="list1867716586" text:style-name="L32">
        <text:list-item>
          <text:p text:style-name="P226">Deska je dutá, vnitřek se dá celý vysunout dopředu jako velký šuplík.</text:p>
          <text:list>
            <text:list-item>
              <text:p text:style-name="P276"><text:span text:style-name="T792">Uvnitř je </text:span><text:span text:style-name="T127">runotepecké pero</text:span><text:span text:style-name="T793"> (karta), svitek s rituálem </text:span><text:span text:style-name="T127">runová stráž</text:span><text:span text:style-name="T793"> (karta) a dopis </text:span><text:span text:style-name="T215">B17-1</text:span><text:span text:style-name="T793">.</text:span></text:p>
            </text:list-item>
          </text:list>
        </text:list-item>
      </text:list>
      <text:h text:style-name="P183" text:outline-level="3">B<text:span text:style-name="T803">18</text:span> – <text:span text:style-name="T802">S</text:span>křetí horník <text:span text:style-name="T829">s krumpáčem</text:span></text:h>
      <text:p text:style-name="P57"><text:span text:style-name="T68">💡</text:span><text:span text:style-name="T95"> V</text:span><text:span text:style-name="T97">e štole</text:span><text:span text:style-name="T95"> je světlo od hornického kahanu </text:span><text:span text:style-name="T97">zavěšeného pod výdřevou</text:span><text:span text:style-name="T95">.</text:span></text:p>
      <text:p text:style-name="Text_20_body"><text:soft-page-break/><text:span text:style-name="T4">🔊<text:tab/></text:span><text:span text:style-name="T38">Pravidelné nárazy těžkého železného nástroje do stěny dolu.</text:span></text:p>
      <text:p text:style-name="P112"><text:span text:style-name="T108">Na konci štoly se činí skřetí horník </text:span><text:span text:style-name="T129">s </text:span><text:span text:style-name="T132">krumpáčem</text:span><text:span text:style-name="T108"> </text:span><text:span text:style-name="T145">(kart </text:span><text:span text:style-name="T108">skřet s </text:span><text:span text:style-name="T132">krumpáčem</text:span><text:span text:style-name="T145">)</text:span><text:span text:style-name="T108">. </text:span><text:span text:style-name="T130">N</text:span><text:span text:style-name="T108">a výdřevě </text:span><text:span text:style-name="T130">má</text:span><text:span text:style-name="T108"> zavěšený zapálený kahan. Na zemi stojí hliněná láhev</text:span><text:span text:style-name="T145"> (s vodou)</text:span><text:span text:style-name="T108">.</text:span></text:p>
      <text:list xml:id="list165548471273619" text:continue-list="list165547685456483" text:style-name="L17">
        <text:list-item>
          <text:p text:style-name="P214">Když ho postavy nechají být, <text:span text:style-name="T808">nebude si jich všímat.</text:span></text:p>
        </text:list-item>
        <text:list-item>
          <text:p text:style-name="P214"><text:span text:style-name="T808">Když ho napadnou, bude se bránit</text:span><text:span text:style-name="T223"> </text:span><text:span text:style-name="T224">pokusí se proběhnout do </text:span><text:span text:style-name="T214">B10</text:span><text:span text:style-name="T224"> </text:span><text:span text:style-name="T225">pro pomoc</text:span><text:span text:style-name="T223">.</text:span></text:p>
        </text:list-item>
      </text:list>
      <text:p text:style-name="P76">Skřet má v kapse křesadlo.</text:p>
      <text:h text:style-name="Heading_20_2" text:outline-level="2"><text:bookmark-start text:name="__RefHeading___Toc13855_1990953305"/>Jeskyně <text:span text:style-name="T742">s chrámem</text:span><text:bookmark-end text:name="__RefHeading___Toc13855_1990953305"/></text:h>
      <text:h text:style-name="Heading_20_3" text:outline-level="3"><text:span text:style-name="T724">C1 – </text:span>Jeskyně</text:h>
      <text:p text:style-name="P66"><text:span text:style-name="T348">⬤<text:tab/>Je zde </text:span><text:span text:style-name="T386">slabé, namodralé světlo</text:span><text:span text:style-name="T348">.</text:span></text:p>
      <text:p text:style-name="P65"><text:span text:style-name="T348">🔊<text:tab/></text:span><text:span text:style-name="T390">Tichounké kapání vody na dno jeskyně.</text:span></text:p>
      <text:p text:style-name="P124"><text:span text:style-name="T202">Modře a zeleně nakreslené místnosti uvnitř kamenného bloku jsou tajné </text:span><text:span text:style-name="T227">(C</text:span><text:span text:style-name="T226">3</text:span><text:span text:style-name="T227"> a C</text:span><text:span text:style-name="T226">4</text:span><text:span text:style-name="T227">)</text:span><text:span text:style-name="T202">. Nekresli je hráčům, dokud postavy nenajdou vstup.</text:span></text:p>
      <text:p text:style-name="P75"><text:span text:style-name="T89">👣<text:tab/></text:span><text:span text:style-name="T25">(stopování)</text:span><text:span text:style-name="T101"> </text:span><text:span text:style-name="T98">Nejsou tu žádné stopy</text:span><text:span text:style-name="T94">.</text:span></text:p>
      <text:p text:style-name="P6">Jeskyně <text:span text:style-name="T726">j</text:span>e ozářena slabým, namodralým svitem. <text:span text:style-name="T730">Uprostřed je</text:span> <text:span text:style-name="T741">primitivní chrám postavený na obřím</text:span>, zhruba čtyři metry vysok<text:span text:style-name="T741">ém</text:span> kamenn<text:span text:style-name="T741">ém</text:span> <text:span text:style-name="T741">kvádru. Stěny bloku jsou</text:span> <text:span text:style-name="T729">pokryty reliéfy zobrazujícími shrbené humanoidy s žabíma očima, jak provádí obřad v chrámu nahoře.</text:span> Na <text:span text:style-name="T728">dně jeskyně</text:span> <text:span text:style-name="T728">všude</text:span> kolem <text:span text:style-name="T729">chrámu</text:span> rost<text:span text:style-name="T725">ou</text:span> <text:span text:style-name="T725">velké trsy</text:span> modře světélkující <text:span text:style-name="T233">houb</text:span><text:span text:style-name="T234">y</text:span>.<text:line-break/><text:tab/><text:span text:style-name="T735">V západní části jeskyně jsou houby v jednom místě menší, jako </text:span><text:soft-page-break/><text:span text:style-name="T735">kdyby skrz ně někdo vyčistil cestu k chrámu a ta pak znovu zarostla. Na stěně kamenného bloku nad touto „zarostlou cestou“ visí </text:span><text:span text:style-name="T234">mrtvola</text:span><text:span text:style-name="T725">.<text:line-break/><text:tab/>Ve východní části jeskyně houba porůstá malý </text:span><text:span text:style-name="T234">hrbolek</text:span><text:span text:style-name="T725">.</text:span></text:p>
      <text:p text:style-name="P108"><text:span text:style-name="T275">⚠</text:span><text:span text:style-name="T146"> </text:span><text:span text:style-name="T147">Když</text:span> se postavy budou chtít dostat <text:span text:style-name="T727">ke kamennému bloku s chrámem, třeba aby si zblízka prohlédly reliéf,</text:span> budou si muset nějak poradit s <text:span text:style-name="T736">fialovou</text:span> <text:span text:style-name="T110">masožravou </text:span><text:span text:style-name="T142">houbou</text:span> (karta), <text:span text:style-name="T727">která ho obrůstá ze všech stran.</text:span></text:p>
      <text:list xml:id="list375953653" text:style-name="L33">
        <text:list-item>
          <text:p text:style-name="P278">Když se k <text:span text:style-name="T736">houbě</text:span> někdo přiblíží, vypustí <text:span text:style-name="T737">dusivý</text:span> oblak spór. <text:span text:style-name="T747">Vdechnutí spór způsobuje omráčení. Kůže při kontaktu se spórami zčervená a začne silně pálit. Pomůže opláchnutí vodou (pálení do hodiny odezní).</text:span></text:p>
          <text:p text:style-name="P279">Zeptej se hráčů, jejichž postavy jsou v kontaktní vzdálenosti, co udělají:</text:p>
          <text:list>
            <text:list-item>
              <text:p text:style-name="P281">Zalehnutím se spórám úplně vyhnou (<text:span text:style-name="T826">oblak nejprve vystoupá nahoru, pak se začne zase snášet dolů</text:span>). Nemusí si házet na obranu.</text:p>
            </text:list-item>
            <text:list-item>
              <text:p text:style-name="P281">Když budou chtít uskočit, hází si <text:span text:style-name="T731">Finesou proti útoku 6 + k6 (zranění 12kz). Postavy, které útok spór vyřadí, upadnou do bezvědomí. Když je někdo z oblaku spór vytáhne, způsobené zranění po několika minutách odezní (vrátí se jim vědomí i ztracené životy).</text:span></text:p>
            </text:list-item>
            <text:list-item>
              <text:p text:style-name="P281">Když zadrží dech, <text:span text:style-name="T826">zranění se sníží na 6 kz</text:span>.</text:p>
            </text:list-item>
          </text:list>
        </text:list-item>
        <text:list-item>
          <text:p text:style-name="P277"><text:span text:style-name="T732">Alchymista může z houby vytěžit celkem 6 </text:span><text:span text:style-name="T137">magů</text:span><text:span text:style-name="T732">. Houby je tady opravdu hodně, takže mu to zabere mu to několik desítek minut. Jako vedlejší produkt při tom získá </text:span><text:span text:style-name="T109">světélkující pastu</text:span><text:span text:style-name="T732"> (karta).</text:span></text:p>
        </text:list-item>
        <text:list-item>
          <text:p text:style-name="P282"><text:soft-page-break/>Houbu lze například spálit (<text:span text:style-name="T738">pak z ní ovšem alchymista už nic nevytěží)</text:span>, zdálky něčím posekat a podobně.</text:p>
        </text:list-item>
      </text:list>
      <text:p text:style-name="P88"><text:span text:style-name="Emphasis"><text:span text:style-name="T397">▸<text:tab/></text:span></text:span><text:span text:style-name="Emphasis"><text:span text:style-name="T638">Mrtvola</text:span></text:span><text:span text:style-name="Emphasis"><text:span text:style-name="T398"> </text:span></text:span><text:span text:style-name="Emphasis"><text:span text:style-name="T423">pověšená na západní stěně kamenného bloku visí na dvou </text:span></text:span><text:span text:style-name="Emphasis"><text:span text:style-name="T448">do něj zaseknutých </text:span></text:span><text:span text:style-name="Emphasis"><text:span text:style-name="T423">cepínech (</text:span></text:span><text:span text:style-name="Emphasis"><text:span text:style-name="T429">2 </text:span></text:span><text:span text:style-name="Emphasis"><text:span text:style-name="T423">kart</text:span></text:span><text:span text:style-name="Emphasis"><text:span text:style-name="T429">y</text:span></text:span><text:span text:style-name="Emphasis"><text:span text:style-name="T423"> </text:span></text:span><text:span text:style-name="Emphasis"><text:span text:style-name="T671">Trpaslický cepín</text:span></text:span><text:span text:style-name="Emphasis"><text:span text:style-name="T423">) </text:span></text:span><text:span text:style-name="Emphasis"><text:span text:style-name="T426">zhruba půl metru pod </text:span></text:span><text:span text:style-name="Emphasis"><text:span text:style-name="T428">úrovní chrámu</text:span></text:span><text:span text:style-name="Emphasis"><text:span text:style-name="T423">. Je </text:span></text:span><text:span text:style-name="Emphasis"><text:span text:style-name="T579">úplně svraštělá</text:span></text:span><text:span text:style-name="Emphasis"><text:span text:style-name="T423">, zjevně tu </text:span></text:span><text:span text:style-name="Emphasis"><text:span text:style-name="T449">je</text:span></text:span><text:span text:style-name="Emphasis"><text:span text:style-name="T423"> už stovky let. </text:span></text:span><text:span text:style-name="Emphasis"><text:span text:style-name="T579">Její šaty už dávno zetlely</text:span></text:span><text:span text:style-name="Emphasis"><text:span text:style-name="T425">.<text:line-break/><text:tab/>Ve stěně pod mrtvolou jsou pravidelné záseky do skály </text:span></text:span><text:span text:style-name="Emphasis"><text:span text:style-name="T450">(</text:span></text:span><text:span text:style-name="Emphasis"><text:span text:style-name="T425">trpaslíci tudy s pomocí kouzelných cepínů šplhali nahoru</text:span></text:span><text:span text:style-name="Emphasis"><text:span text:style-name="T450">)</text:span></text:span><text:span text:style-name="Emphasis"><text:span text:style-name="T425">.</text:span></text:span></text:p>
      <text:list xml:id="list177128164" text:style-name="L34">
        <text:list-item>
          <text:p text:style-name="P252"><text:span text:style-name="Emphasis"><text:span text:style-name="T423">Cepíny jsou kouzlené, </text:span></text:span><text:span text:style-name="Emphasis"><text:span text:style-name="T424">na dotek brní</text:span></text:span><text:span text:style-name="Emphasis"><text:span text:style-name="T423">. </text:span></text:span><text:span text:style-name="Emphasis"><text:span text:style-name="T424">Ze skály jdou vytáhnou</text:span></text:span><text:span text:style-name="Emphasis"><text:span text:style-name="T430">t,</text:span></text:span><text:span text:style-name="Emphasis"><text:span text:style-name="T424"> jedině když si je někdo připoutá a vysloví formuli </text:span></text:span><text:span text:style-name="Emphasis"><text:span text:style-name="T702">„Abador horb!“</text:span></text:span><text:span text:style-name="Emphasis"><text:span text:style-name="T424"> (tu se dozví tím, že si cepín připoutá).</text:span></text:span></text:p>
        </text:list-item>
        <text:list-item>
          <text:p text:style-name="P253"><text:span text:style-name="Emphasis"><text:span text:style-name="T426">Mrtvola má na hlavě zranění, zřejmě na ni něco útočilo </text:span></text:span><text:span text:style-name="Emphasis"><text:span text:style-name="T427">z plošiny s chrámem </text:span></text:span><text:span text:style-name="Emphasis"><text:span text:style-name="T580">(způsobil ho </text:span></text:span><text:span text:style-name="Emphasis"><text:span text:style-name="T700">rzivý netvor</text:span></text:span><text:span text:style-name="Emphasis"><text:span text:style-name="T580"> svými chapadly, viz C2)</text:span></text:span><text:span text:style-name="Emphasis"><text:span text:style-name="T426">.</text:span></text:span></text:p>
        </text:list-item>
        <text:list-item>
          <text:p text:style-name="P254"><text:span text:style-name="Emphasis"><text:span text:style-name="T425">Na </text:span></text:span><text:span text:style-name="Emphasis"><text:span text:style-name="T451">dně jeskyně dole</text:span></text:span><text:span text:style-name="Emphasis"><text:span text:style-name="T425"> pod mrtvolou je </text:span></text:span><text:span text:style-name="Emphasis"><text:span text:style-name="T431">mezi trsy masožravé houby</text:span></text:span><text:span text:style-name="Emphasis"><text:span text:style-name="T425"> možno najít 8 starých stříbrných mincí (cena 8 st), které </text:span></text:span><text:span text:style-name="Emphasis"><text:span text:style-name="T452">měl původně </text:span></text:span><text:span text:style-name="Emphasis"><text:span text:style-name="T425">trpaslík </text:span></text:span><text:span text:style-name="Emphasis"><text:span text:style-name="T452">v</text:span></text:span><text:span text:style-name="Emphasis"><text:span text:style-name="T425"> měšc</text:span></text:span><text:span text:style-name="Emphasis"><text:span text:style-name="T452">i</text:span></text:span><text:span text:style-name="Emphasis"><text:span text:style-name="T425">.</text:span></text:span></text:p>
        </text:list-item>
      </text:list>
      <text:p text:style-name="P82"><text:span text:style-name="Emphasis"><text:span text:style-name="T397">▸<text:tab/></text:span></text:span><text:span text:style-name="Emphasis"><text:span text:style-name="T635">Hrbolek</text:span></text:span><text:span text:style-name="Emphasis"><text:span text:style-name="T398"> </text:span></text:span><text:span text:style-name="Emphasis"><text:span text:style-name="T402">je </text:span></text:span><text:span text:style-name="Emphasis"><text:span text:style-name="T409">modrou</text:span></text:span><text:span text:style-name="Emphasis"><text:span text:style-name="T402"> houbou porostlý, ale stále ještě živý trpaslík. Žije díky tomu, že </text:span></text:span><text:span text:style-name="Emphasis"><text:span text:style-name="T406">v ruce drží</text:span></text:span><text:span text:style-name="Emphasis"><text:span text:style-name="T402"> </text:span></text:span><text:span text:style-name="Emphasis"><text:span text:style-name="T409">aktivovanou</text:span></text:span><text:span text:style-name="Emphasis"><text:span text:style-name="T402"> </text:span></text:span><text:span text:style-name="Emphasis"><text:span text:style-name="T666">runu věčnosti</text:span></text:span><text:span text:style-name="Emphasis"><text:span text:style-name="T402"> (karta).</text:span></text:span></text:p>
      <text:list xml:id="list2244666260" text:style-name="L35">
        <text:list-item>
          <text:p text:style-name="P255"><text:span text:style-name="Emphasis"><text:span text:style-name="T581">Je úplně nahý, jeho oblečení už dávno zetlelo. </text:span></text:span><text:span text:style-name="Emphasis"><text:span text:style-name="T454">Má zlomené obě nohy, j</text:span></text:span><text:span text:style-name="Emphasis"><text:span text:style-name="T403">e omámený houbou a skoro mrtvý </text:span></text:span><text:span text:style-name="Emphasis"><text:span text:style-name="T404">(má nula životů)</text:span></text:span><text:span text:style-name="Emphasis"><text:span text:style-name="T403">. Je možné ho vyléčit kouzly nebo lektvary </text:span></text:span><text:span text:style-name="Emphasis"><text:span text:style-name="T405">a následně probrat</text:span></text:span><text:span text:style-name="Emphasis"><text:span text:style-name="T403">.</text:span></text:span></text:p>
        </text:list-item>
        <text:list-item>
          <text:p text:style-name="P216"><text:span text:style-name="T375">U</text:span><text:span text:style-name="T376">kaž hráčům kartu s obrázkem </text:span><text:span text:style-name="T344">runy věčnosti</text:span><text:span text:style-name="T377"> </text:span><text:span text:style-name="T378">(bez textu)</text:span><text:span text:style-name="T376">, ať mají po čem toužit.</text:span></text:p>
        </text:list-item>
        <text:list-item>
          <text:p text:style-name="P255"><text:soft-page-break/><text:span text:style-name="Emphasis"><text:span text:style-name="T403">Pokud mu postavy </text:span></text:span><text:span text:style-name="Emphasis"><text:span text:style-name="T667">runu věčnosti</text:span></text:span><text:span text:style-name="Emphasis"><text:span text:style-name="T403"> seberou, čas dožene vše, co za staletí zameškal a trpaslík se rozpadne v prach – a to i když ho předtím postavy vyléčí.</text:span></text:span></text:p>
        </text:list-item>
        <text:list-item>
          <text:p text:style-name="P256"><text:span text:style-name="Emphasis"><text:span text:style-name="T406">Kromě </text:span></text:span><text:span text:style-name="Emphasis"><text:span text:style-name="T668">runy věčnosti</text:span></text:span><text:span text:style-name="Emphasis"><text:span text:style-name="T406"> má u sebe </text:span></text:span><text:span text:style-name="Emphasis"><text:span text:style-name="T684">mosazný klíč</text:span></text:span><text:span text:style-name="Emphasis"><text:span text:style-name="T464"> </text:span></text:span><text:span text:style-name="Emphasis"><text:span text:style-name="T562">(karta)</text:span></text:span><text:span text:style-name="Emphasis"><text:span text:style-name="T406"> </text:span></text:span><text:span text:style-name="Emphasis"><text:span text:style-name="T562">(</text:span></text:span><text:span text:style-name="Emphasis"><text:span text:style-name="T406">od</text:span></text:span><text:span text:style-name="Emphasis"><text:span text:style-name="T562">emyká</text:span></text:span><text:span text:style-name="Emphasis"><text:span text:style-name="T406"> dveř</text:span></text:span><text:span text:style-name="Emphasis"><text:span text:style-name="T562">e</text:span></text:span><text:span text:style-name="Emphasis"><text:span text:style-name="T406"> do vnitřní šachty </text:span></text:span><text:span text:style-name="Emphasis"><text:span text:style-name="T615">B13d1</text:span></text:span><text:span text:style-name="Emphasis"><text:span text:style-name="T562">)</text:span></text:span><text:span text:style-name="Emphasis"><text:span text:style-name="T406">, </text:span></text:span><text:span text:style-name="Emphasis"><text:span text:style-name="T685">malý železný klíč</text:span></text:span><text:span text:style-name="Emphasis"><text:span text:style-name="T466"> (karta) </text:span></text:span><text:span text:style-name="Emphasis"><text:span text:style-name="T562">(</text:span></text:span><text:span text:style-name="Emphasis"><text:span text:style-name="T466">pasuje do zámku skříně v obytné místnosti </text:span></text:span><text:span text:style-name="Emphasis"><text:span text:style-name="T615">B10</text:span></text:span><text:span text:style-name="Emphasis"><text:span text:style-name="T562">) </text:span></text:span><text:span text:style-name="Emphasis"><text:span text:style-name="T432">a pod ním leží pět starobylých zlatých mincí (</text:span></text:span><text:span text:style-name="Emphasis"><text:span text:style-name="T562">stejná c</text:span></text:span><text:span text:style-name="Emphasis"><text:span text:style-name="T432">ena </text:span></text:span><text:span text:style-name="Emphasis"><text:span text:style-name="T562">jako zlaťáky</text:span></text:span><text:span text:style-name="Emphasis"><text:span text:style-name="T432">).</text:span></text:span></text:p>
        </text:list-item>
        <text:list-item>
          <text:p text:style-name="P255"><text:span text:style-name="Emphasis"><text:span text:style-name="T406">Jmenuje se B</text:span></text:span><text:span text:style-name="Emphasis"><text:span text:style-name="T408">r</text:span></text:span><text:span text:style-name="Emphasis"><text:span text:style-name="T406">egen. </text:span></text:span><text:span text:style-name="Emphasis"><text:span text:style-name="T407">Je to vůdce skupiny starých trpaslíků, kteří zde </text:span></text:span><text:span text:style-name="Emphasis"><text:span text:style-name="T410">před několika staletími</text:span></text:span><text:span text:style-name="Emphasis"><text:span text:style-name="T407"> založili důl jako zástěrku pro průzkum ruin </text:span></text:span><text:span text:style-name="Emphasis"><text:span text:style-name="T453">staré</text:span></text:span><text:span text:style-name="Emphasis"><text:span text:style-name="T407"> civilizace.</text:span></text:span></text:p>
          <text:list>
            <text:list-item>
              <text:p text:style-name="P257"><text:span text:style-name="Emphasis"><text:span text:style-name="T410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616">C</text:span></text:span><text:span text:style-name="Emphasis"><text:span text:style-name="T628">2</text:span></text:span><text:span text:style-name="Emphasis"><text:span text:style-name="T410">) poté, co odklopili víko oltáře. </text:span></text:span><text:span text:style-name="Emphasis"><text:span text:style-name="T411">On se zachránil tím, že si připoutal runu věčnosti a skočil dolů do houby.</text:span></text:span></text:p>
            </text:list-item>
          </text:list>
        </text:list-item>
      </text:list>
      <text:p text:style-name="P83"><text:span text:style-name="Emphasis"><text:span text:style-name="T397">▸<text:tab/></text:span></text:span><text:span text:style-name="Emphasis"><text:span text:style-name="T441">Pokud postavy prozkoumají jižní stěnu kamenného bloku s chrámem, všimnou si na </text:span></text:span><text:span text:style-name="Emphasis"><text:span text:style-name="T640">reliéfu</text:span></text:span><text:span text:style-name="Emphasis"><text:span text:style-name="T439"> žáby </text:span></text:span><text:span text:style-name="Emphasis"><text:span text:style-name="T456">s lesknoucí se hlavou</text:span></text:span><text:span text:style-name="Emphasis"><text:span text:style-name="T439">, jako kdyby na ni někdo často sahal. V natažené ruce ji drží </text:span></text:span><text:span text:style-name="Emphasis"><text:span text:style-name="T398">humanoid s žabíma </text:span></text:span><text:span text:style-name="Emphasis"><text:span text:style-name="T439">očima</text:span></text:span><text:span text:style-name="Emphasis"><text:span text:style-name="T398"> </text:span></text:span><text:span text:style-name="Emphasis"><text:span text:style-name="T440">a</text:span></text:span><text:span text:style-name="Emphasis"><text:span text:style-name="T439"> náhrdelníkem na krku</text:span></text:span><text:span text:style-name="Emphasis"><text:span text:style-name="T398"> </text:span></text:span><text:span text:style-name="Emphasis"><text:span text:style-name="T439">klečící</text:span></text:span><text:span text:style-name="Emphasis"><text:span text:style-name="T437"> před</text:span></text:span><text:span text:style-name="Emphasis"><text:span text:style-name="T433"> </text:span></text:span><text:span text:style-name="Emphasis"><text:span text:style-name="T434">velký</text:span></text:span><text:span text:style-name="Emphasis"><text:span text:style-name="T437">m</text:span></text:span><text:span text:style-name="Emphasis"><text:span text:style-name="T400"> oltář</text:span></text:span><text:span text:style-name="Emphasis"><text:span text:style-name="T437">em</text:span></text:span><text:span text:style-name="Emphasis"><text:span text:style-name="T398">.</text:span></text:span><text:span text:style-name="Emphasis"><text:span text:style-name="T399"> </text:span></text:span><text:span text:style-name="Emphasis"><text:span text:style-name="T401">Za oltářem je vyobrazen netvor připomínající obřího brouka se čtyřm</text:span></text:span><text:span text:style-name="Emphasis"><text:span text:style-name="T435">i</text:span></text:span><text:span text:style-name="Emphasis"><text:span text:style-name="T401"> noham</text:span></text:span><text:span text:style-name="Emphasis"><text:span text:style-name="T435">i</text:span></text:span><text:span text:style-name="Emphasis"><text:span text:style-name="T401">, dvěma chlupatým</text:span></text:span><text:span text:style-name="Emphasis"><text:span text:style-name="T435">i</text:span></text:span><text:span text:style-name="Emphasis"><text:span text:style-name="T401"> tykadly a dlouhým ocasem.</text:span></text:span></text:p>
      <text:list xml:id="list4153752608" text:style-name="L36">
        <text:list-item>
          <text:p text:style-name="P283">Při podrobném prohledání této části reliéfu si postavy všimnou spáry ve tvaru dveří (lesknoucí se žába je v jejím středu).</text:p>
        </text:list-item>
        <text:list-item>
          <text:p text:style-name="P284">Zmačknutí lesknoucího se reliéfu žáby otevře tajné dveře do <text:span text:style-name="T200">C3</text:span> (modře naznačené schody uvnitř kamenného bloku).</text:p>
        </text:list-item>
      </text:list>
      <text:h text:style-name="P184" text:outline-level="3"><text:soft-page-break/><text:span text:style-name="T733">C2 – </text:span>Chrám</text:h>
      <text:p text:style-name="P66"><text:span text:style-name="T348">⬤<text:tab/>Je zde </text:span><text:span text:style-name="T386">slabé, namodralé světlo od hub dole v jeskyni</text:span><text:span text:style-name="T348">.</text:span></text:p>
      <text:p text:style-name="P65"><text:span text:style-name="T348">🔊<text:tab/></text:span><text:span text:style-name="T390">Tichounké kapání vody ze stropu jeskyně na skalní podloží chrámu.</text:span></text:p>
      <text:p text:style-name="P33">Chrám sestává z <text:span text:style-name="T233">megalitů</text:span> pokrytých stejnými <text:span text:style-name="T233">reliéfy</text:span> jako skalní útvar, na kterém stojí. <text:span text:style-name="T734">Uprostřed je masivní kamenný </text:span><text:span text:style-name="T235">oltář</text:span><text:span text:style-name="T255"> </text:span><text:span text:style-name="T256">s odklopeným víkem</text:span><text:span text:style-name="T734">. Na </text:span><text:span text:style-name="T235">podlaze</text:span><text:span text:style-name="T734"> jsou </text:span><text:span text:style-name="T235">rezavé skvrny</text:span><text:span text:style-name="T734">.</text:span></text:p>
      <text:p text:style-name="P75"><text:span text:style-name="T89">👣<text:tab/></text:span><text:span text:style-name="T98">(stopování) Ve vrstvě prachu pokrývajícího kamenné podloží chrámu jsou staré stopy velkého čtyřnohého tvora. Určitě to nebylo žádné známé zvíře.</text:span></text:p>
      <text:p text:style-name="P7"><text:span text:style-name="Emphasis"><text:span text:style-name="T397">▸<text:tab/></text:span></text:span><text:span text:style-name="Emphasis"><text:span text:style-name="T421">Součástí </text:span></text:span><text:span text:style-name="Emphasis"><text:span text:style-name="T637">reliéfu</text:span></text:span><text:span text:style-name="Emphasis"><text:span text:style-name="T421"> na jednom z </text:span></text:span><text:span text:style-name="Emphasis"><text:span text:style-name="T637">megal</text:span></text:span><text:span text:style-name="Emphasis"><text:span text:style-name="T642">i</text:span></text:span><text:span text:style-name="Emphasis"><text:span text:style-name="T637">tů</text:span></text:span><text:span text:style-name="Emphasis"><text:span text:style-name="T421"> je žába s perfektně vyleštěnou hlavou.</text:span></text:span></text:p>
      <text:list xml:id="list3881388190" text:style-name="L37">
        <text:list-item>
          <text:p text:style-name="P246"><text:span text:style-name="Emphasis"><text:span text:style-name="T421">Jejím stisknutím se </text:span></text:span><text:span text:style-name="Emphasis"><text:span text:style-name="T422">vedle megalitu</text:span></text:span><text:span text:style-name="Emphasis"><text:span text:style-name="T421"> otevře propadlo </text:span></text:span><text:span text:style-name="Emphasis"><text:span text:style-name="T422">v podlaze</text:span></text:span><text:span text:style-name="Emphasis"><text:span text:style-name="T421"> (vede do </text:span></text:span><text:span text:style-name="Emphasis"><text:span text:style-name="T617">C3</text:span></text:span><text:span text:style-name="Emphasis"><text:span text:style-name="T421">).</text:span></text:span></text:p>
        </text:list-item>
      </text:list>
      <text:p text:style-name="P8"><text:span text:style-name="Emphasis"><text:span text:style-name="T397">▸<text:tab/></text:span></text:span><text:span text:style-name="Emphasis"><text:span text:style-name="T419">Při prohledávání </text:span></text:span><text:span text:style-name="Emphasis"><text:span text:style-name="T636">podlahy</text:span></text:span><text:span text:style-name="Emphasis"><text:span text:style-name="T419"> nebo </text:span></text:span><text:span text:style-name="Emphasis"><text:span text:style-name="T636">rezavých skvrn</text:span></text:span><text:span text:style-name="Emphasis"><text:span text:style-name="T419"> postavy u jednoho z m</text:span></text:span><text:span text:style-name="Emphasis"><text:span text:style-name="T457">ega</text:span></text:span><text:span text:style-name="Emphasis"><text:span text:style-name="T419">litů najdou </text:span></text:span><text:span text:style-name="Emphasis"><text:span text:style-name="T421">obrysy</text:span></text:span><text:span text:style-name="Emphasis"><text:span text:style-name="T419"> propadl</text:span></text:span><text:span text:style-name="Emphasis"><text:span text:style-name="T421">a</text:span></text:span><text:span text:style-name="Emphasis"><text:span text:style-name="T419">.</text:span></text:span></text:p>
      <text:list xml:id="list1190372467" text:style-name="L38">
        <text:list-item>
          <text:p text:style-name="P285"><text:span text:style-name="Emphasis"><text:span text:style-name="T458">Rezavé skvrny jsou tvořeny tenkou vrstvou jemné rzi, asi jako kdyby </text:span></text:span><text:span text:style-name="Emphasis"><text:span text:style-name="T459">to původně byly hromádky</text:span></text:span><text:span text:style-name="Emphasis"><text:span text:style-name="T458">, ale někdo j</text:span></text:span><text:span text:style-name="Emphasis"><text:span text:style-name="T459">e</text:span></text:span><text:span text:style-name="Emphasis"><text:span text:style-name="T458"> důkladně zametl.</text:span></text:span></text:p>
        </text:list-item>
      </text:list>
      <text:list xml:id="list1568672984" text:style-name="L39">
        <text:list-item>
          <text:p text:style-name="P286"><text:span text:style-name="Emphasis"><text:span text:style-name="T421">Propadlo v</text:span></text:span><text:span text:style-name="Emphasis"><text:span text:style-name="T419">ede co </text:span></text:span><text:span text:style-name="Emphasis"><text:span text:style-name="T618">C3</text:span></text:span><text:span text:style-name="Emphasis"><text:span text:style-name="T419">. </text:span></text:span><text:span text:style-name="Emphasis"><text:span text:style-name="T421">O</text:span></text:span><text:span text:style-name="Emphasis"><text:span text:style-name="T419">tevírá se stisknutím </text:span></text:span><text:span text:style-name="Emphasis"><text:span text:style-name="T421">vyleštěné</text:span></text:span><text:span text:style-name="Emphasis"><text:span text:style-name="T419"> hlavy žáby, která je </text:span></text:span><text:span text:style-name="Emphasis"><text:span text:style-name="T421">součástí</text:span></text:span><text:span text:style-name="Emphasis"><text:span text:style-name="T419"> reliéfu na m</text:span></text:span><text:span text:style-name="Emphasis"><text:span text:style-name="T420">egalitu</text:span></text:span><text:span text:style-name="Emphasis"><text:span text:style-name="T419"> vedle propadla.</text:span></text:span></text:p>
        </text:list-item>
      </text:list>
      <text:p text:style-name="P89"><text:span text:style-name="Emphasis"><text:span text:style-name="T397">▸<text:tab/></text:span></text:span><text:span text:style-name="Emphasis"><text:span text:style-name="T634">Oltář</text:span></text:span><text:span text:style-name="Emphasis"><text:span text:style-name="T396"> </text:span></text:span><text:span text:style-name="Emphasis"><text:span text:style-name="T412">je dut</text:span></text:span><text:span text:style-name="Emphasis"><text:span text:style-name="T413">ý</text:span></text:span><text:span text:style-name="Emphasis"><text:span text:style-name="T412"> kamenn</text:span></text:span><text:span text:style-name="Emphasis"><text:span text:style-name="T413">ý</text:span></text:span><text:span text:style-name="Emphasis"><text:span text:style-name="T412"> </text:span></text:span><text:span text:style-name="Emphasis"><text:span text:style-name="T413">kvádr zhruba metr dvacet vysoký, metr a půl široký a dva metry dlouhý</text:span></text:span><text:span text:style-name="Emphasis"><text:span text:style-name="T412">. </text:span></text:span><text:span text:style-name="Emphasis"><text:span text:style-name="T413">K</text:span></text:span><text:span text:style-name="Emphasis"><text:span text:style-name="T412">amenn</text:span></text:span><text:span text:style-name="Emphasis"><text:span text:style-name="T415">á</text:span></text:span><text:span text:style-name="Emphasis"><text:span text:style-name="T412"> desk</text:span></text:span><text:span text:style-name="Emphasis"><text:span text:style-name="T413">a</text:span></text:span><text:span text:style-name="Emphasis"><text:span text:style-name="T412"> s reliéfy žab v každém z rohů, </text:span></text:span><text:span text:style-name="Emphasis"><text:span text:style-name="T413">která </text:span></text:span><text:span text:style-name="Emphasis"><text:span text:style-name="T460">jej původně zakrývala</text:span></text:span><text:span text:style-name="Emphasis"><text:span text:style-name="T413">, je teď o něj opřená</text:span></text:span><text:span text:style-name="Emphasis"><text:span text:style-name="T412">. </text:span></text:span><text:span text:style-name="Emphasis"><text:span text:style-name="T418">Zevnitř vyčuhují dvě zhruba půl metru dlouhé, chlupaté tyče (konce tykadel </text:span></text:span><text:span text:style-name="Emphasis"><text:span text:style-name="T670">rzivého netvora</text:span></text:span><text:span text:style-name="Emphasis"><text:span text:style-name="T418">).</text:span></text:span></text:p>
      <text:list xml:id="list3939114458" text:style-name="L40">
        <text:list-header>
          <text:p text:style-name="P287"><text:soft-page-break/><text:span text:style-name="Emphasis"><text:span text:style-name="T608">⚔</text:span></text:span><text:span text:style-name="Emphasis"><text:span text:style-name="T414"> </text:span></text:span><text:span text:style-name="Emphasis"><text:span text:style-name="T413">Uvnitř je</text:span></text:span><text:span text:style-name="Emphasis"><text:span text:style-name="T396"> </text:span></text:span><text:span text:style-name="Emphasis"><text:span text:style-name="T665">rzivý netvor</text:span></text:span><text:span text:style-name="Emphasis"><text:span text:style-name="T396"> </text:span></text:span><text:span text:style-name="Emphasis"><text:span text:style-name="T413">(karta)</text:span></text:span><text:span text:style-name="Emphasis"><text:span text:style-name="T396">. Pokud mají postavy </text:span></text:span><text:span text:style-name="Emphasis"><text:span text:style-name="T669">zlatou sošku žáby</text:span></text:span><text:span text:style-name="Emphasis"><text:span text:style-name="T396">, zůstane spát. V opačném případě se na ně vrhne </text:span></text:span><text:span text:style-name="Emphasis"><text:span text:style-name="T461">(navíc s výhodou za překvapení, pokud to postavy nečekají)</text:span></text:span><text:span text:style-name="Emphasis"><text:span text:style-name="T396">.</text:span></text:span></text:p>
          <text:list>
            <text:list-item>
              <text:p text:style-name="P288"><text:span text:style-name="Emphasis"><text:span text:style-name="T416">Netvor je velmi nebezpečný – za úspěch se může jedním ze svých tykadel dotknout něčeho kovového </text:span></text:span><text:span text:style-name="Emphasis"><text:span text:style-name="T417">(</text:span></text:span><text:span text:style-name="Emphasis"><text:span text:style-name="T416">zbraně, zbroje a podobně</text:span></text:span><text:span text:style-name="Emphasis"><text:span text:style-name="T417">)</text:span></text:span><text:span text:style-name="Emphasis"><text:span text:style-name="T416"> a změnit to v hromádku rzi.</text:span></text:span></text:p>
            </text:list-item>
            <text:list-item>
              <text:p text:style-name="P289"><text:span text:style-name="Emphasis"><text:span text:style-name="T396">Netvor neopustí chrám (leda by ho postavy shodily dolů).</text:span></text:span></text:p>
            </text:list-item>
            <text:list-item>
              <text:p text:style-name="P219">Alchymista může z <text:span text:style-name="T831">tykadel</text:span> mrtvého <text:span text:style-name="T831">rzivého netvora</text:span> <text:span text:style-name="T830">vytěžit</text:span> <text:span text:style-name="T831">3</text:span> <text:span text:style-name="T830">magy a vyrobit </text:span><text:span text:style-name="T138">rzivý prach</text:span><text:span text:style-name="T830"> (karta).</text:span></text:p>
              <text:list>
                <text:list-item>
                  <text:p text:style-name="P221"><text:span text:style-name="Emphasis"><text:span text:style-name="T582">Na výrobu </text:span></text:span><text:span text:style-name="Emphasis"><text:span text:style-name="T583">rzivého prachu</text:span></text:span><text:span text:style-name="Emphasis"><text:span text:style-name="T582"> nemusí znát recept.</text:span></text:span></text:p>
                </text:list-item>
              </text:list>
            </text:list-item>
          </text:list>
        </text:list-header>
      </text:list>
      <text:h text:style-name="P185" text:outline-level="3">C<text:span text:style-name="T809">3</text:span> – Schody uvnitř kamenného bloku</text:h>
      <text:p text:style-name="P127">⬤<text:tab/>Je zde tma.</text:p>
      <text:p text:style-name="P74">Zele<text:span text:style-name="T739">ně nakreslená</text:span> místnost <text:span text:style-name="T220">(C</text:span><text:span text:style-name="T226">4</text:span><text:span text:style-name="T220">)</text:span> je za dalšími tajnými dveřmi. Nekresli ji <text:span text:style-name="T740">hráčům</text:span>, dokud je postavy nenajdou.</text:p>
      <text:p text:style-name="P113"><text:span text:style-name="T108">Místnost i schody jsou tesané dovnitř kamenného bloku, na kterém stojí chrám. </text:span><text:span text:style-name="T111">Na stěně naproti schodům je reliéf zobrazující </text:span><text:span text:style-name="Emphasis"><text:span text:style-name="T672">humanoid</text:span></text:span><text:span text:style-name="Emphasis"><text:span text:style-name="T673">a</text:span></text:span><text:span text:style-name="Emphasis"><text:span text:style-name="T672"> s žabíma očima </text:span></text:span><text:span text:style-name="Emphasis"><text:span text:style-name="T679">a náhrdelníkem na krku</text:span></text:span><text:span text:style-name="Emphasis"><text:span text:style-name="T672"> </text:span></text:span><text:span text:style-name="Emphasis"><text:span text:style-name="T674">klečícího před</text:span></text:span><text:span text:style-name="Emphasis"><text:span text:style-name="T675"> </text:span></text:span><text:span text:style-name="Emphasis"><text:span text:style-name="T676">velký</text:span></text:span><text:span text:style-name="Emphasis"><text:span text:style-name="T674">m</text:span></text:span><text:span text:style-name="Emphasis"><text:span text:style-name="T677"> oltář</text:span></text:span><text:span text:style-name="Emphasis"><text:span text:style-name="T674">em.</text:span></text:span><text:span text:style-name="Emphasis"><text:span text:style-name="T678"> </text:span></text:span><text:span text:style-name="Emphasis"><text:span text:style-name="T679">N</text:span></text:span><text:span text:style-name="Emphasis"><text:span text:style-name="T678">a otevřené dlani natažené ruky mu sedí </text:span></text:span><text:span text:style-name="Emphasis"><text:span text:style-name="T704">žába</text:span></text:span><text:span text:style-name="Emphasis"><text:span text:style-name="T678">. </text:span></text:span><text:span text:style-name="Emphasis"><text:span text:style-name="T680">Ostatní stěny jsou holé.</text:span></text:span></text:p>
      <text:p text:style-name="P75"><text:span text:style-name="Emphasis"><text:span text:style-name="T571">👣<text:tab/></text:span></text:span><text:span text:style-name="Emphasis"><text:span text:style-name="T699">(stopování)</text:span></text:span><text:span text:style-name="Emphasis"><text:span text:style-name="T572"> </text:span></text:span><text:span text:style-name="Emphasis"><text:span text:style-name="T573">Nejsou tu žádné stopy</text:span></text:span><text:span text:style-name="Emphasis"><text:span text:style-name="T574">.</text:span></text:span></text:p>
      <text:p text:style-name="P113"><text:span text:style-name="Emphasis"><text:span text:style-name="T442">Dveře </text:span></text:span><text:span text:style-name="Emphasis"><text:span text:style-name="T443">do</text:span></text:span><text:span text:style-name="Emphasis"><text:span text:style-name="T442"> jeskyně a poklop na plošinu s chrámem se otevírají pákami ve stěně </text:span></text:span><text:span text:style-name="Emphasis"><text:span text:style-name="T455">vždy vedle příslušných dveří</text:span></text:span><text:span text:style-name="Emphasis"><text:span text:style-name="T442"> </text:span></text:span><text:span text:style-name="Emphasis"><text:span text:style-name="T444">(z této strany tyto vstupy nejsou tajné)</text:span></text:span><text:span text:style-name="Emphasis"><text:span text:style-name="T442">.</text:span></text:span></text:p>
      <text:p text:style-name="P91"><text:soft-page-break/><text:span text:style-name="Emphasis"><text:span text:style-name="T397">▸<text:tab/></text:span></text:span><text:span text:style-name="Emphasis"><text:span text:style-name="T445">T</text:span></text:span><text:span text:style-name="Emphasis"><text:span text:style-name="T446">ato</text:span></text:span><text:span text:style-name="Emphasis"><text:span text:style-name="T445"> </text:span></text:span><text:span text:style-name="Emphasis"><text:span text:style-name="T639">žáb</text:span></text:span><text:span text:style-name="Emphasis"><text:span text:style-name="T641">a</text:span></text:span><text:span text:style-name="Emphasis"><text:span text:style-name="T436"> se </text:span></text:span><text:span text:style-name="Emphasis"><text:span text:style-name="T445">ne</text:span></text:span><text:span text:style-name="Emphasis"><text:span text:style-name="T436">leskne</text:span></text:span><text:span text:style-name="Emphasis"><text:span text:style-name="T445">, protože do pokladnice se tak často nechodilo</text:span></text:span><text:span text:style-name="Emphasis"><text:span text:style-name="T436">. Je</text:span></text:span><text:span text:style-name="Emphasis"><text:span text:style-name="T447">jí</text:span></text:span><text:span text:style-name="Emphasis"><text:span text:style-name="T436"> zmačknutí otevře tajné dveře do </text:span></text:span><text:span text:style-name="Emphasis"><text:span text:style-name="T627">C</text:span></text:span><text:span text:style-name="Emphasis"><text:span text:style-name="T628">4</text:span></text:span><text:span text:style-name="Emphasis"><text:span text:style-name="T438">.</text:span></text:span></text:p>
      <text:h text:style-name="Heading_20_3" text:outline-level="3"><text:span text:style-name="Emphasis"><text:span text:style-name="T145">C</text:span></text:span><text:span text:style-name="Emphasis"><text:span text:style-name="T171">4</text:span></text:span><text:span text:style-name="Emphasis"><text:span text:style-name="T145"> – </text:span></text:span><text:span text:style-name="Emphasis"><text:span text:style-name="T153">P</text:span></text:span><text:span text:style-name="Emphasis"><text:span text:style-name="T145">okladnice</text:span></text:span></text:h>
      <text:p text:style-name="P10"><text:span text:style-name="Emphasis"><text:span text:style-name="T278">⬤<text:tab/>Je zde tma.</text:span></text:span></text:p>
      <text:p text:style-name="P114"><text:span text:style-name="Emphasis"><text:span text:style-name="T682">Tajné dveře se otevírají do mal</text:span></text:span><text:span text:style-name="Emphasis"><text:span text:style-name="T683">é</text:span></text:span><text:span text:style-name="Emphasis"><text:span text:style-name="T682"> místnůstk</text:span></text:span><text:span text:style-name="Emphasis"><text:span text:style-name="T683">y</text:span></text:span><text:span text:style-name="Emphasis"><text:span text:style-name="T682"> s kamenným stolem u stěny naproti dveřím. Na stole je hromada lesklých mušlí, </text:span></text:span><text:span text:style-name="Emphasis"><text:span text:style-name="T463">zlatá soška žáby</text:span></text:span><text:span text:style-name="Emphasis"><text:span text:style-name="T682"> (karta) a </text:span></text:span><text:span text:style-name="Emphasis"><text:span text:style-name="T463">smaragdový náhrdelník</text:span></text:span><text:span text:style-name="Emphasis"><text:span text:style-name="T682"> (karta). Hned z</text:span></text:span><text:span text:style-name="Emphasis"><text:span text:style-name="T681">a dveřmi je na zemi postavená kamenná olejová </text:span></text:span><text:span text:style-name="Emphasis"><text:span text:style-name="T705">lampička</text:span></text:span><text:span text:style-name="Emphasis"><text:span text:style-name="T681">.</text:span></text:span></text:p>
      <text:p text:style-name="P75"><text:span text:style-name="Emphasis"><text:span text:style-name="T571">👣<text:tab/></text:span></text:span><text:span text:style-name="Emphasis"><text:span text:style-name="T699">(stopování)</text:span></text:span><text:span text:style-name="Emphasis"><text:span text:style-name="T572"> </text:span></text:span><text:span text:style-name="Emphasis"><text:span text:style-name="T573">Nejsou tu žádné stopy</text:span></text:span><text:span text:style-name="Emphasis"><text:span text:style-name="T574">.</text:span></text:span></text:p>
      <text:p text:style-name="P90"><text:span text:style-name="Emphasis"><text:span text:style-name="T397">▸<text:tab/></text:span></text:span><text:span text:style-name="Emphasis"><text:span text:style-name="T462">Olej v </text:span></text:span><text:span text:style-name="Emphasis"><text:span text:style-name="T634">l</text:span></text:span><text:span text:style-name="Emphasis"><text:span text:style-name="T643">ampičce</text:span></text:span><text:span text:style-name="Emphasis"><text:span text:style-name="T396"> </text:span></text:span><text:span text:style-name="Emphasis"><text:span text:style-name="T462">už dávno vyschnul a knot se rozpadl v prach.</text:span></text:span></text:p>
      <text:h text:style-name="P193" text:outline-level="1"><text:bookmark-start text:name="__RefHeading___Toc13857_1990953305"/><text:span text:style-name="T5">K</text:span><text:span text:style-name="T4">onec dobrodružství</text:span><text:bookmark-end text:name="__RefHeading___Toc13857_1990953305"/></text:h>
      <text:p text:style-name="P92"><text:span text:style-name="T4">Dobrodružství </text:span><text:span text:style-name="T62">s</text:span><text:span text:style-name="T4">končí, </text:span><text:span text:style-name="T74">až</text:span><text:span text:style-name="T4"> když se </text:span><text:span text:style-name="T63">pro to hráči rozhodnou. </text:span><text:span text:style-name="T83">P</text:span><text:span text:style-name="T75">okud už ale v⁠ podzemí nic zajímavého není, tak jim to řekni, nenech je marně hledat</text:span><text:span text:style-name="T4">.</text:span></text:p>
      <text:list xml:id="list2836595333" text:style-name="L41">
        <text:list-item>
          <text:p text:style-name="P290"><text:span text:style-name="T4">Před </text:span><text:span text:style-name="T64">koncem hry ještě</text:span><text:span text:style-name="T4"> </text:span><text:span text:style-name="T70">odehrajte</text:span><text:span text:style-name="T4"> prodej </text:span><text:span text:style-name="T71">nalezených pokladů </text:span><text:span text:style-name="T4">(viz </text:span><text:span text:style-name="T65">Cen</text:span><text:span text:style-name="T66">a pokladů</text:span><text:span text:style-name="T4">)</text:span><text:span text:style-name="T61">.</text:span></text:p>
          <text:list>
            <text:list-item>
              <text:p text:style-name="P291"><text:span text:style-name="T61">N</text:span><text:span text:style-name="T4">emusíte to hrát v⁠ roli, stačí posčítat ceny </text:span><text:span text:style-name="T80">věcí</text:span><text:span text:style-name="T76">, které se hráči rozhodnou prodat</text:span><text:span text:style-name="T4">.</text:span></text:p>
            </text:list-item>
            <text:list-item>
              <text:p text:style-name="P291"><text:span text:style-name="T4">Udělej</text:span><text:span text:style-name="T81">te</text:span><text:span text:style-name="T4"> to i⁠ v⁠ případě, že s⁠ těmito postavami neplánujete hrát další dobrodružství – </text:span><text:span text:style-name="T72">ocenit nalezené poklady je důležité, </text:span><text:span text:style-name="T77">jsou to v⁠ podstatě vítězné body</text:span><text:span text:style-name="T72">.</text:span></text:p>
            </text:list-item>
          </text:list>
        </text:list-item>
        <text:list-item>
          <text:p text:style-name="P290"><text:span text:style-name="T62">Pokud plánujete se stejnými postavami pokračovat do dalších dobrodružství, můžete rovnou </text:span><text:span text:style-name="T73">odehrát</text:span><text:span text:style-name="T62"> i⁠ nákupy </text:span><text:span text:style-name="T82">(nové zbraně, zbroje a podobně)</text:span><text:span text:style-name="T4">.</text:span></text:p>
        </text:list-item>
      </text:list>
      <text:h text:style-name="P188" text:outline-level="2"><text:bookmark-start text:name="__RefHeading___Toc5831_1424409582"/>Cena pokladů<text:bookmark-end text:name="__RefHeading___Toc5831_1424409582"/></text:h>
      <text:p text:style-name="P93">Prodávat magické předměty je problematické – ve městě, odkud postavy pochází, totiž nikdo o⁠ existenci magie neví a⁠ výjimkou lektvarů nikdo kromě postav tyto předměty nedokáže použít. Pokud budou hráči trvat na tom, že <text:span text:style-name="T721">je</text:span> prodají, <text:span text:style-name="T232">cenu urči hodem šestistěnnou kostkou (viz </text:span><text:span text:style-name="T201">Prodejní cena předmětů</text:span><text:span text:style-name="T192">, </text:span><text:span text:style-name="T193">jsou uvedené kurzívou</text:span><text:span text:style-name="T232">)</text:span>.<text:line-break/><text:tab/><text:span text:style-name="T720">Klíče samy o⁠ sobě nemají prakticky žádnou cenu, v⁠ tabulce proto </text:span><text:soft-page-break/><text:span text:style-name="T720">nejsou. U⁠ zámků se cena liší podle toho, jestli jsou i⁠ s⁠ klíčem nebo bez něj.</text:span><text:line-break/><text:tab/><text:span text:style-name="T79">Když</text:span><text:span text:style-name="T231"> budou cht</text:span><text:span text:style-name="T78">ít hráči prodat něco, co není na seznamu, cenu odhadni.</text:span></text:p>
      <text:p text:style-name="P137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141">Prodejní cena předmětů</text:p>
          </table:table-cell>
          <table:covered-table-cell/>
        </table:table-row>
        <table:table-row>
          <table:table-cell table:style-name="Tabulka1.A2" office:value-type="string">
            <text:p text:style-name="P144"><text:span text:style-name="T774">Z</text:span>latá soška žáby <text:span text:style-name="T755">(karta)</text:span></text:p>
          </table:table-cell>
          <table:table-cell table:style-name="Tabulka1.A2" office:value-type="string">
            <text:p text:style-name="P149">15 zl</text:p>
          </table:table-cell>
        </table:table-row>
        <table:table-row>
          <table:table-cell table:style-name="Tabulka1.A2" office:value-type="string">
            <text:p text:style-name="P157"><text:span text:style-name="T774">S</text:span>maragdový náhrdelník<text:span text:style-name="T220"> </text:span><text:span text:style-name="T222">(karta)</text:span></text:p>
          </table:table-cell>
          <table:table-cell table:style-name="Tabulka1.A2" office:value-type="string">
            <text:p text:style-name="P156">8 zl</text:p>
          </table:table-cell>
        </table:table-row>
        <table:table-row>
          <table:table-cell table:style-name="Tabulka1.A2" office:value-type="string">
            <text:p text:style-name="P158"><text:span text:style-name="T774">M</text:span>alý stříbrný ingot<text:span text:style-name="T221"> </text:span><text:span text:style-name="T220">(karta)</text:span></text:p>
          </table:table-cell>
          <table:table-cell table:style-name="Tabulka1.A2" office:value-type="string">
            <text:p text:style-name="P159">4 zl</text:p>
          </table:table-cell>
        </table:table-row>
        <table:table-row>
          <table:table-cell table:style-name="Tabulka1.A2" office:value-type="string">
            <text:p text:style-name="P160">Stříbrný kroužek</text:p>
          </table:table-cell>
          <table:table-cell table:style-name="Tabulka1.A2" office:value-type="string">
            <text:p text:style-name="P161"><text:span text:style-name="T788">5</text:span> <text:span text:style-name="T788">st</text:span></text:p>
          </table:table-cell>
        </table:table-row>
        <table:table-row>
          <table:table-cell table:style-name="Tabulka1.A2" office:value-type="string">
            <text:p text:style-name="P145">Výtažek ze zlobří krve (za dávku)</text:p>
          </table:table-cell>
          <table:table-cell table:style-name="Tabulka1.A2" office:value-type="string">
            <text:p text:style-name="P151">3 zl</text:p>
          </table:table-cell>
        </table:table-row>
        <table:table-row>
          <table:table-cell table:style-name="Tabulka1.A2" office:value-type="string">
            <text:p text:style-name="P162">Výtažek z masožravé houby (za dávku)</text:p>
          </table:table-cell>
          <table:table-cell table:style-name="Tabulka1.A2" office:value-type="string">
            <text:p text:style-name="P163">2,5 zl</text:p>
          </table:table-cell>
        </table:table-row>
        <table:table-row>
          <table:table-cell table:style-name="Tabulka1.A2" office:value-type="string">
            <text:p text:style-name="P143"/>
          </table:table-cell>
          <table:table-cell table:style-name="Tabulka1.A2" office:value-type="string">
            <text:p text:style-name="P146"/>
          </table:table-cell>
        </table:table-row>
        <table:table-row>
          <table:table-cell table:style-name="Tabulka1.A2" office:value-type="string">
            <text:p text:style-name="P143"/>
          </table:table-cell>
          <table:table-cell table:style-name="Tabulka1.A2" office:value-type="string">
            <text:p text:style-name="P146"/>
          </table:table-cell>
        </table:table-row>
        <table:table-row>
          <table:table-cell table:style-name="Tabulka1.A2" office:value-type="string">
            <text:p text:style-name="P142"/>
          </table:table-cell>
          <table:table-cell table:style-name="Tabulka1.A2" office:value-type="string">
            <text:p text:style-name="P148"/>
          </table:table-cell>
        </table:table-row>
        <table:table-row>
          <table:table-cell table:style-name="Tabulka1.A2" office:value-type="string">
            <text:p text:style-name="P137"/>
          </table:table-cell>
          <table:table-cell table:style-name="Tabulka1.A2" office:value-type="string">
            <text:p text:style-name="P152"/>
          </table:table-cell>
        </table:table-row>
        <table:table-row>
          <table:table-cell table:style-name="Tabulka1.A2" office:value-type="string">
            <text:p text:style-name="P137"/>
          </table:table-cell>
          <table:table-cell table:style-name="Tabulka1.A2" office:value-type="string">
            <text:p text:style-name="P152"/>
          </table:table-cell>
        </table:table-row>
        <table:table-row>
          <table:table-cell table:style-name="Tabulka1.A2" office:value-type="string">
            <text:p text:style-name="P137"/>
          </table:table-cell>
          <table:table-cell table:style-name="Tabulka1.A2" office:value-type="string">
            <text:p text:style-name="P153"/>
          </table:table-cell>
        </table:table-row>
        <table:table-row>
          <table:table-cell table:style-name="Tabulka1.A2" office:value-type="string">
            <text:p text:style-name="P143"/>
          </table:table-cell>
          <table:table-cell table:style-name="Tabulka1.A2" office:value-type="string">
            <text:p text:style-name="P147"/>
          </table:table-cell>
        </table:table-row>
        <table:table-row>
          <table:table-cell table:style-name="Tabulka1.A2" office:value-type="string">
            <text:p text:style-name="P137"/>
          </table:table-cell>
          <table:table-cell table:style-name="Tabulka1.A2" office:value-type="string">
            <text:p text:style-name="P139"/>
          </table:table-cell>
        </table:table-row>
        <table:table-row>
          <table:table-cell table:style-name="Tabulka1.A2" office:value-type="string">
            <text:p text:style-name="P138"/>
          </table:table-cell>
          <table:table-cell table:style-name="Tabulka1.A2" office:value-type="string">
            <text:p text:style-name="P140"/>
          </table:table-cell>
        </table:table-row>
        <table:table-row>
          <table:table-cell table:style-name="Tabulka1.A17" office:value-type="string">
            <text:p text:style-name="P155"/>
          </table:table-cell>
          <table:table-cell table:style-name="Tabulka1.A17" office:value-type="string">
            <text:p text:style-name="P154"/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7</text:page-number></text:p>
      </style:header>
      <style:header-left>
        <text:p text:style-name="MP2"><text:page-number text:select-page="current">38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9T16:55:45.482000000</dc:date>
    <meta:editing-cycles>15723</meta:editing-cycles>
    <meta:editing-duration>P44DT17H38M54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1" meta:image-count="0" meta:object-count="0" meta:page-count="38" meta:paragraph-count="376" meta:word-count="6650" meta:character-count="38643" meta:non-whitespace-character-count="32456"/>
  </office:meta>
</office:document-meta>
</file>